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0.5835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6953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878in"/>
    </style:style>
    <style:style style:name="co11" style:family="table-column">
      <style:table-column-properties fo:break-before="auto" style:column-width="0.5689in"/>
    </style:style>
    <style:style style:name="co12" style:family="table-column">
      <style:table-column-properties fo:break-before="auto" style:column-width="0.702in"/>
    </style:style>
    <style:style style:name="co13" style:family="table-column">
      <style:table-column-properties fo:break-before="auto" style:column-width="0.8563in"/>
    </style:style>
    <style:style style:name="co14" style:family="table-column">
      <style:table-column-properties fo:break-before="auto" style:column-width="0.6043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0" style:apply-style-name="Untitled2" style:base-cell-address="output.B2"/>
      <style:map style:condition="cell-content()&lt;0" style:apply-style-name="Untitled1" style:base-cell-address="output.B2"/>
      <style:map style:condition="cell-content()=0" style:apply-style-name="Untitled3" style:base-cell-address="output.B2"/>
    </style:style>
    <style:style style:name="ce3" style:family="table-cell" style:parent-style-name="Default">
      <style:text-properties fo:font-weight="normal" style:font-weight-asian="normal" style:font-weight-complex="normal"/>
      <style:map style:condition="cell-content()&gt;0" style:apply-style-name="Untitled2" style:base-cell-address="output.B2"/>
      <style:map style:condition="cell-content()&lt;0" style:apply-style-name="Untitled1" style:base-cell-address="output.B2"/>
      <style:map style:condition="cell-content()=0" style:apply-style-name="Untitled3" style:base-cell-address="output.B2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&gt;0" style:apply-style-name="Untitled2" style:base-cell-address="output.B2"/>
      <style:map style:condition="cell-content()&lt;0" style:apply-style-name="Untitled1" style:base-cell-address="output.B2"/>
      <style:map style:condition="cell-content()=0" style:apply-style-name="Untitled3" style:base-cell-address="output.B2"/>
    </style:style>
    <style:style style:name="ce11" style:family="table-cell" style:parent-style-name="Default">
      <style:text-properties fo:font-weight="normal" style:font-weight-asian="normal" style:font-weight-complex="normal"/>
      <style:map style:condition="cell-content()&gt;0" style:apply-style-name="Untitled2" style:base-cell-address="output.B2"/>
      <style:map style:condition="cell-content()&lt;0" style:apply-style-name="Untitled1" style:base-cell-address="output.B2"/>
      <style:map style:condition="cell-content()=0" style:apply-style-name="Untitled3" style:base-cell-address="output.B2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6" table:default-cell-style-name="ce12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16335" table:default-cell-style-name="Default"/>
        <table:table-row table:style-name="ro1">
          <table:table-cell/>
          <table:table-cell table:style-name="ce9" office:value-type="string" calcext:value-type="string">
            <text:p>Aatrox</text:p>
          </table:table-cell>
          <table:table-cell table:style-name="ce9" office:value-type="string" calcext:value-type="string">
            <text:p>Akali</text:p>
          </table:table-cell>
          <table:table-cell table:style-name="ce9" office:value-type="string" calcext:value-type="string">
            <text:p>Camille</text:p>
          </table:table-cell>
          <table:table-cell table:style-name="ce9" office:value-type="string" calcext:value-type="string">
            <text:p>Cho'Gath</text:p>
          </table:table-cell>
          <table:table-cell table:style-name="ce9" office:value-type="string" calcext:value-type="string">
            <text:p>Darius</text:p>
          </table:table-cell>
          <table:table-cell table:style-name="ce9" office:value-type="string" calcext:value-type="string">
            <text:p>Dr. Mundo</text:p>
          </table:table-cell>
          <table:table-cell table:style-name="ce9" office:value-type="string" calcext:value-type="string">
            <text:p>Fiora</text:p>
          </table:table-cell>
          <table:table-cell table:style-name="ce9" office:value-type="string" calcext:value-type="string">
            <text:p>Gangplank</text:p>
          </table:table-cell>
          <table:table-cell table:style-name="ce9" office:value-type="string" calcext:value-type="string">
            <text:p>Garen</text:p>
          </table:table-cell>
          <table:table-cell table:style-name="ce9" office:value-type="string" calcext:value-type="string">
            <text:p>Gnar</text:p>
          </table:table-cell>
          <table:table-cell table:style-name="ce9" office:value-type="string" calcext:value-type="string">
            <text:p>Gragas</text:p>
          </table:table-cell>
          <table:table-cell table:style-name="ce9" office:value-type="string" calcext:value-type="string">
            <text:p>Irelia</text:p>
          </table:table-cell>
          <table:table-cell table:style-name="ce9" office:value-type="string" calcext:value-type="string">
            <text:p>Illaoi</text:p>
          </table:table-cell>
          <table:table-cell table:style-name="ce9" office:value-type="string" calcext:value-type="string">
            <text:p>Jax</text:p>
          </table:table-cell>
          <table:table-cell table:style-name="ce9" office:value-type="string" calcext:value-type="string">
            <text:p>Jayce</text:p>
          </table:table-cell>
          <table:table-cell table:style-name="ce9" office:value-type="string" calcext:value-type="string">
            <text:p>Kennen</text:p>
          </table:table-cell>
          <table:table-cell table:style-name="ce9" office:value-type="string" calcext:value-type="string">
            <text:p>Kled</text:p>
          </table:table-cell>
          <table:table-cell table:style-name="ce9" office:value-type="string" calcext:value-type="string">
            <text:p>K'Sante</text:p>
          </table:table-cell>
          <table:table-cell table:style-name="ce9" office:value-type="string" calcext:value-type="string">
            <text:p>Malphite</text:p>
          </table:table-cell>
          <table:table-cell table:style-name="ce9" office:value-type="string" calcext:value-type="string">
            <text:p>Maokai</text:p>
          </table:table-cell>
          <table:table-cell table:style-name="ce9" office:value-type="string" calcext:value-type="string">
            <text:p>Mordekaiser</text:p>
          </table:table-cell>
          <table:table-cell table:style-name="ce9" office:value-type="string" calcext:value-type="string">
            <text:p>Nasus</text:p>
          </table:table-cell>
          <table:table-cell table:style-name="ce9" office:value-type="string" calcext:value-type="string">
            <text:p>Ornn</text:p>
          </table:table-cell>
          <table:table-cell table:style-name="ce9" office:value-type="string" calcext:value-type="string">
            <text:p>Pantheon</text:p>
          </table:table-cell>
          <table:table-cell table:style-name="ce9" office:value-type="string" calcext:value-type="string">
            <text:p>Poppy</text:p>
          </table:table-cell>
          <table:table-cell table:style-name="ce9" office:value-type="string" calcext:value-type="string">
            <text:p>Quinn</text:p>
          </table:table-cell>
          <table:table-cell table:style-name="ce9" office:value-type="string" calcext:value-type="string">
            <text:p>Renekton</text:p>
          </table:table-cell>
          <table:table-cell table:style-name="ce9" office:value-type="string" calcext:value-type="string">
            <text:p>Rengar</text:p>
          </table:table-cell>
          <table:table-cell table:style-name="ce9" office:value-type="string" calcext:value-type="string">
            <text:p>Riven</text:p>
          </table:table-cell>
          <table:table-cell table:style-name="ce9" office:value-type="string" calcext:value-type="string">
            <text:p>Sett</text:p>
          </table:table-cell>
          <table:table-cell table:style-name="ce9" office:value-type="string" calcext:value-type="string">
            <text:p>Shen</text:p>
          </table:table-cell>
          <table:table-cell table:style-name="ce9" office:value-type="string" calcext:value-type="string">
            <text:p>Singed</text:p>
          </table:table-cell>
          <table:table-cell table:style-name="ce9" office:value-type="string" calcext:value-type="string">
            <text:p>Sion</text:p>
          </table:table-cell>
          <table:table-cell table:style-name="ce9" office:value-type="string" calcext:value-type="string">
            <text:p>Teemo</text:p>
          </table:table-cell>
          <table:table-cell table:style-name="ce9" office:value-type="string" calcext:value-type="string">
            <text:p>Trundle</text:p>
          </table:table-cell>
          <table:table-cell table:style-name="ce9" office:value-type="string" calcext:value-type="string">
            <text:p>Tryndamere</text:p>
          </table:table-cell>
          <table:table-cell table:style-name="ce9" office:value-type="string" calcext:value-type="string">
            <text:p>Urgot</text:p>
          </table:table-cell>
          <table:table-cell table:style-name="ce9" office:value-type="string" calcext:value-type="string">
            <text:p>Vladimir</text:p>
          </table:table-cell>
          <table:table-cell table:style-name="ce9" office:value-type="string" calcext:value-type="string">
            <text:p>Volibear</text:p>
          </table:table-cell>
          <table:table-cell table:style-name="ce9" office:value-type="string" calcext:value-type="string">
            <text:p>Warwick</text:p>
          </table:table-cell>
          <table:table-cell table:style-name="ce9" office:value-type="string" calcext:value-type="string">
            <text:p>Wukong</text:p>
          </table:table-cell>
          <table:table-cell table:style-name="ce9" office:value-type="string" calcext:value-type="string">
            <text:p>Yasuo</text:p>
          </table:table-cell>
          <table:table-cell table:style-name="ce9" office:value-type="string" calcext:value-type="string">
            <text:p>Yorick</text:p>
          </table:table-cell>
          <table:table-cell table:style-name="ce9" office:value-type="string" calcext:value-type="string">
            <text:p>Zac</text:p>
          </table:table-cell>
          <table:table-cell table:style-name="ce9" office:value-type="string" calcext:value-type="string">
            <text:p>Sum With</text:p>
          </table:table-cell>
          <table:table-cell table:style-name="ce9" office:value-type="string" calcext:value-type="string">
            <text:p>Counters</text:p>
          </table:table-cell>
          <table:table-cell table:style-name="ce9" office:value-type="string" calcext:value-type="string">
            <text:p>Countered</text:p>
          </table:table-cell>
          <table:table-cell table:style-name="ce9" office:value-type="string" calcext:value-type="string">
            <text:p>Win Matchup Perc</text:p>
          </table:table-cell>
          <table:table-cell table:style-name="ce9" table:number-columns-repeated="16335"/>
        </table:table-row>
        <table:table-row table:style-name="ro2">
          <table:table-cell office:value-type="string" calcext:value-type="string">
            <text:p>Aatrox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54" calcext:value-type="float">
            <text:p>0.0654</text:p>
          </table:table-cell>
          <table:table-cell table:style-name="ce10" office:value-type="float" office:value="-0.0114" calcext:value-type="float">
            <text:p>-0.0114</text:p>
          </table:table-cell>
          <table:table-cell table:style-name="ce10" office:value-type="float" office:value="0.0164" calcext:value-type="float">
            <text:p>0.0164</text:p>
          </table:table-cell>
          <table:table-cell table:style-name="ce10" office:value-type="float" office:value="-0.0154" calcext:value-type="float">
            <text:p>-0.0154</text:p>
          </table:table-cell>
          <table:table-cell table:style-name="ce10" office:value-type="float" office:value="0.0263" calcext:value-type="float">
            <text:p>0.0263</text:p>
          </table:table-cell>
          <table:table-cell table:style-name="ce10" office:value-type="float" office:value="-0.0283" calcext:value-type="float">
            <text:p>-0.0283</text:p>
          </table:table-cell>
          <table:table-cell table:style-name="ce10" office:value-type="float" office:value="0.0268" calcext:value-type="float">
            <text:p>0.0268</text:p>
          </table:table-cell>
          <table:table-cell table:style-name="ce10" office:value-type="float" office:value="-0.0244" calcext:value-type="float">
            <text:p>-0.0244</text:p>
          </table:table-cell>
          <table:table-cell table:style-name="ce10" office:value-type="float" office:value="0.0175" calcext:value-type="float">
            <text:p>0.0175</text:p>
          </table:table-cell>
          <table:table-cell table:style-name="ce10" office:value-type="float" office:value="0.0476" calcext:value-type="float">
            <text:p>0.0476</text:p>
          </table:table-cell>
          <table:table-cell table:style-name="ce10" office:value-type="float" office:value="-0.0397" calcext:value-type="float">
            <text:p>-0.0397</text:p>
          </table:table-cell>
          <table:table-cell table:style-name="ce10" office:value-type="float" office:value="-0.0208" calcext:value-type="float">
            <text:p>-0.0208</text:p>
          </table:table-cell>
          <table:table-cell table:style-name="ce10" office:value-type="float" office:value="0.0151" calcext:value-type="float">
            <text:p>0.01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07" calcext:value-type="float">
            <text:p>0.0107</text:p>
          </table:table-cell>
          <table:table-cell table:style-name="ce10" office:value-type="float" office:value="-0.0266" calcext:value-type="float">
            <text:p>-0.0266</text:p>
          </table:table-cell>
          <table:table-cell table:style-name="ce10" office:value-type="float" office:value="0.0165" calcext:value-type="float">
            <text:p>0.0165</text:p>
          </table:table-cell>
          <table:table-cell table:style-name="ce10" office:value-type="float" office:value="-0.0292" calcext:value-type="float">
            <text:p>-0.029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2" calcext:value-type="float">
            <text:p>0.0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15" calcext:value-type="float">
            <text:p>-0.0215</text:p>
          </table:table-cell>
          <table:table-cell table:style-name="ce10" office:value-type="float" office:value="-0.0165" calcext:value-type="float">
            <text:p>-0.0165</text:p>
          </table:table-cell>
          <table:table-cell table:style-name="ce10" office:value-type="float" office:value="-0.0359" calcext:value-type="float">
            <text:p>-0.035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19" calcext:value-type="float">
            <text:p>0.0219</text:p>
          </table:table-cell>
          <table:table-cell table:style-name="ce10" office:value-type="float" office:value="0.0478" calcext:value-type="float">
            <text:p>0.0478</text:p>
          </table:table-cell>
          <table:table-cell table:style-name="ce10" office:value-type="float" office:value="-0.0558" calcext:value-type="float">
            <text:p>-0.0558</text:p>
          </table:table-cell>
          <table:table-cell table:style-name="ce10" office:value-type="float" office:value="0.0437" calcext:value-type="float">
            <text:p>0.0437</text:p>
          </table:table-cell>
          <table:table-cell table:style-name="ce10" office:value-type="float" office:value="0.0133" calcext:value-type="float">
            <text:p>0.0133</text:p>
          </table:table-cell>
          <table:table-cell table:style-name="ce10" office:value-type="float" office:value="0.0269" calcext:value-type="float">
            <text:p>0.0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4" calcext:value-type="float">
            <text:p>0.02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1" table:formula="of:=SUM([.B2:.AS2])" office:value-type="float" office:value="0.1514" calcext:value-type="float">
            <text:p>0.1514</text:p>
          </table:table-cell>
          <table:table-cell table:formula="of:=COUNTIF([.B2:.AT2]; &quot;&gt;0&quot;)" office:value-type="float" office:value="18" calcext:value-type="float">
            <text:p>18</text:p>
          </table:table-cell>
          <table:table-cell table:formula="of:=COUNTIF([.B2:.AT2]; &quot;&lt;0&quot;)" office:value-type="float" office:value="12" calcext:value-type="float">
            <text:p>12</text:p>
          </table:table-cell>
          <table:table-cell table:formula="of:=ROUND([.AU2]/[.AV2];1)" office:value-type="float" office:value="1.5" calcext:value-type="float">
            <text:p>1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Akali</text:p>
          </table:table-cell>
          <table:table-cell table:style-name="ce10" office:value-type="float" office:value="-0.0665" calcext:value-type="float">
            <text:p>-0.066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41" calcext:value-type="float">
            <text:p>0.03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42" calcext:value-type="float">
            <text:p>-0.0242</text:p>
          </table:table-cell>
          <table:table-cell table:style-name="ce10" office:value-type="float" office:value="0.0151" calcext:value-type="float">
            <text:p>0.0151</text:p>
          </table:table-cell>
          <table:table-cell table:style-name="ce10" office:value-type="float" office:value="-0.02" calcext:value-type="float">
            <text:p>-0.0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32" calcext:value-type="float">
            <text:p>0.01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8" calcext:value-type="float">
            <text:p>0.0218</text:p>
          </table:table-cell>
          <table:table-cell table:style-name="ce10" office:value-type="float" office:value="-0.0268" calcext:value-type="float">
            <text:p>-0.026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09" calcext:value-type="float">
            <text:p>-0.0309</text:p>
          </table:table-cell>
          <table:table-cell table:style-name="ce10" office:value-type="float" office:value="-0.1188" calcext:value-type="float">
            <text:p>-0.11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764" calcext:value-type="float">
            <text:p>-0.076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419" calcext:value-type="float">
            <text:p>0.04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787" calcext:value-type="float">
            <text:p>-0.078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228" calcext:value-type="float">
            <text:p>-0.022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3" calcext:value-type="float">
            <text:p>0.03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formula="of:=SUM([.B3:.AS3])" office:value-type="float" office:value="-0.3324" calcext:value-type="float">
            <text:p>-0.3324</text:p>
          </table:table-cell>
          <table:table-cell table:formula="of:=COUNTIF([.B3:.AT3]; &quot;&gt;0&quot;)" office:value-type="float" office:value="6" calcext:value-type="float">
            <text:p>6</text:p>
          </table:table-cell>
          <table:table-cell table:formula="of:=COUNTIF([.B3:.AT3]; &quot;&lt;0&quot;)" office:value-type="float" office:value="11" calcext:value-type="float">
            <text:p>11</text:p>
          </table:table-cell>
          <table:table-cell table:formula="of:=ROUND([.AU3]/[.AV3];1)" office:value-type="float" office:value="0.5" calcext:value-type="float">
            <text:p>0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Camille</text:p>
          </table:table-cell>
          <table:table-cell table:style-name="ce10" office:value-type="float" office:value="-0.0107" calcext:value-type="float">
            <text:p>-0.010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05" calcext:value-type="float">
            <text:p>-0.03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87" calcext:value-type="float">
            <text:p>-0.01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27" calcext:value-type="float">
            <text:p>0.03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14" calcext:value-type="float">
            <text:p>0.0614</text:p>
          </table:table-cell>
          <table:table-cell table:style-name="ce10" office:value-type="float" office:value="0.0144" calcext:value-type="float">
            <text:p>0.0144</text:p>
          </table:table-cell>
          <table:table-cell table:style-name="ce10" office:value-type="float" office:value="0.027" calcext:value-type="float">
            <text:p>0.027</text:p>
          </table:table-cell>
          <table:table-cell table:style-name="ce10" office:value-type="float" office:value="-0.0162" calcext:value-type="float">
            <text:p>-0.0162</text:p>
          </table:table-cell>
          <table:table-cell table:style-name="ce10" office:value-type="float" office:value="0.0493" calcext:value-type="float">
            <text:p>0.049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654" calcext:value-type="float">
            <text:p>-0.06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04" calcext:value-type="float">
            <text:p>-0.04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89" calcext:value-type="float">
            <text:p>-0.0489</text:p>
          </table:table-cell>
          <table:table-cell table:style-name="ce10" office:value-type="float" office:value="0.0141" calcext:value-type="float">
            <text:p>0.014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07" calcext:value-type="float">
            <text:p>0.0107</text:p>
          </table:table-cell>
          <table:table-cell table:style-name="ce10" office:value-type="float" office:value="0.0132" calcext:value-type="float">
            <text:p>0.01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15" calcext:value-type="float">
            <text:p>-0.02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4" calcext:value-type="float">
            <text:p>0.0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608" calcext:value-type="float">
            <text:p>-0.060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734" calcext:value-type="float">
            <text:p>0.0734</text:p>
          </table:table-cell>
          <table:table-cell table:style-name="ce10" office:value-type="float" office:value="-0.0155" calcext:value-type="float">
            <text:p>-0.01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66" calcext:value-type="float">
            <text:p>-0.036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387" calcext:value-type="float">
            <text:p>-0.0387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4:.AS4])" office:value-type="float" office:value="-0.0673" calcext:value-type="float">
            <text:p>-0.0673</text:p>
          </table:table-cell>
          <table:table-cell table:formula="of:=COUNTIF([.B4:.AT4]; &quot;&gt;0&quot;)" office:value-type="float" office:value="11" calcext:value-type="float">
            <text:p>11</text:p>
          </table:table-cell>
          <table:table-cell table:formula="of:=COUNTIF([.B4:.AT4]; &quot;&lt;0&quot;)" office:value-type="float" office:value="13" calcext:value-type="float">
            <text:p>13</text:p>
          </table:table-cell>
          <table:table-cell table:formula="of:=ROUND([.AU4]/[.AV4];1)" office:value-type="float" office:value="0.8" calcext:value-type="float">
            <text:p>0.8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Cho'Gath</text:p>
          </table:table-cell>
          <table:table-cell table:style-name="ce10" office:value-type="float" office:value="-0.0363" calcext:value-type="float">
            <text:p>-0.03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01" calcext:value-type="float">
            <text:p>0.03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7" calcext:value-type="float">
            <text:p>-0.0117</text:p>
          </table:table-cell>
          <table:table-cell table:style-name="ce10" office:value-type="float" office:value="-0.084" calcext:value-type="float">
            <text:p>-0.084</text:p>
          </table:table-cell>
          <table:table-cell table:style-name="ce10" office:value-type="float" office:value="-0.072" calcext:value-type="float">
            <text:p>-0.072</text:p>
          </table:table-cell>
          <table:table-cell table:style-name="ce10" office:value-type="float" office:value="0.0245" calcext:value-type="float">
            <text:p>0.02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42" calcext:value-type="float">
            <text:p>0.0442</text:p>
          </table:table-cell>
          <table:table-cell table:style-name="ce10" office:value-type="float" office:value="0.0586" calcext:value-type="float">
            <text:p>0.058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08" calcext:value-type="float">
            <text:p>0.0208</text:p>
          </table:table-cell>
          <table:table-cell table:style-name="ce10" office:value-type="float" office:value="0.015" calcext:value-type="float">
            <text:p>0.0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26" calcext:value-type="float">
            <text:p>0.0426</text:p>
          </table:table-cell>
          <table:table-cell table:style-name="ce10" office:value-type="float" office:value="0.0498" calcext:value-type="float">
            <text:p>0.04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7" calcext:value-type="float">
            <text:p>-0.0197</text:p>
          </table:table-cell>
          <table:table-cell table:style-name="ce10" office:value-type="float" office:value="0.0184" calcext:value-type="float">
            <text:p>0.0184</text:p>
          </table:table-cell>
          <table:table-cell table:style-name="ce10" office:value-type="float" office:value="-0.0183" calcext:value-type="float">
            <text:p>-0.018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31" calcext:value-type="float">
            <text:p>0.01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24" calcext:value-type="float">
            <text:p>-0.032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76" calcext:value-type="float">
            <text:p>0.0276</text:p>
          </table:table-cell>
          <table:table-cell table:style-name="ce10" office:value-type="float" office:value="0.0186" calcext:value-type="float">
            <text:p>0.0186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257" calcext:value-type="float">
            <text:p>0.025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formula="of:=SUM([.B5:.AS5])" office:value-type="float" office:value="0.1146" calcext:value-type="float">
            <text:p>0.1146</text:p>
          </table:table-cell>
          <table:table-cell table:formula="of:=COUNTIF([.B5:.AT5]; &quot;&gt;0&quot;)" office:value-type="float" office:value="14" calcext:value-type="float">
            <text:p>14</text:p>
          </table:table-cell>
          <table:table-cell table:formula="of:=COUNTIF([.B5:.AT5]; &quot;&lt;0&quot;)" office:value-type="float" office:value="7" calcext:value-type="float">
            <text:p>7</text:p>
          </table:table-cell>
          <table:table-cell table:formula="of:=ROUND([.AU5]/[.AV5];1)" office:value-type="float" office:value="2" calcext:value-type="float">
            <text:p>2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Dariu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7" calcext:value-type="float">
            <text:p>-0.01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33" calcext:value-type="float">
            <text:p>0.01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7" calcext:value-type="float">
            <text:p>-0.047</text:p>
          </table:table-cell>
          <table:table-cell table:style-name="ce10" office:value-type="float" office:value="0.0114" calcext:value-type="float">
            <text:p>0.0114</text:p>
          </table:table-cell>
          <table:table-cell table:style-name="ce10" office:value-type="float" office:value="-0.0171" calcext:value-type="float">
            <text:p>-0.017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8" calcext:value-type="float">
            <text:p>0.048</text:p>
          </table:table-cell>
          <table:table-cell table:style-name="ce10" office:value-type="float" office:value="0.0208" calcext:value-type="float">
            <text:p>0.0208</text:p>
          </table:table-cell>
          <table:table-cell table:style-name="ce10" office:value-type="float" office:value="-0.036" calcext:value-type="float">
            <text:p>-0.036</text:p>
          </table:table-cell>
          <table:table-cell table:style-name="ce10" office:value-type="float" office:value="0.0143" calcext:value-type="float">
            <text:p>0.0143</text:p>
          </table:table-cell>
          <table:table-cell table:style-name="ce10" office:value-type="float" office:value="-0.0195" calcext:value-type="float">
            <text:p>-0.0195</text:p>
          </table:table-cell>
          <table:table-cell table:style-name="ce10" office:value-type="float" office:value="0.0155" calcext:value-type="float">
            <text:p>0.0155</text:p>
          </table:table-cell>
          <table:table-cell table:style-name="ce10" office:value-type="float" office:value="-0.0301" calcext:value-type="float">
            <text:p>-0.0301</text:p>
          </table:table-cell>
          <table:table-cell table:style-name="ce10" office:value-type="float" office:value="0.0501" calcext:value-type="float">
            <text:p>0.0501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75" calcext:value-type="float">
            <text:p>-0.0275</text:p>
          </table:table-cell>
          <table:table-cell table:style-name="ce10" office:value-type="float" office:value="0.0184" calcext:value-type="float">
            <text:p>0.0184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-0.0452" calcext:value-type="float">
            <text:p>-0.0452</text:p>
          </table:table-cell>
          <table:table-cell table:style-name="ce10" office:value-type="float" office:value="0.0172" calcext:value-type="float">
            <text:p>0.017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319" calcext:value-type="float">
            <text:p>0.0319</text:p>
          </table:table-cell>
          <table:table-cell table:style-name="ce10" office:value-type="float" office:value="-0.0197" calcext:value-type="float">
            <text:p>-0.0197</text:p>
          </table:table-cell>
          <table:table-cell table:style-name="ce10" office:value-type="float" office:value="-0.0611" calcext:value-type="float">
            <text:p>-0.0611</text:p>
          </table:table-cell>
          <table:table-cell table:style-name="ce10" office:value-type="float" office:value="0.0183" calcext:value-type="float">
            <text:p>0.0183</text:p>
          </table:table-cell>
          <table:table-cell table:style-name="ce10" office:value-type="float" office:value="0.0157" calcext:value-type="float">
            <text:p>0.01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5" calcext:value-type="float">
            <text:p>-0.015</text:p>
          </table:table-cell>
          <table:table-cell table:style-name="ce10" office:value-type="float" office:value="-0.0115" calcext:value-type="float">
            <text:p>-0.0115</text:p>
          </table:table-cell>
          <table:table-cell table:style-name="ce10" office:value-type="float" office:value="-0.0655" calcext:value-type="float">
            <text:p>-0.06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84" calcext:value-type="float">
            <text:p>-0.028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:.AS6])" office:value-type="float" office:value="-0.1529" calcext:value-type="float">
            <text:p>-0.1529</text:p>
          </table:table-cell>
          <table:table-cell table:formula="of:=COUNTIF([.B6:.AT6]; &quot;&gt;0&quot;)" office:value-type="float" office:value="14" calcext:value-type="float">
            <text:p>14</text:p>
          </table:table-cell>
          <table:table-cell table:formula="of:=COUNTIF([.B6:.AT6]; &quot;&lt;0&quot;)" office:value-type="float" office:value="16" calcext:value-type="float">
            <text:p>16</text:p>
          </table:table-cell>
          <table:table-cell table:formula="of:=ROUND([.AU6]/[.AV6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Dr. Mundo</text:p>
          </table:table-cell>
          <table:table-cell table:style-name="ce10" office:value-type="float" office:value="-0.0589" calcext:value-type="float">
            <text:p>-0.05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25" calcext:value-type="float">
            <text:p>-0.0225</text:p>
          </table:table-cell>
          <table:table-cell table:style-name="ce10" office:value-type="float" office:value="0.0731" calcext:value-type="float">
            <text:p>0.0731</text:p>
          </table:table-cell>
          <table:table-cell table:style-name="ce10" office:value-type="float" office:value="0.0359" calcext:value-type="float">
            <text:p>0.03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48" calcext:value-type="float">
            <text:p>-0.0148</text:p>
          </table:table-cell>
          <table:table-cell table:style-name="ce10" office:value-type="float" office:value="-0.0118" calcext:value-type="float">
            <text:p>-0.0118</text:p>
          </table:table-cell>
          <table:table-cell table:style-name="ce10" office:value-type="float" office:value="-0.0253" calcext:value-type="float">
            <text:p>-0.0253</text:p>
          </table:table-cell>
          <table:table-cell table:style-name="ce10" office:value-type="float" office:value="0.0279" calcext:value-type="float">
            <text:p>0.02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99" calcext:value-type="float">
            <text:p>-0.05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65" calcext:value-type="float">
            <text:p>0.0365</text:p>
          </table:table-cell>
          <table:table-cell table:style-name="ce10" office:value-type="float" office:value="0.0636" calcext:value-type="float">
            <text:p>0.063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67" calcext:value-type="float">
            <text:p>0.0267</text:p>
          </table:table-cell>
          <table:table-cell table:style-name="ce10" office:value-type="float" office:value="0.0489" calcext:value-type="float">
            <text:p>0.04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-0.074" calcext:value-type="float">
            <text:p>-0.0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6" calcext:value-type="float">
            <text:p>0.01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34" calcext:value-type="float">
            <text:p>0.023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83" calcext:value-type="float">
            <text:p>0.0183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51" calcext:value-type="float">
            <text:p>0.0351</text:p>
          </table:table-cell>
          <table:table-cell table:style-name="ce10" office:value-type="float" office:value="0.0213" calcext:value-type="float">
            <text:p>0.02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99" calcext:value-type="float">
            <text:p>0.01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87" calcext:value-type="float">
            <text:p>0.028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423" calcext:value-type="float">
            <text:p>-0.042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:.AS7])" office:value-type="float" office:value="0.153" calcext:value-type="float">
            <text:p>0.153</text:p>
          </table:table-cell>
          <table:table-cell table:formula="of:=COUNTIF([.B7:.AT7]; &quot;&gt;0&quot;)" office:value-type="float" office:value="16" calcext:value-type="float">
            <text:p>16</text:p>
          </table:table-cell>
          <table:table-cell table:formula="of:=COUNTIF([.B7:.AT7]; &quot;&lt;0&quot;)" office:value-type="float" office:value="9" calcext:value-type="float">
            <text:p>9</text:p>
          </table:table-cell>
          <table:table-cell table:formula="of:=ROUND([.AU7]/[.AV7];1)" office:value-type="float" office:value="1.8" calcext:value-type="float">
            <text:p>1.8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Fior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4" calcext:value-type="float">
            <text:p>0.0394</text:p>
          </table:table-cell>
          <table:table-cell table:style-name="ce10" office:value-type="float" office:value="0.0129" calcext:value-type="float">
            <text:p>0.0129</text:p>
          </table:table-cell>
          <table:table-cell table:style-name="ce10" office:value-type="float" office:value="0.0684" calcext:value-type="float">
            <text:p>0.0684</text:p>
          </table:table-cell>
          <table:table-cell table:style-name="ce10" office:value-type="float" office:value="-0.0152" calcext:value-type="float">
            <text:p>-0.015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205" calcext:value-type="float">
            <text:p>0.0205</text:p>
          </table:table-cell>
          <table:table-cell table:style-name="ce10" office:value-type="float" office:value="0.0846" calcext:value-type="float">
            <text:p>0.08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55" calcext:value-type="float">
            <text:p>-0.0155</text:p>
          </table:table-cell>
          <table:table-cell table:style-name="ce10" office:value-type="float" office:value="0.0158" calcext:value-type="float">
            <text:p>0.01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46" calcext:value-type="float">
            <text:p>-0.0546</text:p>
          </table:table-cell>
          <table:table-cell table:style-name="ce10" office:value-type="float" office:value="0.0263" calcext:value-type="float">
            <text:p>0.0263</text:p>
          </table:table-cell>
          <table:table-cell table:style-name="ce10" office:value-type="float" office:value="0.0692" calcext:value-type="float">
            <text:p>0.0692</text:p>
          </table:table-cell>
          <table:table-cell table:style-name="ce10" office:value-type="float" office:value="-0.0438" calcext:value-type="float">
            <text:p>-0.04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46" calcext:value-type="float">
            <text:p>-0.0146</text:p>
          </table:table-cell>
          <table:table-cell table:style-name="ce10" office:value-type="float" office:value="0.027" calcext:value-type="float">
            <text:p>0.027</text:p>
          </table:table-cell>
          <table:table-cell table:style-name="ce10" office:value-type="float" office:value="0.0173" calcext:value-type="float">
            <text:p>0.0173</text:p>
          </table:table-cell>
          <table:table-cell table:style-name="ce10" office:value-type="float" office:value="-0.0742" calcext:value-type="float">
            <text:p>-0.0742</text:p>
          </table:table-cell>
          <table:table-cell table:style-name="ce10" office:value-type="float" office:value="-0.0581" calcext:value-type="float">
            <text:p>-0.0581</text:p>
          </table:table-cell>
          <table:table-cell table:style-name="ce10" office:value-type="float" office:value="-0.0169" calcext:value-type="float">
            <text:p>-0.01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3" calcext:value-type="float">
            <text:p>-0.0263</text:p>
          </table:table-cell>
          <table:table-cell table:style-name="ce10" office:value-type="float" office:value="-0.0208" calcext:value-type="float">
            <text:p>-0.0208</text:p>
          </table:table-cell>
          <table:table-cell table:style-name="ce10" office:value-type="float" office:value="-0.0307" calcext:value-type="float">
            <text:p>-0.0307</text:p>
          </table:table-cell>
          <table:table-cell table:style-name="ce10" office:value-type="float" office:value="-0.0201" calcext:value-type="float">
            <text:p>-0.0201</text:p>
          </table:table-cell>
          <table:table-cell table:style-name="ce10" office:value-type="float" office:value="0.0214" calcext:value-type="float">
            <text:p>0.02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44" calcext:value-type="float">
            <text:p>0.0344</text:p>
          </table:table-cell>
          <table:table-cell table:style-name="ce10" office:value-type="float" office:value="0.0292" calcext:value-type="float">
            <text:p>0.0292</text:p>
          </table:table-cell>
          <table:table-cell table:style-name="ce10" office:value-type="float" office:value="-0.0218" calcext:value-type="float">
            <text:p>-0.0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64" calcext:value-type="float">
            <text:p>-0.0164</text:p>
          </table:table-cell>
          <table:table-cell table:style-name="ce10" office:value-type="float" office:value="-0.0562" calcext:value-type="float">
            <text:p>-0.0562</text:p>
          </table:table-cell>
          <table:table-cell table:style-name="ce10" office:value-type="float" office:value="-0.0135" calcext:value-type="float">
            <text:p>-0.01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8:.AS8])" office:value-type="float" office:value="-0.00500000000000001" calcext:value-type="float">
            <text:p>-0.00500000000000001</text:p>
          </table:table-cell>
          <table:table-cell table:formula="of:=COUNTIF([.B8:.AT8]; &quot;&gt;0&quot;)" office:value-type="float" office:value="15" calcext:value-type="float">
            <text:p>15</text:p>
          </table:table-cell>
          <table:table-cell table:formula="of:=COUNTIF([.B8:.AT8]; &quot;&lt;0&quot;)" office:value-type="float" office:value="17" calcext:value-type="float">
            <text:p>17</text:p>
          </table:table-cell>
          <table:table-cell table:formula="of:=ROUND([.AU8]/[.AV8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Gangplank</text:p>
          </table:table-cell>
          <table:table-cell table:style-name="ce10" office:value-type="float" office:value="-0.0427" calcext:value-type="float">
            <text:p>-0.042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87" calcext:value-type="float">
            <text:p>-0.0187</text:p>
          </table:table-cell>
          <table:table-cell table:style-name="ce10" office:value-type="float" office:value="0.0227" calcext:value-type="float">
            <text:p>0.022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0239" calcext:value-type="float">
            <text:p>0.0239</text:p>
          </table:table-cell>
          <table:table-cell table:style-name="ce10" office:value-type="float" office:value="0.0804" calcext:value-type="float">
            <text:p>0.0804</text:p>
          </table:table-cell>
          <table:table-cell table:style-name="ce10" office:value-type="float" office:value="-0.026" calcext:value-type="float">
            <text:p>-0.026</text:p>
          </table:table-cell>
          <table:table-cell table:style-name="ce10" office:value-type="float" office:value="0.0201" calcext:value-type="float">
            <text:p>0.0201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39" calcext:value-type="float">
            <text:p>0.0139</text:p>
          </table:table-cell>
          <table:table-cell table:style-name="ce10" office:value-type="float" office:value="-0.023" calcext:value-type="float">
            <text:p>-0.023</text:p>
          </table:table-cell>
          <table:table-cell table:style-name="ce10" office:value-type="float" office:value="0.0634" calcext:value-type="float">
            <text:p>0.063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495" calcext:value-type="float">
            <text:p>-0.0495</text:p>
          </table:table-cell>
          <table:table-cell table:style-name="ce10" office:value-type="float" office:value="-0.0149" calcext:value-type="float">
            <text:p>-0.01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28" calcext:value-type="float">
            <text:p>-0.0328</text:p>
          </table:table-cell>
          <table:table-cell table:style-name="ce10" office:value-type="float" office:value="0.0173" calcext:value-type="float">
            <text:p>0.017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79" calcext:value-type="float">
            <text:p>-0.0179</text:p>
          </table:table-cell>
          <table:table-cell table:style-name="ce10" office:value-type="float" office:value="0.0291" calcext:value-type="float">
            <text:p>0.0291</text:p>
          </table:table-cell>
          <table:table-cell table:style-name="ce10" office:value-type="float" office:value="0.0119" calcext:value-type="float">
            <text:p>0.0119</text:p>
          </table:table-cell>
          <table:table-cell table:style-name="ce10" office:value-type="float" office:value="-0.0441" calcext:value-type="float">
            <text:p>-0.0441</text:p>
          </table:table-cell>
          <table:table-cell table:style-name="ce10" office:value-type="float" office:value="0.0178" calcext:value-type="float">
            <text:p>0.01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18" calcext:value-type="float">
            <text:p>-0.02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47" calcext:value-type="float">
            <text:p>0.0247</text:p>
          </table:table-cell>
          <table:table-cell table:style-name="ce10" office:value-type="float" office:value="0.0263" calcext:value-type="float">
            <text:p>0.026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23" calcext:value-type="float">
            <text:p>0.012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9:.AS9])" office:value-type="float" office:value="0.1054" calcext:value-type="float">
            <text:p>0.1054</text:p>
          </table:table-cell>
          <table:table-cell table:formula="of:=COUNTIF([.B9:.AT9]; &quot;&gt;0&quot;)" office:value-type="float" office:value="16" calcext:value-type="float">
            <text:p>16</text:p>
          </table:table-cell>
          <table:table-cell table:formula="of:=COUNTIF([.B9:.AT9]; &quot;&lt;0&quot;)" office:value-type="float" office:value="10" calcext:value-type="float">
            <text:p>10</text:p>
          </table:table-cell>
          <table:table-cell table:formula="of:=ROUND([.AU9]/[.AV9];1)" office:value-type="float" office:value="1.6" calcext:value-type="float">
            <text:p>1.6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Gare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9" calcext:value-type="float">
            <text:p>0.0279</text:p>
          </table:table-cell>
          <table:table-cell table:style-name="ce10" office:value-type="float" office:value="-0.0458" calcext:value-type="float">
            <text:p>-0.04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69" calcext:value-type="float">
            <text:p>-0.01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73" calcext:value-type="float">
            <text:p>-0.0273</text:p>
          </table:table-cell>
          <table:table-cell table:style-name="ce10" office:value-type="float" office:value="-0.0209" calcext:value-type="float">
            <text:p>-0.02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29" calcext:value-type="float">
            <text:p>-0.0229</text:p>
          </table:table-cell>
          <table:table-cell table:style-name="ce10" office:value-type="float" office:value="0.0697" calcext:value-type="float">
            <text:p>0.0697</text:p>
          </table:table-cell>
          <table:table-cell table:style-name="ce10" office:value-type="float" office:value="0.0467" calcext:value-type="float">
            <text:p>0.04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2" calcext:value-type="float">
            <text:p>0.062</text:p>
          </table:table-cell>
          <table:table-cell table:style-name="ce10" office:value-type="float" office:value="0.0303" calcext:value-type="float">
            <text:p>0.0303</text:p>
          </table:table-cell>
          <table:table-cell table:style-name="ce10" office:value-type="float" office:value="0.0571" calcext:value-type="float">
            <text:p>0.0571</text:p>
          </table:table-cell>
          <table:table-cell table:style-name="ce10" office:value-type="float" office:value="-0.0118" calcext:value-type="float">
            <text:p>-0.0118</text:p>
          </table:table-cell>
          <table:table-cell table:style-name="ce10" office:value-type="float" office:value="0.0491" calcext:value-type="float">
            <text:p>0.0491</text:p>
          </table:table-cell>
          <table:table-cell table:style-name="ce10" office:value-type="float" office:value="-0.0315" calcext:value-type="float">
            <text:p>-0.03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6" calcext:value-type="float">
            <text:p>-0.01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85" calcext:value-type="float">
            <text:p>0.0185</text:p>
          </table:table-cell>
          <table:table-cell table:style-name="ce10" office:value-type="float" office:value="-0.0118" calcext:value-type="float">
            <text:p>-0.0118</text:p>
          </table:table-cell>
          <table:table-cell table:style-name="ce10" office:value-type="float" office:value="0.0202" calcext:value-type="float">
            <text:p>0.0202</text:p>
          </table:table-cell>
          <table:table-cell table:style-name="ce10" office:value-type="float" office:value="-0.0155" calcext:value-type="float">
            <text:p>-0.015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26" calcext:value-type="float">
            <text:p>0.04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54" calcext:value-type="float">
            <text:p>-0.0154</text:p>
          </table:table-cell>
          <table:table-cell table:style-name="ce10" office:value-type="float" office:value="0.0159" calcext:value-type="float">
            <text:p>0.01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82" calcext:value-type="float">
            <text:p>-0.0382</text:p>
          </table:table-cell>
          <table:table-cell table:style-name="ce10" office:value-type="float" office:value="-0.0493" calcext:value-type="float">
            <text:p>-0.0493</text:p>
          </table:table-cell>
          <table:table-cell table:style-name="ce10" office:value-type="float" office:value="0.0276" calcext:value-type="float">
            <text:p>0.027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273" calcext:value-type="float">
            <text:p>-0.027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54" calcext:value-type="float">
            <text:p>0.015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0:.AS10])" office:value-type="float" office:value="0.1288" calcext:value-type="float">
            <text:p>0.1288</text:p>
          </table:table-cell>
          <table:table-cell table:formula="of:=COUNTIF([.B10:.AT10]; &quot;&gt;0&quot;)" office:value-type="float" office:value="14" calcext:value-type="float">
            <text:p>14</text:p>
          </table:table-cell>
          <table:table-cell table:formula="of:=COUNTIF([.B10:.AT10]; &quot;&lt;0&quot;)" office:value-type="float" office:value="14" calcext:value-type="float">
            <text:p>14</text:p>
          </table:table-cell>
          <table:table-cell table:formula="of:=ROUND([.AU10]/[.AV10];1)" office:value-type="float" office:value="1" calcext:value-type="float">
            <text:p>1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Gnar</text:p>
          </table:table-cell>
          <table:table-cell table:style-name="ce10" office:value-type="float" office:value="-0.0214" calcext:value-type="float">
            <text:p>-0.02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0.0246" calcext:value-type="float">
            <text:p>0.0246</text:p>
          </table:table-cell>
          <table:table-cell table:style-name="ce10" office:value-type="float" office:value="-0.0228" calcext:value-type="float">
            <text:p>-0.02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8" calcext:value-type="float">
            <text:p>0.0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97" calcext:value-type="float">
            <text:p>0.0497</text:p>
          </table:table-cell>
          <table:table-cell table:style-name="ce10" office:value-type="float" office:value="-0.0274" calcext:value-type="float">
            <text:p>-0.0274</text:p>
          </table:table-cell>
          <table:table-cell table:style-name="ce10" office:value-type="float" office:value="-0.0245" calcext:value-type="float">
            <text:p>-0.0245</text:p>
          </table:table-cell>
          <table:table-cell table:style-name="ce10" office:value-type="float" office:value="0.0169" calcext:value-type="float">
            <text:p>0.0169</text:p>
          </table:table-cell>
          <table:table-cell table:style-name="ce10" office:value-type="float" office:value="-0.0263" calcext:value-type="float">
            <text:p>-0.0263</text:p>
          </table:table-cell>
          <table:table-cell table:style-name="ce10" office:value-type="float" office:value="0.071" calcext:value-type="float">
            <text:p>0.071</text:p>
          </table:table-cell>
          <table:table-cell table:style-name="ce10" office:value-type="float" office:value="-0.0345" calcext:value-type="float">
            <text:p>-0.0345</text:p>
          </table:table-cell>
          <table:table-cell table:style-name="ce10" office:value-type="float" office:value="0.0705" calcext:value-type="float">
            <text:p>0.0705</text:p>
          </table:table-cell>
          <table:table-cell table:style-name="ce10" office:value-type="float" office:value="-0.0479" calcext:value-type="float">
            <text:p>-0.04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525" calcext:value-type="float">
            <text:p>-0.0525</text:p>
          </table:table-cell>
          <table:table-cell table:style-name="ce10" office:value-type="float" office:value="-0.0202" calcext:value-type="float">
            <text:p>-0.02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-0.0272" calcext:value-type="float">
            <text:p>-0.027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06" calcext:value-type="float">
            <text:p>-0.0306</text:p>
          </table:table-cell>
          <table:table-cell table:style-name="ce10" office:value-type="float" office:value="0.0154" calcext:value-type="float">
            <text:p>0.015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603" calcext:value-type="float">
            <text:p>0.0603</text:p>
          </table:table-cell>
          <table:table-cell table:style-name="ce10" office:value-type="float" office:value="0.0153" calcext:value-type="float">
            <text:p>0.01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505" calcext:value-type="float">
            <text:p>-0.05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16" calcext:value-type="float">
            <text:p>0.03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113" calcext:value-type="float">
            <text:p>0.111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1:.AS11])" office:value-type="float" office:value="0.0823" calcext:value-type="float">
            <text:p>0.0823</text:p>
          </table:table-cell>
          <table:table-cell table:formula="of:=COUNTIF([.B11:.AT11]; &quot;&gt;0&quot;)" office:value-type="float" office:value="13" calcext:value-type="float">
            <text:p>13</text:p>
          </table:table-cell>
          <table:table-cell table:formula="of:=COUNTIF([.B11:.AT11]; &quot;&lt;0&quot;)" office:value-type="float" office:value="14" calcext:value-type="float">
            <text:p>14</text:p>
          </table:table-cell>
          <table:table-cell table:formula="of:=ROUND([.AU11]/[.AV11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Gragas</text:p>
          </table:table-cell>
          <table:table-cell table:style-name="ce10" office:value-type="float" office:value="-0.0468" calcext:value-type="float">
            <text:p>-0.04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11" calcext:value-type="float">
            <text:p>-0.0411</text:p>
          </table:table-cell>
          <table:table-cell table:style-name="ce10" office:value-type="float" office:value="-0.0361" calcext:value-type="float">
            <text:p>-0.0361</text:p>
          </table:table-cell>
          <table:table-cell table:style-name="ce10" office:value-type="float" office:value="-0.0257" calcext:value-type="float">
            <text:p>-0.02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675" calcext:value-type="float">
            <text:p>-0.0675</text:p>
          </table:table-cell>
          <table:table-cell table:style-name="ce10" office:value-type="float" office:value="-0.0539" calcext:value-type="float">
            <text:p>-0.0539</text:p>
          </table:table-cell>
          <table:table-cell table:style-name="ce10" office:value-type="float" office:value="-0.0599" calcext:value-type="float">
            <text:p>-0.0599</text:p>
          </table:table-cell>
          <table:table-cell table:style-name="ce10" office:value-type="float" office:value="-0.0112" calcext:value-type="float">
            <text:p>-0.011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448" calcext:value-type="float">
            <text:p>0.0448</text:p>
          </table:table-cell>
          <table:table-cell table:style-name="ce10" office:value-type="float" office:value="0.0433" calcext:value-type="float">
            <text:p>0.043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0" office:value-type="float" office:value="-0.0254" calcext:value-type="float">
            <text:p>-0.0254</text:p>
          </table:table-cell>
          <table:table-cell table:style-name="ce10" office:value-type="float" office:value="-0.0177" calcext:value-type="float">
            <text:p>-0.0177</text:p>
          </table:table-cell>
          <table:table-cell table:style-name="ce10" office:value-type="float" office:value="-0.0119" calcext:value-type="float">
            <text:p>-0.01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52" calcext:value-type="float">
            <text:p>-0.0352</text:p>
          </table:table-cell>
          <table:table-cell table:style-name="ce10" office:value-type="float" office:value="-0.0523" calcext:value-type="float">
            <text:p>-0.0523</text:p>
          </table:table-cell>
          <table:table-cell table:style-name="ce10" office:value-type="float" office:value="-0.0116" calcext:value-type="float">
            <text:p>-0.01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05" calcext:value-type="float">
            <text:p>0.01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1" calcext:value-type="float">
            <text:p>-0.0111</text:p>
          </table:table-cell>
          <table:table-cell table:style-name="ce10" office:value-type="float" office:value="-0.058" calcext:value-type="float">
            <text:p>-0.05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405" calcext:value-type="float">
            <text:p>-0.040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193" calcext:value-type="float">
            <text:p>0.0193</text:p>
          </table:table-cell>
          <table:table-cell table:style-name="ce10" office:value-type="float" office:value="0.0151" calcext:value-type="float">
            <text:p>0.0151</text:p>
          </table:table-cell>
          <table:table-cell table:style-name="ce10" office:value-type="float" office:value="0.0432" calcext:value-type="float">
            <text:p>0.04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62" calcext:value-type="float">
            <text:p>-0.0162</text:p>
          </table:table-cell>
          <table:table-cell table:style-name="ce10" office:value-type="float" office:value="0.0176" calcext:value-type="float">
            <text:p>0.0176</text:p>
          </table:table-cell>
          <table:table-cell table:style-name="ce11" table:formula="of:=SUM([.B12:.AS12])" office:value-type="float" office:value="-0.4053" calcext:value-type="float">
            <text:p>-0.4053</text:p>
          </table:table-cell>
          <table:table-cell table:formula="of:=COUNTIF([.B12:.AT12]; &quot;&gt;0&quot;)" office:value-type="float" office:value="8" calcext:value-type="float">
            <text:p>8</text:p>
          </table:table-cell>
          <table:table-cell table:formula="of:=COUNTIF([.B12:.AT12]; &quot;&lt;0&quot;)" office:value-type="float" office:value="19" calcext:value-type="float">
            <text:p>19</text:p>
          </table:table-cell>
          <table:table-cell table:formula="of:=ROUND([.AU12]/[.AV12];1)" office:value-type="float" office:value="0.4" calcext:value-type="float">
            <text:p>0.4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Irelia</text:p>
          </table:table-cell>
          <table:table-cell table:style-name="ce10" office:value-type="float" office:value="0.0198" calcext:value-type="float">
            <text:p>0.0198</text:p>
          </table:table-cell>
          <table:table-cell table:style-name="ce10" office:value-type="float" office:value="0.0303" calcext:value-type="float">
            <text:p>0.0303</text:p>
          </table:table-cell>
          <table:table-cell table:style-name="ce10" office:value-type="float" office:value="-0.0148" calcext:value-type="float">
            <text:p>-0.01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2" calcext:value-type="float">
            <text:p>-0.0192</text:p>
          </table:table-cell>
          <table:table-cell table:style-name="ce10" office:value-type="float" office:value="0.049" calcext:value-type="float">
            <text:p>0.04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18" calcext:value-type="float">
            <text:p>0.0318</text:p>
          </table:table-cell>
          <table:table-cell table:style-name="ce10" office:value-type="float" office:value="-0.0576" calcext:value-type="float">
            <text:p>-0.0576</text:p>
          </table:table-cell>
          <table:table-cell table:style-name="ce10" office:value-type="float" office:value="0.0452" calcext:value-type="float">
            <text:p>0.0452</text:p>
          </table:table-cell>
          <table:table-cell table:style-name="ce10" office:value-type="float" office:value="0.0146" calcext:value-type="float">
            <text:p>0.01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79" calcext:value-type="float">
            <text:p>-0.0179</text:p>
          </table:table-cell>
          <table:table-cell table:style-name="ce10" office:value-type="float" office:value="-0.0388" calcext:value-type="float">
            <text:p>-0.0388</text:p>
          </table:table-cell>
          <table:table-cell table:style-name="ce10" office:value-type="float" office:value="0.021" calcext:value-type="float">
            <text:p>0.021</text:p>
          </table:table-cell>
          <table:table-cell table:style-name="ce10" office:value-type="float" office:value="0.0135" calcext:value-type="float">
            <text:p>0.0135</text:p>
          </table:table-cell>
          <table:table-cell table:style-name="ce10" office:value-type="float" office:value="-0.0494" calcext:value-type="float">
            <text:p>-0.04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59" calcext:value-type="float">
            <text:p>-0.04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08" calcext:value-type="float">
            <text:p>-0.0408</text:p>
          </table:table-cell>
          <table:table-cell table:style-name="ce10" office:value-type="float" office:value="-0.0228" calcext:value-type="float">
            <text:p>-0.0228</text:p>
          </table:table-cell>
          <table:table-cell table:style-name="ce10" office:value-type="float" office:value="-0.014" calcext:value-type="float">
            <text:p>-0.014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-0.0489" calcext:value-type="float">
            <text:p>-0.0489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0" office:value-type="float" office:value="-0.0251" calcext:value-type="float">
            <text:p>-0.02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12" calcext:value-type="float">
            <text:p>-0.0312</text:p>
          </table:table-cell>
          <table:table-cell table:style-name="ce10" office:value-type="float" office:value="-0.0317" calcext:value-type="float">
            <text:p>-0.0317</text:p>
          </table:table-cell>
          <table:table-cell table:style-name="ce10" office:value-type="float" office:value="-0.0472" calcext:value-type="float">
            <text:p>-0.0472</text:p>
          </table:table-cell>
          <table:table-cell table:style-name="ce10" office:value-type="float" office:value="-0.0462" calcext:value-type="float">
            <text:p>-0.0462</text:p>
          </table:table-cell>
          <table:table-cell table:style-name="ce10" office:value-type="float" office:value="0.0304" calcext:value-type="float">
            <text:p>0.03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96" calcext:value-type="float">
            <text:p>-0.0496</text:p>
          </table:table-cell>
          <table:table-cell table:style-name="ce10" office:value-type="float" office:value="-0.0349" calcext:value-type="float">
            <text:p>-0.0349</text:p>
          </table:table-cell>
          <table:table-cell table:style-name="ce10" office:value-type="float" office:value="-0.0473" calcext:value-type="float">
            <text:p>-0.0473</text:p>
          </table:table-cell>
          <table:table-cell table:style-name="ce10" office:value-type="float" office:value="0.0135" calcext:value-type="float">
            <text:p>0.0135</text:p>
          </table:table-cell>
          <table:table-cell table:style-name="ce10" office:value-type="float" office:value="-0.0578" calcext:value-type="float">
            <text:p>-0.0578</text:p>
          </table:table-cell>
          <table:table-cell table:style-name="ce10" office:value-type="float" office:value="-0.0687" calcext:value-type="float">
            <text:p>-0.06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61" calcext:value-type="float">
            <text:p>-0.0161</text:p>
          </table:table-cell>
          <table:table-cell table:style-name="ce10" office:value-type="float" office:value="0.0815" calcext:value-type="float">
            <text:p>0.0815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3:.AS13])" office:value-type="float" office:value="-0.4683" calcext:value-type="float">
            <text:p>-0.4683</text:p>
          </table:table-cell>
          <table:table-cell table:formula="of:=COUNTIF([.B13:.AT13]; &quot;&gt;0&quot;)" office:value-type="float" office:value="12" calcext:value-type="float">
            <text:p>12</text:p>
          </table:table-cell>
          <table:table-cell table:formula="of:=COUNTIF([.B13:.AT13]; &quot;&lt;0&quot;)" office:value-type="float" office:value="24" calcext:value-type="float">
            <text:p>24</text:p>
          </table:table-cell>
          <table:table-cell table:formula="of:=ROUND([.AU13]/[.AV13];1)" office:value-type="float" office:value="0.5" calcext:value-type="float">
            <text:p>0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Illaoi</text:p>
          </table:table-cell>
          <table:table-cell table:style-name="ce10" office:value-type="float" office:value="-0.0114" calcext:value-type="float">
            <text:p>-0.01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97" calcext:value-type="float">
            <text:p>-0.03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53" calcext:value-type="float">
            <text:p>0.0253</text:p>
          </table:table-cell>
          <table:table-cell table:style-name="ce10" office:value-type="float" office:value="-0.0279" calcext:value-type="float">
            <text:p>-0.02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6" calcext:value-type="float">
            <text:p>-0.0266</text:p>
          </table:table-cell>
          <table:table-cell table:style-name="ce10" office:value-type="float" office:value="-0.0239" calcext:value-type="float">
            <text:p>-0.0239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11" calcext:value-type="float">
            <text:p>0.0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06" calcext:value-type="float">
            <text:p>0.0306</text:p>
          </table:table-cell>
          <table:table-cell table:style-name="ce10" office:value-type="float" office:value="-0.0278" calcext:value-type="float">
            <text:p>-0.0278</text:p>
          </table:table-cell>
          <table:table-cell table:style-name="ce10" office:value-type="float" office:value="0.0337" calcext:value-type="float">
            <text:p>0.0337</text:p>
          </table:table-cell>
          <table:table-cell table:style-name="ce10" office:value-type="float" office:value="-0.0218" calcext:value-type="float">
            <text:p>-0.0218</text:p>
          </table:table-cell>
          <table:table-cell table:style-name="ce10" office:value-type="float" office:value="0.0957" calcext:value-type="float">
            <text:p>0.0957</text:p>
          </table:table-cell>
          <table:table-cell table:style-name="ce10" office:value-type="float" office:value="0.0191" calcext:value-type="float">
            <text:p>0.01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17" calcext:value-type="float">
            <text:p>-0.0417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6" calcext:value-type="float">
            <text:p>0.0206</text:p>
          </table:table-cell>
          <table:table-cell table:style-name="ce10" office:value-type="float" office:value="-0.0434" calcext:value-type="float">
            <text:p>-0.0434</text:p>
          </table:table-cell>
          <table:table-cell table:style-name="ce10" office:value-type="float" office:value="-0.0817" calcext:value-type="float">
            <text:p>-0.0817</text:p>
          </table:table-cell>
          <table:table-cell table:style-name="ce10" office:value-type="float" office:value="0.0599" calcext:value-type="float">
            <text:p>0.05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.0121" calcext:value-type="float">
            <text:p>0.0121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9" calcext:value-type="float">
            <text:p>-0.0199</text:p>
          </table:table-cell>
          <table:table-cell table:style-name="ce10" office:value-type="float" office:value="-0.0499" calcext:value-type="float">
            <text:p>-0.049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256" calcext:value-type="float">
            <text:p>0.0256</text:p>
          </table:table-cell>
          <table:table-cell table:style-name="ce10" office:value-type="float" office:value="0.0486" calcext:value-type="float">
            <text:p>0.048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45" calcext:value-type="float">
            <text:p>-0.0345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4:.AS14])" office:value-type="float" office:value="0.0143" calcext:value-type="float">
            <text:p>0.0143</text:p>
          </table:table-cell>
          <table:table-cell table:formula="of:=COUNTIF([.B14:.AT14]; &quot;&gt;0&quot;)" office:value-type="float" office:value="16" calcext:value-type="float">
            <text:p>16</text:p>
          </table:table-cell>
          <table:table-cell table:formula="of:=COUNTIF([.B14:.AT14]; &quot;&lt;0&quot;)" office:value-type="float" office:value="13" calcext:value-type="float">
            <text:p>13</text:p>
          </table:table-cell>
          <table:table-cell table:formula="of:=ROUND([.AU14]/[.AV14];1)" office:value-type="float" office:value="1.2" calcext:value-type="float">
            <text:p>1.2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Jax</text:p>
          </table:table-cell>
          <table:table-cell table:style-name="ce10" office:value-type="float" office:value="-0.0209" calcext:value-type="float">
            <text:p>-0.0209</text:p>
          </table:table-cell>
          <table:table-cell table:style-name="ce10" office:value-type="float" office:value="0.0129" calcext:value-type="float">
            <text:p>0.0129</text:p>
          </table:table-cell>
          <table:table-cell table:style-name="ce10" office:value-type="float" office:value="0.0299" calcext:value-type="float">
            <text:p>0.029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33" calcext:value-type="float">
            <text:p>-0.033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588" calcext:value-type="float">
            <text:p>-0.0588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47" calcext:value-type="float">
            <text:p>0.0547</text:p>
          </table:table-cell>
          <table:table-cell table:style-name="ce10" office:value-type="float" office:value="-0.027" calcext:value-type="float">
            <text:p>-0.0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" calcext:value-type="float">
            <text:p>-0.011</text:p>
          </table:table-cell>
          <table:table-cell table:style-name="ce10" office:value-type="float" office:value="-0.03" calcext:value-type="float">
            <text:p>-0.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47" calcext:value-type="float">
            <text:p>0.0447</text:p>
          </table:table-cell>
          <table:table-cell table:style-name="ce10" office:value-type="float" office:value="-0.0408" calcext:value-type="float">
            <text:p>-0.04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89" calcext:value-type="float">
            <text:p>0.0289</text:p>
          </table:table-cell>
          <table:table-cell table:style-name="ce10" office:value-type="float" office:value="-0.0266" calcext:value-type="float">
            <text:p>-0.02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-0.0522" calcext:value-type="float">
            <text:p>-0.05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52" calcext:value-type="float">
            <text:p>-0.0152</text:p>
          </table:table-cell>
          <table:table-cell table:style-name="ce10" office:value-type="float" office:value="0.0328" calcext:value-type="float">
            <text:p>0.03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56" calcext:value-type="float">
            <text:p>-0.0156</text:p>
          </table:table-cell>
          <table:table-cell table:style-name="ce10" office:value-type="float" office:value="-0.0107" calcext:value-type="float">
            <text:p>-0.0107</text:p>
          </table:table-cell>
          <table:table-cell table:style-name="ce10" office:value-type="float" office:value="-0.0254" calcext:value-type="float">
            <text:p>-0.0254</text:p>
          </table:table-cell>
          <table:table-cell table:style-name="ce10" office:value-type="float" office:value="0.0545" calcext:value-type="float">
            <text:p>0.05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27" calcext:value-type="float">
            <text:p>-0.02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51" calcext:value-type="float">
            <text:p>0.0451</text:p>
          </table:table-cell>
          <table:table-cell table:style-name="ce10" office:value-type="float" office:value="0.0522" calcext:value-type="float">
            <text:p>0.05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23" calcext:value-type="float">
            <text:p>0.032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5:.AS15])" office:value-type="float" office:value="-0.007" calcext:value-type="float">
            <text:p>-0.007</text:p>
          </table:table-cell>
          <table:table-cell table:formula="of:=COUNTIF([.B15:.AT15]; &quot;&gt;0&quot;)" office:value-type="float" office:value="11" calcext:value-type="float">
            <text:p>11</text:p>
          </table:table-cell>
          <table:table-cell table:formula="of:=COUNTIF([.B15:.AT15]; &quot;&lt;0&quot;)" office:value-type="float" office:value="16" calcext:value-type="float">
            <text:p>16</text:p>
          </table:table-cell>
          <table:table-cell table:formula="of:=ROUND([.AU15]/[.AV15];1)" office:value-type="float" office:value="0.7" calcext:value-type="float">
            <text:p>0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Jayce</text:p>
          </table:table-cell>
          <table:table-cell table:style-name="ce10" office:value-type="float" office:value="-0.0169" calcext:value-type="float">
            <text:p>-0.0169</text:p>
          </table:table-cell>
          <table:table-cell table:style-name="ce10" office:value-type="float" office:value="0.0538" calcext:value-type="float">
            <text:p>0.0538</text:p>
          </table:table-cell>
          <table:table-cell table:style-name="ce10" office:value-type="float" office:value="-0.0433" calcext:value-type="float">
            <text:p>-0.04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5" calcext:value-type="float">
            <text:p>0.0275</text:p>
          </table:table-cell>
          <table:table-cell table:style-name="ce10" office:value-type="float" office:value="-0.0681" calcext:value-type="float">
            <text:p>-0.06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7" calcext:value-type="float">
            <text:p>0.0157</text:p>
          </table:table-cell>
          <table:table-cell table:style-name="ce10" office:value-type="float" office:value="-0.0348" calcext:value-type="float">
            <text:p>-0.0348</text:p>
          </table:table-cell>
          <table:table-cell table:style-name="ce10" office:value-type="float" office:value="0.0505" calcext:value-type="float">
            <text:p>0.0505</text:p>
          </table:table-cell>
          <table:table-cell table:style-name="ce10" office:value-type="float" office:value="-0.0144" calcext:value-type="float">
            <text:p>-0.0144</text:p>
          </table:table-cell>
          <table:table-cell table:style-name="ce10" office:value-type="float" office:value="-0.0128" calcext:value-type="float">
            <text:p>-0.0128</text:p>
          </table:table-cell>
          <table:table-cell table:style-name="ce10" office:value-type="float" office:value="0.0237" calcext:value-type="float">
            <text:p>0.0237</text:p>
          </table:table-cell>
          <table:table-cell table:style-name="ce10" office:value-type="float" office:value="0.0333" calcext:value-type="float">
            <text:p>0.03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08" calcext:value-type="float">
            <text:p>0.0308</text:p>
          </table:table-cell>
          <table:table-cell table:style-name="ce10" office:value-type="float" office:value="-0.0298" calcext:value-type="float">
            <text:p>-0.0298</text:p>
          </table:table-cell>
          <table:table-cell table:style-name="ce10" office:value-type="float" office:value="0.043" calcext:value-type="float">
            <text:p>0.043</text:p>
          </table:table-cell>
          <table:table-cell table:style-name="ce10" office:value-type="float" office:value="-0.0534" calcext:value-type="float">
            <text:p>-0.05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09" calcext:value-type="float">
            <text:p>-0.0109</text:p>
          </table:table-cell>
          <table:table-cell table:style-name="ce10" office:value-type="float" office:value="-0.0626" calcext:value-type="float">
            <text:p>-0.0626</text:p>
          </table:table-cell>
          <table:table-cell table:style-name="ce10" office:value-type="float" office:value="-0.0282" calcext:value-type="float">
            <text:p>-0.0282</text:p>
          </table:table-cell>
          <table:table-cell table:style-name="ce10" office:value-type="float" office:value="-0.0595" calcext:value-type="float">
            <text:p>-0.0595</text:p>
          </table:table-cell>
          <table:table-cell table:style-name="ce10" office:value-type="float" office:value="-0.0391" calcext:value-type="float">
            <text:p>-0.03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5" calcext:value-type="float">
            <text:p>-0.0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38" calcext:value-type="float">
            <text:p>0.0138</text:p>
          </table:table-cell>
          <table:table-cell table:style-name="ce10" office:value-type="float" office:value="0.0135" calcext:value-type="float">
            <text:p>0.0135</text:p>
          </table:table-cell>
          <table:table-cell table:style-name="ce10" office:value-type="float" office:value="0.0123" calcext:value-type="float">
            <text:p>0.01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37" calcext:value-type="float">
            <text:p>-0.0437</text:p>
          </table:table-cell>
          <table:table-cell table:style-name="ce10" office:value-type="float" office:value="0.0219" calcext:value-type="float">
            <text:p>0.02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2" calcext:value-type="float">
            <text:p>-0.0192</text:p>
          </table:table-cell>
          <table:table-cell table:style-name="ce10" office:value-type="float" office:value="-0.0296" calcext:value-type="float">
            <text:p>-0.029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536" calcext:value-type="float">
            <text:p>0.0536</text:p>
          </table:table-cell>
          <table:table-cell table:style-name="ce10" office:value-type="float" office:value="-0.0669" calcext:value-type="float">
            <text:p>-0.0669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6:.AS16])" office:value-type="float" office:value="-0.2653" calcext:value-type="float">
            <text:p>-0.2653</text:p>
          </table:table-cell>
          <table:table-cell table:formula="of:=COUNTIF([.B16:.AT16]; &quot;&gt;0&quot;)" office:value-type="float" office:value="13" calcext:value-type="float">
            <text:p>13</text:p>
          </table:table-cell>
          <table:table-cell table:formula="of:=COUNTIF([.B16:.AT16]; &quot;&lt;0&quot;)" office:value-type="float" office:value="19" calcext:value-type="float">
            <text:p>19</text:p>
          </table:table-cell>
          <table:table-cell table:formula="of:=ROUND([.AU16]/[.AV16];1)" office:value-type="float" office:value="0.7" calcext:value-type="float">
            <text:p>0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Kennen</text:p>
          </table:table-cell>
          <table:table-cell table:style-name="ce10" office:value-type="float" office:value="-0.0137" calcext:value-type="float">
            <text:p>-0.013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679" calcext:value-type="float">
            <text:p>0.06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11" calcext:value-type="float">
            <text:p>-0.0511</text:p>
          </table:table-cell>
          <table:table-cell table:style-name="ce10" office:value-type="float" office:value="-0.0363" calcext:value-type="float">
            <text:p>-0.036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73" calcext:value-type="float">
            <text:p>-0.0273</text:p>
          </table:table-cell>
          <table:table-cell table:style-name="ce10" office:value-type="float" office:value="0.0628" calcext:value-type="float">
            <text:p>0.062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53" calcext:value-type="float">
            <text:p>0.02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61" calcext:value-type="float">
            <text:p>0.0161</text:p>
          </table:table-cell>
          <table:table-cell table:style-name="ce10" office:value-type="float" office:value="-0.0766" calcext:value-type="float">
            <text:p>-0.0766</text:p>
          </table:table-cell>
          <table:table-cell table:style-name="ce10" office:value-type="float" office:value="-0.0316" calcext:value-type="float">
            <text:p>-0.03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06" calcext:value-type="float">
            <text:p>0.010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587" calcext:value-type="float">
            <text:p>0.0587</text:p>
          </table:table-cell>
          <table:table-cell table:style-name="ce10" office:value-type="float" office:value="0.012" calcext:value-type="float">
            <text:p>0.01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619" calcext:value-type="float">
            <text:p>-0.0619</text:p>
          </table:table-cell>
          <table:table-cell table:style-name="ce10" office:value-type="float" office:value="0.0232" calcext:value-type="float">
            <text:p>0.023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029" calcext:value-type="float">
            <text:p>-0.029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7:.AS17])" office:value-type="float" office:value="-0.0509" calcext:value-type="float">
            <text:p>-0.0509</text:p>
          </table:table-cell>
          <table:table-cell table:formula="of:=COUNTIF([.B17:.AT17]; &quot;&gt;0&quot;)" office:value-type="float" office:value="8" calcext:value-type="float">
            <text:p>8</text:p>
          </table:table-cell>
          <table:table-cell table:formula="of:=COUNTIF([.B17:.AT17]; &quot;&lt;0&quot;)" office:value-type="float" office:value="9" calcext:value-type="float">
            <text:p>9</text:p>
          </table:table-cell>
          <table:table-cell table:formula="of:=ROUND([.AU17]/[.AV17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Kle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12" calcext:value-type="float">
            <text:p>0.05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9" calcext:value-type="float">
            <text:p>0.01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37" calcext:value-type="float">
            <text:p>-0.0437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-0.0129" calcext:value-type="float">
            <text:p>-0.0129</text:p>
          </table:table-cell>
          <table:table-cell table:style-name="ce10" office:value-type="float" office:value="0.0385" calcext:value-type="float">
            <text:p>0.03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74" calcext:value-type="float">
            <text:p>0.037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42" calcext:value-type="float">
            <text:p>0.024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-0.1071" calcext:value-type="float">
            <text:p>-0.10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26" calcext:value-type="float">
            <text:p>0.0226</text:p>
          </table:table-cell>
          <table:table-cell table:style-name="ce10" office:value-type="float" office:value="-0.023" calcext:value-type="float">
            <text:p>-0.0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51" calcext:value-type="float">
            <text:p>-0.015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29" calcext:value-type="float">
            <text:p>-0.012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41" calcext:value-type="float">
            <text:p>0.03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1" calcext:value-type="float">
            <text:p>-0.0261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295" calcext:value-type="float">
            <text:p>-0.029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56" calcext:value-type="float">
            <text:p>0.0156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8:.AS18])" office:value-type="float" office:value="0.0125" calcext:value-type="float">
            <text:p>0.0125</text:p>
          </table:table-cell>
          <table:table-cell table:formula="of:=COUNTIF([.B18:.AT18]; &quot;&gt;0&quot;)" office:value-type="float" office:value="12" calcext:value-type="float">
            <text:p>12</text:p>
          </table:table-cell>
          <table:table-cell table:formula="of:=COUNTIF([.B18:.AT18]; &quot;&lt;0&quot;)" office:value-type="float" office:value="8" calcext:value-type="float">
            <text:p>8</text:p>
          </table:table-cell>
          <table:table-cell table:formula="of:=ROUND([.AU18]/[.AV18];1)" office:value-type="float" office:value="1.5" calcext:value-type="float">
            <text:p>1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K'Sante</text:p>
          </table:table-cell>
          <table:table-cell table:style-name="ce10" office:value-type="float" office:value="0.0121" calcext:value-type="float">
            <text:p>0.01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4" calcext:value-type="float">
            <text:p>0.047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0" office:value-type="float" office:value="-0.0243" calcext:value-type="float">
            <text:p>-0.02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5" calcext:value-type="float">
            <text:p>-0.01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8" calcext:value-type="float">
            <text:p>0.048</text:p>
          </table:table-cell>
          <table:table-cell table:style-name="ce10" office:value-type="float" office:value="0.0436" calcext:value-type="float">
            <text:p>0.0436</text:p>
          </table:table-cell>
          <table:table-cell table:style-name="ce10" office:value-type="float" office:value="-0.0577" calcext:value-type="float">
            <text:p>-0.0577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0.0137" calcext:value-type="float">
            <text:p>0.0137</text:p>
          </table:table-cell>
          <table:table-cell table:style-name="ce10" office:value-type="float" office:value="0.0419" calcext:value-type="float">
            <text:p>0.0419</text:p>
          </table:table-cell>
          <table:table-cell table:style-name="ce10" office:value-type="float" office:value="0.0202" calcext:value-type="float">
            <text:p>0.02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06" calcext:value-type="float">
            <text:p>0.030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17" calcext:value-type="float">
            <text:p>0.01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47" calcext:value-type="float">
            <text:p>-0.0447</text:p>
          </table:table-cell>
          <table:table-cell table:style-name="ce10" office:value-type="float" office:value="0.0449" calcext:value-type="float">
            <text:p>0.0449</text:p>
          </table:table-cell>
          <table:table-cell table:style-name="ce10" office:value-type="float" office:value="-0.0146" calcext:value-type="float">
            <text:p>-0.01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02" calcext:value-type="float">
            <text:p>0.010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-0.0364" calcext:value-type="float">
            <text:p>-0.0364</text:p>
          </table:table-cell>
          <table:table-cell table:style-name="ce10" office:value-type="float" office:value="-0.0473" calcext:value-type="float">
            <text:p>-0.0473</text:p>
          </table:table-cell>
          <table:table-cell table:style-name="ce10" office:value-type="float" office:value="0.0324" calcext:value-type="float">
            <text:p>0.032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21" calcext:value-type="float">
            <text:p>0.0221</text:p>
          </table:table-cell>
          <table:table-cell table:style-name="ce10" office:value-type="float" office:value="-0.0271" calcext:value-type="float">
            <text:p>-0.02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1" calcext:value-type="float">
            <text:p>-0.013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238" calcext:value-type="float">
            <text:p>-0.0238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19:.AS19])" office:value-type="float" office:value="0.1289" calcext:value-type="float">
            <text:p>0.1289</text:p>
          </table:table-cell>
          <table:table-cell table:formula="of:=COUNTIF([.B19:.AT19]; &quot;&gt;0&quot;)" office:value-type="float" office:value="17" calcext:value-type="float">
            <text:p>17</text:p>
          </table:table-cell>
          <table:table-cell table:formula="of:=COUNTIF([.B19:.AT19]; &quot;&lt;0&quot;)" office:value-type="float" office:value="10" calcext:value-type="float">
            <text:p>10</text:p>
          </table:table-cell>
          <table:table-cell table:formula="of:=ROUND([.AU19]/[.AV19];1)" office:value-type="float" office:value="1.7" calcext:value-type="float">
            <text:p>1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Malphit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49" calcext:value-type="float">
            <text:p>0.0349</text:p>
          </table:table-cell>
          <table:table-cell table:style-name="ce10" office:value-type="float" office:value="0.0279" calcext:value-type="float">
            <text:p>0.0279</text:p>
          </table:table-cell>
          <table:table-cell table:style-name="ce10" office:value-type="float" office:value="-0.0601" calcext:value-type="float">
            <text:p>-0.06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719" calcext:value-type="float">
            <text:p>-0.0719</text:p>
          </table:table-cell>
          <table:table-cell table:style-name="ce10" office:value-type="float" office:value="0.0281" calcext:value-type="float">
            <text:p>0.028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36" calcext:value-type="float">
            <text:p>0.0536</text:p>
          </table:table-cell>
          <table:table-cell table:style-name="ce10" office:value-type="float" office:value="0.0358" calcext:value-type="float">
            <text:p>0.0358</text:p>
          </table:table-cell>
          <table:table-cell table:style-name="ce10" office:value-type="float" office:value="0.0356" calcext:value-type="float">
            <text:p>0.0356</text:p>
          </table:table-cell>
          <table:table-cell table:style-name="ce10" office:value-type="float" office:value="-0.0417" calcext:value-type="float">
            <text:p>-0.0417</text:p>
          </table:table-cell>
          <table:table-cell table:style-name="ce10" office:value-type="float" office:value="0.0446" calcext:value-type="float">
            <text:p>0.0446</text:p>
          </table:table-cell>
          <table:table-cell table:style-name="ce10" office:value-type="float" office:value="0.0495" calcext:value-type="float">
            <text:p>0.0495</text:p>
          </table:table-cell>
          <table:table-cell table:style-name="ce10" office:value-type="float" office:value="0.0156" calcext:value-type="float">
            <text:p>0.0156</text:p>
          </table:table-cell>
          <table:table-cell table:style-name="ce10" office:value-type="float" office:value="0.083" calcext:value-type="float">
            <text:p>0.08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382" calcext:value-type="float">
            <text:p>-0.0382</text:p>
          </table:table-cell>
          <table:table-cell table:style-name="ce10" office:value-type="float" office:value="-0.0401" calcext:value-type="float">
            <text:p>-0.0401</text:p>
          </table:table-cell>
          <table:table-cell table:style-name="ce10" office:value-type="float" office:value="-0.0261" calcext:value-type="float">
            <text:p>-0.0261</text:p>
          </table:table-cell>
          <table:table-cell table:style-name="ce10" office:value-type="float" office:value="0.045" calcext:value-type="float">
            <text:p>0.0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75" calcext:value-type="float">
            <text:p>0.0675</text:p>
          </table:table-cell>
          <table:table-cell table:style-name="ce10" office:value-type="float" office:value="0.0123" calcext:value-type="float">
            <text:p>0.01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6" calcext:value-type="float">
            <text:p>0.0276</text:p>
          </table:table-cell>
          <table:table-cell table:style-name="ce10" office:value-type="float" office:value="0.035" calcext:value-type="float">
            <text:p>0.035</text:p>
          </table:table-cell>
          <table:table-cell table:style-name="ce10" office:value-type="float" office:value="-0.022" calcext:value-type="float">
            <text:p>-0.022</text:p>
          </table:table-cell>
          <table:table-cell table:style-name="ce10" office:value-type="float" office:value="-0.0438" calcext:value-type="float">
            <text:p>-0.0438</text:p>
          </table:table-cell>
          <table:table-cell table:style-name="ce10" office:value-type="float" office:value="-0.0418" calcext:value-type="float">
            <text:p>-0.0418</text:p>
          </table:table-cell>
          <table:table-cell table:style-name="ce10" office:value-type="float" office:value="0.0112" calcext:value-type="float">
            <text:p>0.0112</text:p>
          </table:table-cell>
          <table:table-cell table:style-name="ce10" office:value-type="float" office:value="0.0199" calcext:value-type="float">
            <text:p>0.0199</text:p>
          </table:table-cell>
          <table:table-cell table:style-name="ce10" office:value-type="float" office:value="0.0975" calcext:value-type="float">
            <text:p>0.097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641" calcext:value-type="float">
            <text:p>-0.064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87" calcext:value-type="float">
            <text:p>0.0187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0:.AS20])" office:value-type="float" office:value="0.2935" calcext:value-type="float">
            <text:p>0.2935</text:p>
          </table:table-cell>
          <table:table-cell table:formula="of:=COUNTIF([.B20:.AT20]; &quot;&gt;0&quot;)" office:value-type="float" office:value="20" calcext:value-type="float">
            <text:p>20</text:p>
          </table:table-cell>
          <table:table-cell table:formula="of:=COUNTIF([.B20:.AT20]; &quot;&lt;0&quot;)" office:value-type="float" office:value="10" calcext:value-type="float">
            <text:p>10</text:p>
          </table:table-cell>
          <table:table-cell table:formula="of:=ROUND([.AU20]/[.AV20];1)" office:value-type="float" office:value="2" calcext:value-type="float">
            <text:p>2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Maokai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18" calcext:value-type="float">
            <text:p>0.018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0.0309" calcext:value-type="float">
            <text:p>0.030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84" calcext:value-type="float">
            <text:p>0.028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126" calcext:value-type="float">
            <text:p>0.012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141" calcext:value-type="float">
            <text:p>-0.0141</text:p>
          </table:table-cell>
          <table:table-cell table:style-name="ce10" office:value-type="float" office:value="0.0336" calcext:value-type="float">
            <text:p>0.033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56" calcext:value-type="float">
            <text:p>-0.0156</text:p>
          </table:table-cell>
          <table:table-cell table:style-name="ce11" table:formula="of:=SUM([.B21:.AS21])" office:value-type="float" office:value="0.0938" calcext:value-type="float">
            <text:p>0.0938</text:p>
          </table:table-cell>
          <table:table-cell table:formula="of:=COUNTIF([.B21:.AT21]; &quot;&gt;0&quot;)" office:value-type="float" office:value="6" calcext:value-type="float">
            <text:p>6</text:p>
          </table:table-cell>
          <table:table-cell table:formula="of:=COUNTIF([.B21:.AT21]; &quot;&lt;0&quot;)" office:value-type="float" office:value="2" calcext:value-type="float">
            <text:p>2</text:p>
          </table:table-cell>
          <table:table-cell table:formula="of:=ROUND([.AU21]/[.AV21];1)" office:value-type="float" office:value="3" calcext:value-type="float">
            <text:p>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Mordekaiser</text:p>
          </table:table-cell>
          <table:table-cell table:style-name="ce10" office:value-type="float" office:value="-0.0333" calcext:value-type="float">
            <text:p>-0.0333</text:p>
          </table:table-cell>
          <table:table-cell table:style-name="ce10" office:value-type="float" office:value="0.0447" calcext:value-type="float">
            <text:p>0.0447</text:p>
          </table:table-cell>
          <table:table-cell table:style-name="ce10" office:value-type="float" office:value="0.0417" calcext:value-type="float">
            <text:p>0.0417</text:p>
          </table:table-cell>
          <table:table-cell table:style-name="ce10" office:value-type="float" office:value="0.0147" calcext:value-type="float">
            <text:p>0.0147</text:p>
          </table:table-cell>
          <table:table-cell table:style-name="ce10" office:value-type="float" office:value="-0.0215" calcext:value-type="float">
            <text:p>-0.02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44" calcext:value-type="float">
            <text:p>-0.014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76" calcext:value-type="float">
            <text:p>0.0276</text:p>
          </table:table-cell>
          <table:table-cell table:style-name="ce10" office:value-type="float" office:value="0.0358" calcext:value-type="float">
            <text:p>0.0358</text:p>
          </table:table-cell>
          <table:table-cell table:style-name="ce10" office:value-type="float" office:value="0.0244" calcext:value-type="float">
            <text:p>0.0244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0.0123" calcext:value-type="float">
            <text:p>0.01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14" calcext:value-type="float">
            <text:p>-0.0414</text:p>
          </table:table-cell>
          <table:table-cell table:style-name="ce10" office:value-type="float" office:value="0.0404" calcext:value-type="float">
            <text:p>0.0404</text:p>
          </table:table-cell>
          <table:table-cell table:style-name="ce10" office:value-type="float" office:value="0.0211" calcext:value-type="float">
            <text:p>0.02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06" calcext:value-type="float">
            <text:p>-0.02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2" calcext:value-type="float">
            <text:p>0.0202</text:p>
          </table:table-cell>
          <table:table-cell table:style-name="ce10" office:value-type="float" office:value="0.0383" calcext:value-type="float">
            <text:p>0.0383</text:p>
          </table:table-cell>
          <table:table-cell table:style-name="ce10" office:value-type="float" office:value="-0.0286" calcext:value-type="float">
            <text:p>-0.0286</text:p>
          </table:table-cell>
          <table:table-cell table:style-name="ce10" office:value-type="float" office:value="0.0195" calcext:value-type="float">
            <text:p>0.01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1" calcext:value-type="float">
            <text:p>0.031</text:p>
          </table:table-cell>
          <table:table-cell table:style-name="ce10" office:value-type="float" office:value="0.0179" calcext:value-type="float">
            <text:p>0.0179</text:p>
          </table:table-cell>
          <table:table-cell table:style-name="ce10" office:value-type="float" office:value="-0.0491" calcext:value-type="float">
            <text:p>-0.0491</text:p>
          </table:table-cell>
          <table:table-cell table:style-name="ce10" office:value-type="float" office:value="0.0223" calcext:value-type="float">
            <text:p>0.0223</text:p>
          </table:table-cell>
          <table:table-cell table:style-name="ce10" office:value-type="float" office:value="-0.0122" calcext:value-type="float">
            <text:p>-0.0122</text:p>
          </table:table-cell>
          <table:table-cell table:style-name="ce10" office:value-type="float" office:value="-0.0137" calcext:value-type="float">
            <text:p>-0.0137</text:p>
          </table:table-cell>
          <table:table-cell table:style-name="ce10" office:value-type="float" office:value="0.0244" calcext:value-type="float">
            <text:p>0.0244</text:p>
          </table:table-cell>
          <table:table-cell table:style-name="ce10" office:value-type="float" office:value="0.0206" calcext:value-type="float">
            <text:p>0.020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511" calcext:value-type="float">
            <text:p>-0.05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13" calcext:value-type="float">
            <text:p>0.0413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2:.AS22])" office:value-type="float" office:value="0.1925" calcext:value-type="float">
            <text:p>0.1925</text:p>
          </table:table-cell>
          <table:table-cell table:formula="of:=COUNTIF([.B22:.AT22]; &quot;&gt;0&quot;)" office:value-type="float" office:value="19" calcext:value-type="float">
            <text:p>19</text:p>
          </table:table-cell>
          <table:table-cell table:formula="of:=COUNTIF([.B22:.AT22]; &quot;&lt;0&quot;)" office:value-type="float" office:value="11" calcext:value-type="float">
            <text:p>11</text:p>
          </table:table-cell>
          <table:table-cell table:formula="of:=ROUND([.AU22]/[.AV22];1)" office:value-type="float" office:value="1.7" calcext:value-type="float">
            <text:p>1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Nasus</text:p>
          </table:table-cell>
          <table:table-cell table:style-name="ce10" office:value-type="float" office:value="-0.0747" calcext:value-type="float">
            <text:p>-0.0747</text:p>
          </table:table-cell>
          <table:table-cell table:style-name="ce10" office:value-type="float" office:value="0.1266" calcext:value-type="float">
            <text:p>0.1266</text:p>
          </table:table-cell>
          <table:table-cell table:style-name="ce10" office:value-type="float" office:value="-0.0273" calcext:value-type="float">
            <text:p>-0.0273</text:p>
          </table:table-cell>
          <table:table-cell table:style-name="ce10" office:value-type="float" office:value="-0.0294" calcext:value-type="float">
            <text:p>-0.0294</text:p>
          </table:table-cell>
          <table:table-cell table:style-name="ce10" office:value-type="float" office:value="-0.0154" calcext:value-type="float">
            <text:p>-0.0154</text:p>
          </table:table-cell>
          <table:table-cell table:style-name="ce10" office:value-type="float" office:value="0.0503" calcext:value-type="float">
            <text:p>0.05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25" calcext:value-type="float">
            <text:p>0.0425</text:p>
          </table:table-cell>
          <table:table-cell table:style-name="ce10" office:value-type="float" office:value="-0.0313" calcext:value-type="float">
            <text:p>-0.0313</text:p>
          </table:table-cell>
          <table:table-cell table:style-name="ce10" office:value-type="float" office:value="0.0575" calcext:value-type="float">
            <text:p>0.05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8" calcext:value-type="float">
            <text:p>0.0118</text:p>
          </table:table-cell>
          <table:table-cell table:style-name="ce10" office:value-type="float" office:value="-0.043" calcext:value-type="float">
            <text:p>-0.043</text:p>
          </table:table-cell>
          <table:table-cell table:style-name="ce10" office:value-type="float" office:value="0.0297" calcext:value-type="float">
            <text:p>0.0297</text:p>
          </table:table-cell>
          <table:table-cell table:style-name="ce10" office:value-type="float" office:value="0.058" calcext:value-type="float">
            <text:p>0.058</text:p>
          </table:table-cell>
          <table:table-cell table:style-name="ce10" office:value-type="float" office:value="0.0825" calcext:value-type="float">
            <text:p>0.08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37" calcext:value-type="float">
            <text:p>0.0337</text:p>
          </table:table-cell>
          <table:table-cell table:style-name="ce10" office:value-type="float" office:value="0.017" calcext:value-type="float">
            <text:p>0.0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07" calcext:value-type="float">
            <text:p>0.0107</text:p>
          </table:table-cell>
          <table:table-cell table:style-name="ce10" office:value-type="float" office:value="0.0134" calcext:value-type="float">
            <text:p>0.0134</text:p>
          </table:table-cell>
          <table:table-cell table:style-name="ce10" office:value-type="float" office:value="-0.0302" calcext:value-type="float">
            <text:p>-0.0302</text:p>
          </table:table-cell>
          <table:table-cell table:style-name="ce10" office:value-type="float" office:value="-0.0298" calcext:value-type="float">
            <text:p>-0.02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11" calcext:value-type="float">
            <text:p>0.0211</text:p>
          </table:table-cell>
          <table:table-cell table:style-name="ce10" office:value-type="float" office:value="0.0266" calcext:value-type="float">
            <text:p>0.0266</text:p>
          </table:table-cell>
          <table:table-cell table:style-name="ce10" office:value-type="float" office:value="-0.0648" calcext:value-type="float">
            <text:p>-0.0648</text:p>
          </table:table-cell>
          <table:table-cell table:style-name="ce10" office:value-type="float" office:value="-0.04" calcext:value-type="float">
            <text:p>-0.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19" calcext:value-type="float">
            <text:p>0.05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62" calcext:value-type="float">
            <text:p>0.0262</text:p>
          </table:table-cell>
          <table:table-cell table:style-name="ce10" office:value-type="float" office:value="-0.0628" calcext:value-type="float">
            <text:p>-0.06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62" calcext:value-type="float">
            <text:p>0.03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74" calcext:value-type="float">
            <text:p>0.017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3:.AS23])" office:value-type="float" office:value="0.2644" calcext:value-type="float">
            <text:p>0.2644</text:p>
          </table:table-cell>
          <table:table-cell table:formula="of:=COUNTIF([.B23:.AT23]; &quot;&gt;0&quot;)" office:value-type="float" office:value="19" calcext:value-type="float">
            <text:p>19</text:p>
          </table:table-cell>
          <table:table-cell table:formula="of:=COUNTIF([.B23:.AT23]; &quot;&lt;0&quot;)" office:value-type="float" office:value="11" calcext:value-type="float">
            <text:p>11</text:p>
          </table:table-cell>
          <table:table-cell table:formula="of:=ROUND([.AU23]/[.AV23];1)" office:value-type="float" office:value="1.7" calcext:value-type="float">
            <text:p>1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Ornn</text:p>
          </table:table-cell>
          <table:table-cell table:style-name="ce10" office:value-type="float" office:value="-0.0281" calcext:value-type="float">
            <text:p>-0.02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7" calcext:value-type="float">
            <text:p>-0.0257</text:p>
          </table:table-cell>
          <table:table-cell table:style-name="ce10" office:value-type="float" office:value="0.0147" calcext:value-type="float">
            <text:p>0.0147</text:p>
          </table:table-cell>
          <table:table-cell table:style-name="ce10" office:value-type="float" office:value="0.0237" calcext:value-type="float">
            <text:p>0.0237</text:p>
          </table:table-cell>
          <table:table-cell table:style-name="ce10" office:value-type="float" office:value="-0.0223" calcext:value-type="float">
            <text:p>-0.0223</text:p>
          </table:table-cell>
          <table:table-cell table:style-name="ce10" office:value-type="float" office:value="-0.036" calcext:value-type="float">
            <text:p>-0.036</text:p>
          </table:table-cell>
          <table:table-cell table:style-name="ce10" office:value-type="float" office:value="0.0153" calcext:value-type="float">
            <text:p>0.0153</text:p>
          </table:table-cell>
          <table:table-cell table:style-name="ce10" office:value-type="float" office:value="-0.0348" calcext:value-type="float">
            <text:p>-0.0348</text:p>
          </table:table-cell>
          <table:table-cell table:style-name="ce10" office:value-type="float" office:value="0.0326" calcext:value-type="float">
            <text:p>0.0326</text:p>
          </table:table-cell>
          <table:table-cell table:style-name="ce10" office:value-type="float" office:value="0.0523" calcext:value-type="float">
            <text:p>0.0523</text:p>
          </table:table-cell>
          <table:table-cell table:style-name="ce10" office:value-type="float" office:value="0.0104" calcext:value-type="float">
            <text:p>0.0104</text:p>
          </table:table-cell>
          <table:table-cell table:style-name="ce10" office:value-type="float" office:value="-0.0243" calcext:value-type="float">
            <text:p>-0.02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1" calcext:value-type="float">
            <text:p>0.031</text:p>
          </table:table-cell>
          <table:table-cell table:style-name="ce10" office:value-type="float" office:value="0.0449" calcext:value-type="float">
            <text:p>0.0449</text:p>
          </table:table-cell>
          <table:table-cell table:style-name="ce10" office:value-type="float" office:value="-0.0216" calcext:value-type="float">
            <text:p>-0.0216</text:p>
          </table:table-cell>
          <table:table-cell table:style-name="ce10" office:value-type="float" office:value="0.0332" calcext:value-type="float">
            <text:p>0.0332</text:p>
          </table:table-cell>
          <table:table-cell table:style-name="ce10" office:value-type="float" office:value="0.0104" calcext:value-type="float">
            <text:p>0.0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" calcext:value-type="float">
            <text:p>-0.011</text:p>
          </table:table-cell>
          <table:table-cell table:style-name="ce10" office:value-type="float" office:value="-0.0271" calcext:value-type="float">
            <text:p>-0.02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5" calcext:value-type="float">
            <text:p>0.01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55" calcext:value-type="float">
            <text:p>0.0355</text:p>
          </table:table-cell>
          <table:table-cell table:style-name="ce10" office:value-type="float" office:value="0.0482" calcext:value-type="float">
            <text:p>0.04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14" calcext:value-type="float">
            <text:p>-0.0114</text:p>
          </table:table-cell>
          <table:table-cell table:style-name="ce10" office:value-type="float" office:value="-0.0185" calcext:value-type="float">
            <text:p>-0.0185</text:p>
          </table:table-cell>
          <table:table-cell table:style-name="ce10" office:value-type="float" office:value="-0.0549" calcext:value-type="float">
            <text:p>-0.054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639" calcext:value-type="float">
            <text:p>0.063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87" calcext:value-type="float">
            <text:p>0.01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1" calcext:value-type="float">
            <text:p>0.0391</text:p>
          </table:table-cell>
          <table:table-cell table:style-name="ce10" office:value-type="float" office:value="-0.0484" calcext:value-type="float">
            <text:p>-0.04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4:.AS24])" office:value-type="float" office:value="0.157" calcext:value-type="float">
            <text:p>0.157</text:p>
          </table:table-cell>
          <table:table-cell table:formula="of:=COUNTIF([.B24:.AT24]; &quot;&gt;0&quot;)" office:value-type="float" office:value="19" calcext:value-type="float">
            <text:p>19</text:p>
          </table:table-cell>
          <table:table-cell table:formula="of:=COUNTIF([.B24:.AT24]; &quot;&lt;0&quot;)" office:value-type="float" office:value="13" calcext:value-type="float">
            <text:p>13</text:p>
          </table:table-cell>
          <table:table-cell table:formula="of:=ROUND([.AU24]/[.AV24];1)" office:value-type="float" office:value="1.5" calcext:value-type="float">
            <text:p>1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Pantheo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95" calcext:value-type="float">
            <text:p>0.09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43" calcext:value-type="float">
            <text:p>-0.0143</text:p>
          </table:table-cell>
          <table:table-cell table:style-name="ce10" office:value-type="float" office:value="-0.02" calcext:value-type="float">
            <text:p>-0.02</text:p>
          </table:table-cell>
          <table:table-cell table:style-name="ce10" office:value-type="float" office:value="-0.0184" calcext:value-type="float">
            <text:p>-0.01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0" office:value-type="float" office:value="0.0773" calcext:value-type="float">
            <text:p>0.0773</text:p>
          </table:table-cell>
          <table:table-cell table:style-name="ce10" office:value-type="float" office:value="0.0343" calcext:value-type="float">
            <text:p>0.0343</text:p>
          </table:table-cell>
          <table:table-cell table:style-name="ce10" office:value-type="float" office:value="-0.0286" calcext:value-type="float">
            <text:p>-0.0286</text:p>
          </table:table-cell>
          <table:table-cell table:style-name="ce10" office:value-type="float" office:value="0.0172" calcext:value-type="float">
            <text:p>0.0172</text:p>
          </table:table-cell>
          <table:table-cell table:style-name="ce10" office:value-type="float" office:value="0.0121" calcext:value-type="float">
            <text:p>0.01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7" calcext:value-type="float">
            <text:p>0.057</text:p>
          </table:table-cell>
          <table:table-cell table:style-name="ce10" office:value-type="float" office:value="-0.0528" calcext:value-type="float">
            <text:p>-0.05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27" calcext:value-type="float">
            <text:p>-0.0227</text:p>
          </table:table-cell>
          <table:table-cell table:style-name="ce10" office:value-type="float" office:value="-0.0219" calcext:value-type="float">
            <text:p>-0.0219</text:p>
          </table:table-cell>
          <table:table-cell table:style-name="ce10" office:value-type="float" office:value="-0.0176" calcext:value-type="float">
            <text:p>-0.01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41" calcext:value-type="float">
            <text:p>-0.05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8" calcext:value-type="float">
            <text:p>0.01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9" calcext:value-type="float">
            <text:p>0.0479</text:p>
          </table:table-cell>
          <table:table-cell table:style-name="ce10" office:value-type="float" office:value="0.0432" calcext:value-type="float">
            <text:p>0.0432</text:p>
          </table:table-cell>
          <table:table-cell table:style-name="ce10" office:value-type="float" office:value="-0.0112" calcext:value-type="float">
            <text:p>-0.01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83" calcext:value-type="float">
            <text:p>-0.0483</text:p>
          </table:table-cell>
          <table:table-cell table:style-name="ce10" office:value-type="float" office:value="0.0306" calcext:value-type="float">
            <text:p>0.030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14" calcext:value-type="float">
            <text:p>0.0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96" calcext:value-type="float">
            <text:p>0.059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formula="of:=SUM([.B25:.AS25])" office:value-type="float" office:value="0.2156" calcext:value-type="float">
            <text:p>0.2156</text:p>
          </table:table-cell>
          <table:table-cell table:formula="of:=COUNTIF([.B25:.AT25]; &quot;&gt;0&quot;)" office:value-type="float" office:value="14" calcext:value-type="float">
            <text:p>14</text:p>
          </table:table-cell>
          <table:table-cell table:formula="of:=COUNTIF([.B25:.AT25]; &quot;&lt;0&quot;)" office:value-type="float" office:value="11" calcext:value-type="float">
            <text:p>11</text:p>
          </table:table-cell>
          <table:table-cell table:formula="of:=ROUND([.AU25]/[.AV25];1)" office:value-type="float" office:value="1.3" calcext:value-type="float">
            <text:p>1.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Poppy</text:p>
          </table:table-cell>
          <table:table-cell table:style-name="ce10" office:value-type="float" office:value="-0.0151" calcext:value-type="float">
            <text:p>-0.01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3" calcext:value-type="float">
            <text:p>-0.0253</text:p>
          </table:table-cell>
          <table:table-cell table:style-name="ce10" office:value-type="float" office:value="-0.0153" calcext:value-type="float">
            <text:p>-0.0153</text:p>
          </table:table-cell>
          <table:table-cell table:style-name="ce10" office:value-type="float" office:value="-0.0231" calcext:value-type="float">
            <text:p>-0.0231</text:p>
          </table:table-cell>
          <table:table-cell table:style-name="ce10" office:value-type="float" office:value="-0.015" calcext:value-type="float">
            <text:p>-0.015</text:p>
          </table:table-cell>
          <table:table-cell table:style-name="ce10" office:value-type="float" office:value="0.0589" calcext:value-type="float">
            <text:p>0.05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28" calcext:value-type="float">
            <text:p>-0.0428</text:p>
          </table:table-cell>
          <table:table-cell table:style-name="ce10" office:value-type="float" office:value="0.0259" calcext:value-type="float">
            <text:p>0.0259</text:p>
          </table:table-cell>
          <table:table-cell table:style-name="ce10" office:value-type="float" office:value="0.0224" calcext:value-type="float">
            <text:p>0.0224</text:p>
          </table:table-cell>
          <table:table-cell table:style-name="ce10" office:value-type="float" office:value="0.039" calcext:value-type="float">
            <text:p>0.039</text:p>
          </table:table-cell>
          <table:table-cell table:style-name="ce10" office:value-type="float" office:value="0.0212" calcext:value-type="float">
            <text:p>0.0212</text:p>
          </table:table-cell>
          <table:table-cell table:style-name="ce10" office:value-type="float" office:value="0.024" calcext:value-type="float">
            <text:p>0.024</text:p>
          </table:table-cell>
          <table:table-cell table:style-name="ce10" office:value-type="float" office:value="0.0356" calcext:value-type="float">
            <text:p>0.03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47" calcext:value-type="float">
            <text:p>-0.0147</text:p>
          </table:table-cell>
          <table:table-cell table:style-name="ce10" office:value-type="float" office:value="0.0833" calcext:value-type="float">
            <text:p>0.0833</text:p>
          </table:table-cell>
          <table:table-cell table:style-name="ce10" office:value-type="float" office:value="-0.0156" calcext:value-type="float">
            <text:p>-0.0156</text:p>
          </table:table-cell>
          <table:table-cell table:style-name="ce10" office:value-type="float" office:value="-0.063" calcext:value-type="float">
            <text:p>-0.063</text:p>
          </table:table-cell>
          <table:table-cell table:style-name="ce10" office:value-type="float" office:value="-0.055" calcext:value-type="float">
            <text:p>-0.0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38" calcext:value-type="float">
            <text:p>-0.0238</text:p>
          </table:table-cell>
          <table:table-cell table:style-name="ce10" office:value-type="float" office:value="0.0467" calcext:value-type="float">
            <text:p>0.046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35" calcext:value-type="float">
            <text:p>0.0235</text:p>
          </table:table-cell>
          <table:table-cell table:style-name="ce10" office:value-type="float" office:value="-0.0208" calcext:value-type="float">
            <text:p>-0.0208</text:p>
          </table:table-cell>
          <table:table-cell table:style-name="ce10" office:value-type="float" office:value="0.0369" calcext:value-type="float">
            <text:p>0.0369</text:p>
          </table:table-cell>
          <table:table-cell table:style-name="ce10" office:value-type="float" office:value="-0.0181" calcext:value-type="float">
            <text:p>-0.0181</text:p>
          </table:table-cell>
          <table:table-cell table:style-name="ce10" office:value-type="float" office:value="-0.0274" calcext:value-type="float">
            <text:p>-0.02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25" calcext:value-type="float">
            <text:p>-0.0325</text:p>
          </table:table-cell>
          <table:table-cell table:style-name="ce10" office:value-type="float" office:value="-0.0673" calcext:value-type="float">
            <text:p>-0.0673</text:p>
          </table:table-cell>
          <table:table-cell table:style-name="ce10" office:value-type="float" office:value="-0.0723" calcext:value-type="float">
            <text:p>-0.07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522" calcext:value-type="float">
            <text:p>-0.0522</text:p>
          </table:table-cell>
          <table:table-cell table:style-name="ce10" office:value-type="float" office:value="0.0159" calcext:value-type="float">
            <text:p>0.0159</text:p>
          </table:table-cell>
          <table:table-cell table:style-name="ce10" office:value-type="float" office:value="0.0475" calcext:value-type="float">
            <text:p>0.04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17" calcext:value-type="float">
            <text:p>-0.0517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6:.AS26])" office:value-type="float" office:value="-0.1702" calcext:value-type="float">
            <text:p>-0.1702</text:p>
          </table:table-cell>
          <table:table-cell table:formula="of:=COUNTIF([.B26:.AT26]; &quot;&gt;0&quot;)" office:value-type="float" office:value="13" calcext:value-type="float">
            <text:p>13</text:p>
          </table:table-cell>
          <table:table-cell table:formula="of:=COUNTIF([.B26:.AT26]; &quot;&lt;0&quot;)" office:value-type="float" office:value="20" calcext:value-type="float">
            <text:p>20</text:p>
          </table:table-cell>
          <table:table-cell table:formula="of:=ROUND([.AU26]/[.AV26];1)" office:value-type="float" office:value="0.7" calcext:value-type="float">
            <text:p>0.7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Quinn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335" calcext:value-type="float">
            <text:p>0.03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12" calcext:value-type="float">
            <text:p>0.0412</text:p>
          </table:table-cell>
          <table:table-cell table:style-name="ce10" office:value-type="float" office:value="0.0253" calcext:value-type="float">
            <text:p>0.02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17" calcext:value-type="float">
            <text:p>0.03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85" calcext:value-type="float">
            <text:p>-0.0485</text:p>
          </table:table-cell>
          <table:table-cell table:style-name="ce10" office:value-type="float" office:value="0.0579" calcext:value-type="float">
            <text:p>0.0579</text:p>
          </table:table-cell>
          <table:table-cell table:style-name="ce10" office:value-type="float" office:value="0.0548" calcext:value-type="float">
            <text:p>0.054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911" calcext:value-type="float">
            <text:p>-0.09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03" calcext:value-type="float">
            <text:p>0.01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24" calcext:value-type="float">
            <text:p>-0.052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16" calcext:value-type="float">
            <text:p>0.01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" calcext:value-type="float">
            <text:p>0.0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393" calcext:value-type="float">
            <text:p>-0.0393</text:p>
          </table:table-cell>
          <table:table-cell table:style-name="ce10" office:value-type="float" office:value="0.0313" calcext:value-type="float">
            <text:p>0.031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0169" calcext:value-type="float">
            <text:p>-0.0169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7:.AS27])" office:value-type="float" office:value="0.0664" calcext:value-type="float">
            <text:p>0.0664</text:p>
          </table:table-cell>
          <table:table-cell table:formula="of:=COUNTIF([.B27:.AT27]; &quot;&gt;0&quot;)" office:value-type="float" office:value="11" calcext:value-type="float">
            <text:p>11</text:p>
          </table:table-cell>
          <table:table-cell table:formula="of:=COUNTIF([.B27:.AT27]; &quot;&lt;0&quot;)" office:value-type="float" office:value="5" calcext:value-type="float">
            <text:p>5</text:p>
          </table:table-cell>
          <table:table-cell table:formula="of:=ROUND([.AU27]/[.AV27];1)" office:value-type="float" office:value="2.2" calcext:value-type="float">
            <text:p>2.2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Renekton</text:p>
          </table:table-cell>
          <table:table-cell table:style-name="ce10" office:value-type="float" office:value="-0.0234" calcext:value-type="float">
            <text:p>-0.0234</text:p>
          </table:table-cell>
          <table:table-cell table:style-name="ce10" office:value-type="float" office:value="0.0232" calcext:value-type="float">
            <text:p>0.0232</text:p>
          </table:table-cell>
          <table:table-cell table:style-name="ce10" office:value-type="float" office:value="0.0182" calcext:value-type="float">
            <text:p>0.0182</text:p>
          </table:table-cell>
          <table:table-cell table:style-name="ce10" office:value-type="float" office:value="-0.0142" calcext:value-type="float">
            <text:p>-0.0142</text:p>
          </table:table-cell>
          <table:table-cell table:style-name="ce10" office:value-type="float" office:value="-0.0185" calcext:value-type="float">
            <text:p>-0.0185</text:p>
          </table:table-cell>
          <table:table-cell table:style-name="ce10" office:value-type="float" office:value="-0.0372" calcext:value-type="float">
            <text:p>-0.0372</text:p>
          </table:table-cell>
          <table:table-cell table:style-name="ce10" office:value-type="float" office:value="0.0104" calcext:value-type="float">
            <text:p>0.0104</text:p>
          </table:table-cell>
          <table:table-cell table:style-name="ce10" office:value-type="float" office:value="-0.0144" calcext:value-type="float">
            <text:p>-0.0144</text:p>
          </table:table-cell>
          <table:table-cell table:style-name="ce10" office:value-type="float" office:value="-0.0166" calcext:value-type="float">
            <text:p>-0.016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38" calcext:value-type="float">
            <text:p>0.0238</text:p>
          </table:table-cell>
          <table:table-cell table:style-name="ce10" office:value-type="float" office:value="0.024" calcext:value-type="float">
            <text:p>0.024</text:p>
          </table:table-cell>
          <table:table-cell table:style-name="ce10" office:value-type="float" office:value="-0.0733" calcext:value-type="float">
            <text:p>-0.0733</text:p>
          </table:table-cell>
          <table:table-cell table:style-name="ce10" office:value-type="float" office:value="0.0159" calcext:value-type="float">
            <text:p>0.0159</text:p>
          </table:table-cell>
          <table:table-cell table:style-name="ce10" office:value-type="float" office:value="0.0308" calcext:value-type="float">
            <text:p>0.0308</text:p>
          </table:table-cell>
          <table:table-cell table:style-name="ce10" office:value-type="float" office:value="0.0157" calcext:value-type="float">
            <text:p>0.01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2" calcext:value-type="float">
            <text:p>0.062</text:p>
          </table:table-cell>
          <table:table-cell table:style-name="ce10" office:value-type="float" office:value="-0.0255" calcext:value-type="float">
            <text:p>-0.0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74" calcext:value-type="float">
            <text:p>-0.0274</text:p>
          </table:table-cell>
          <table:table-cell table:style-name="ce10" office:value-type="float" office:value="-0.0167" calcext:value-type="float">
            <text:p>-0.0167</text:p>
          </table:table-cell>
          <table:table-cell table:style-name="ce10" office:value-type="float" office:value="-0.0547" calcext:value-type="float">
            <text:p>-0.0547</text:p>
          </table:table-cell>
          <table:table-cell table:style-name="ce10" office:value-type="float" office:value="-0.0144" calcext:value-type="float">
            <text:p>-0.0144</text:p>
          </table:table-cell>
          <table:table-cell table:style-name="ce10" office:value-type="float" office:value="-0.0363" calcext:value-type="float">
            <text:p>-0.0363</text:p>
          </table:table-cell>
          <table:table-cell table:style-name="ce10" office:value-type="float" office:value="-0.026" calcext:value-type="float">
            <text:p>-0.0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03" calcext:value-type="float">
            <text:p>0.0403</text:p>
          </table:table-cell>
          <table:table-cell table:style-name="ce10" office:value-type="float" office:value="0.0172" calcext:value-type="float">
            <text:p>0.017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14" calcext:value-type="float">
            <text:p>-0.0314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0" office:value-type="float" office:value="-0.0199" calcext:value-type="float">
            <text:p>-0.0199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-0.0319" calcext:value-type="float">
            <text:p>-0.031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594" calcext:value-type="float">
            <text:p>0.05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1" calcext:value-type="float">
            <text:p>0.021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28:.AS28])" office:value-type="float" office:value="-0.0831" calcext:value-type="float">
            <text:p>-0.0831</text:p>
          </table:table-cell>
          <table:table-cell table:formula="of:=COUNTIF([.B28:.AT28]; &quot;&gt;0&quot;)" office:value-type="float" office:value="15" calcext:value-type="float">
            <text:p>15</text:p>
          </table:table-cell>
          <table:table-cell table:formula="of:=COUNTIF([.B28:.AT28]; &quot;&lt;0&quot;)" office:value-type="float" office:value="18" calcext:value-type="float">
            <text:p>18</text:p>
          </table:table-cell>
          <table:table-cell table:formula="of:=ROUND([.AU28]/[.AV28];1)" office:value-type="float" office:value="0.8" calcext:value-type="float">
            <text:p>0.8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Rengar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0" office:value-type="float" office:value="-0.0509" calcext:value-type="float">
            <text:p>-0.0509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0" office:value-type="float" office:value="-0.0204" calcext:value-type="float">
            <text:p>-0.020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304" calcext:value-type="float">
            <text:p>-0.0304</text:p>
          </table:table-cell>
          <table:table-cell table:style-name="ce10" office:value-type="float" office:value="0.0541" calcext:value-type="float">
            <text:p>0.054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1" table:formula="of:=SUM([.B29:.AS29])" office:value-type="float" office:value="-0.0476" calcext:value-type="float">
            <text:p>-0.0476</text:p>
          </table:table-cell>
          <table:table-cell table:formula="of:=COUNTIF([.B29:.AT29]; &quot;&gt;0&quot;)" office:value-type="float" office:value="1" calcext:value-type="float">
            <text:p>1</text:p>
          </table:table-cell>
          <table:table-cell table:formula="of:=COUNTIF([.B29:.AT29]; &quot;&lt;0&quot;)" office:value-type="float" office:value="4" calcext:value-type="float">
            <text:p>4</text:p>
          </table:table-cell>
          <table:table-cell table:formula="of:=ROUND([.AU29]/[.AV29];1)" office:value-type="float" office:value="0.3" calcext:value-type="float">
            <text:p>0.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Riven</text:p>
          </table:table-cell>
          <table:table-cell table:style-name="ce10" office:value-type="float" office:value="-0.0207" calcext:value-type="float">
            <text:p>-0.0207</text:p>
          </table:table-cell>
          <table:table-cell table:style-name="ce10" office:value-type="float" office:value="0.0247" calcext:value-type="float">
            <text:p>0.0247</text:p>
          </table:table-cell>
          <table:table-cell table:style-name="ce10" office:value-type="float" office:value="-0.0151" calcext:value-type="float">
            <text:p>-0.015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84" calcext:value-type="float">
            <text:p>0.028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78" calcext:value-type="float">
            <text:p>-0.0478</text:p>
          </table:table-cell>
          <table:table-cell table:style-name="ce10" office:value-type="float" office:value="0.0541" calcext:value-type="float">
            <text:p>0.0541</text:p>
          </table:table-cell>
          <table:table-cell table:style-name="ce10" office:value-type="float" office:value="0.0318" calcext:value-type="float">
            <text:p>0.0318</text:p>
          </table:table-cell>
          <table:table-cell table:style-name="ce10" office:value-type="float" office:value="0.0387" calcext:value-type="float">
            <text:p>0.0387</text:p>
          </table:table-cell>
          <table:table-cell table:style-name="ce10" office:value-type="float" office:value="-0.0211" calcext:value-type="float">
            <text:p>-0.0211</text:p>
          </table:table-cell>
          <table:table-cell table:style-name="ce10" office:value-type="float" office:value="0.0368" calcext:value-type="float">
            <text:p>0.03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43" calcext:value-type="float">
            <text:p>-0.03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58" calcext:value-type="float">
            <text:p>0.0458</text:p>
          </table:table-cell>
          <table:table-cell table:style-name="ce10" office:value-type="float" office:value="-0.0322" calcext:value-type="float">
            <text:p>-0.03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79" calcext:value-type="float">
            <text:p>-0.0379</text:p>
          </table:table-cell>
          <table:table-cell table:style-name="ce10" office:value-type="float" office:value="-0.0411" calcext:value-type="float">
            <text:p>-0.0411</text:p>
          </table:table-cell>
          <table:table-cell table:style-name="ce10" office:value-type="float" office:value="-0.0228" calcext:value-type="float">
            <text:p>-0.0228</text:p>
          </table:table-cell>
          <table:table-cell table:style-name="ce10" office:value-type="float" office:value="-0.0357" calcext:value-type="float">
            <text:p>-0.035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96" calcext:value-type="float">
            <text:p>0.0196</text:p>
          </table:table-cell>
          <table:table-cell table:style-name="ce10" office:value-type="float" office:value="-0.016" calcext:value-type="float">
            <text:p>-0.016</text:p>
          </table:table-cell>
          <table:table-cell table:style-name="ce10" office:value-type="float" office:value="0.0469" calcext:value-type="float">
            <text:p>0.0469</text:p>
          </table:table-cell>
          <table:table-cell table:style-name="ce10" office:value-type="float" office:value="0.0215" calcext:value-type="float">
            <text:p>0.0215</text:p>
          </table:table-cell>
          <table:table-cell table:style-name="ce10" office:value-type="float" office:value="0.0252" calcext:value-type="float">
            <text:p>0.02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28" calcext:value-type="float">
            <text:p>0.04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311" calcext:value-type="float">
            <text:p>-0.0311</text:p>
          </table:table-cell>
          <table:table-cell table:style-name="ce10" office:value-type="float" office:value="-0.059" calcext:value-type="float">
            <text:p>-0.05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89" calcext:value-type="float">
            <text:p>0.0489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0:.AS30])" office:value-type="float" office:value="0.024" calcext:value-type="float">
            <text:p>0.024</text:p>
          </table:table-cell>
          <table:table-cell table:formula="of:=COUNTIF([.B30:.AT30]; &quot;&gt;0&quot;)" office:value-type="float" office:value="14" calcext:value-type="float">
            <text:p>14</text:p>
          </table:table-cell>
          <table:table-cell table:formula="of:=COUNTIF([.B30:.AT30]; &quot;&lt;0&quot;)" office:value-type="float" office:value="14" calcext:value-type="float">
            <text:p>14</text:p>
          </table:table-cell>
          <table:table-cell table:formula="of:=ROUND([.AU30]/[.AV30];1)" office:value-type="float" office:value="1" calcext:value-type="float">
            <text:p>1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Sett</text:p>
          </table:table-cell>
          <table:table-cell table:style-name="ce10" office:value-type="float" office:value="-0.0327" calcext:value-type="float">
            <text:p>-0.0327</text:p>
          </table:table-cell>
          <table:table-cell table:style-name="ce10" office:value-type="float" office:value="-0.0122" calcext:value-type="float">
            <text:p>-0.0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33" calcext:value-type="float">
            <text:p>0.04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01" calcext:value-type="float">
            <text:p>-0.0201</text:p>
          </table:table-cell>
          <table:table-cell table:style-name="ce10" office:value-type="float" office:value="0.0263" calcext:value-type="float">
            <text:p>0.0263</text:p>
          </table:table-cell>
          <table:table-cell table:style-name="ce10" office:value-type="float" office:value="0.0328" calcext:value-type="float">
            <text:p>0.03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5" calcext:value-type="float">
            <text:p>0.0115</text:p>
          </table:table-cell>
          <table:table-cell table:style-name="ce10" office:value-type="float" office:value="0.0427" calcext:value-type="float">
            <text:p>0.0427</text:p>
          </table:table-cell>
          <table:table-cell table:style-name="ce10" office:value-type="float" office:value="0.0426" calcext:value-type="float">
            <text:p>0.0426</text:p>
          </table:table-cell>
          <table:table-cell table:style-name="ce10" office:value-type="float" office:value="-0.0135" calcext:value-type="float">
            <text:p>-0.01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58" calcext:value-type="float">
            <text:p>0.01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4" calcext:value-type="float">
            <text:p>0.0394</text:p>
          </table:table-cell>
          <table:table-cell table:style-name="ce10" office:value-type="float" office:value="-0.0362" calcext:value-type="float">
            <text:p>-0.03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9" calcext:value-type="float">
            <text:p>-0.0269</text:p>
          </table:table-cell>
          <table:table-cell table:style-name="ce10" office:value-type="float" office:value="-0.0285" calcext:value-type="float">
            <text:p>-0.0285</text:p>
          </table:table-cell>
          <table:table-cell table:style-name="ce10" office:value-type="float" office:value="0.0169" calcext:value-type="float">
            <text:p>0.0169</text:p>
          </table:table-cell>
          <table:table-cell table:style-name="ce10" office:value-type="float" office:value="-0.0298" calcext:value-type="float">
            <text:p>-0.0298</text:p>
          </table:table-cell>
          <table:table-cell table:style-name="ce10" office:value-type="float" office:value="0.0173" calcext:value-type="float">
            <text:p>0.017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199" calcext:value-type="float">
            <text:p>0.0199</text:p>
          </table:table-cell>
          <table:table-cell table:style-name="ce10" office:value-type="float" office:value="-0.0337" calcext:value-type="float">
            <text:p>-0.0337</text:p>
          </table:table-cell>
          <table:table-cell table:style-name="ce10" office:value-type="float" office:value="0.0351" calcext:value-type="float">
            <text:p>0.0351</text:p>
          </table:table-cell>
          <table:table-cell table:style-name="ce10" office:value-type="float" office:value="-0.0199" calcext:value-type="float">
            <text:p>-0.0199</text:p>
          </table:table-cell>
          <table:table-cell table:style-name="ce10" office:value-type="float" office:value="-0.0275" calcext:value-type="float">
            <text:p>-0.0275</text:p>
          </table:table-cell>
          <table:table-cell table:style-name="ce10" office:value-type="float" office:value="-0.0635" calcext:value-type="float">
            <text:p>-0.0635</text:p>
          </table:table-cell>
          <table:table-cell table:style-name="ce10" office:value-type="float" office:value="-0.0329" calcext:value-type="float">
            <text:p>-0.03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4" calcext:value-type="float">
            <text:p>-0.0254</text:p>
          </table:table-cell>
          <table:table-cell table:style-name="ce10" office:value-type="float" office:value="-0.0598" calcext:value-type="float">
            <text:p>-0.05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1:.AS31])" office:value-type="float" office:value="-0.105" calcext:value-type="float">
            <text:p>-0.105</text:p>
          </table:table-cell>
          <table:table-cell table:formula="of:=COUNTIF([.B31:.AT31]; &quot;&gt;0&quot;)" office:value-type="float" office:value="13" calcext:value-type="float">
            <text:p>13</text:p>
          </table:table-cell>
          <table:table-cell table:formula="of:=COUNTIF([.B31:.AT31]; &quot;&lt;0&quot;)" office:value-type="float" office:value="16" calcext:value-type="float">
            <text:p>16</text:p>
          </table:table-cell>
          <table:table-cell table:formula="of:=ROUND([.AU31]/[.AV31];1)" office:value-type="float" office:value="0.8" calcext:value-type="float">
            <text:p>0.8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Shen</text:p>
          </table:table-cell>
          <table:table-cell table:style-name="ce10" office:value-type="float" office:value="-0.0642" calcext:value-type="float">
            <text:p>-0.06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39" calcext:value-type="float">
            <text:p>0.0639</text:p>
          </table:table-cell>
          <table:table-cell table:style-name="ce10" office:value-type="float" office:value="0.0112" calcext:value-type="float">
            <text:p>0.01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4" calcext:value-type="float">
            <text:p>-0.0254</text:p>
          </table:table-cell>
          <table:table-cell table:style-name="ce10" office:value-type="float" office:value="0.0306" calcext:value-type="float">
            <text:p>0.0306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3" calcext:value-type="float">
            <text:p>0.0273</text:p>
          </table:table-cell>
          <table:table-cell table:style-name="ce10" office:value-type="float" office:value="0.084" calcext:value-type="float">
            <text:p>0.084</text:p>
          </table:table-cell>
          <table:table-cell table:style-name="ce10" office:value-type="float" office:value="0.0525" calcext:value-type="float">
            <text:p>0.0525</text:p>
          </table:table-cell>
          <table:table-cell table:style-name="ce10" office:value-type="float" office:value="-0.0233" calcext:value-type="float">
            <text:p>-0.0233</text:p>
          </table:table-cell>
          <table:table-cell table:style-name="ce10" office:value-type="float" office:value="0.0137" calcext:value-type="float">
            <text:p>0.013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426" calcext:value-type="float">
            <text:p>-0.0426</text:p>
          </table:table-cell>
          <table:table-cell table:style-name="ce10" office:value-type="float" office:value="0.0902" calcext:value-type="float">
            <text:p>0.0902</text:p>
          </table:table-cell>
          <table:table-cell table:style-name="ce10" office:value-type="float" office:value="0.0152" calcext:value-type="float">
            <text:p>0.01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94" calcext:value-type="float">
            <text:p>-0.0194</text:p>
          </table:table-cell>
          <table:table-cell table:style-name="ce10" office:value-type="float" office:value="0.0573" calcext:value-type="float">
            <text:p>0.0573</text:p>
          </table:table-cell>
          <table:table-cell table:style-name="ce10" office:value-type="float" office:value="0.0184" calcext:value-type="float">
            <text:p>0.0184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0" office:value-type="float" office:value="0.021" calcext:value-type="float">
            <text:p>0.02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7" calcext:value-type="float">
            <text:p>0.02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76" calcext:value-type="float">
            <text:p>-0.0276</text:p>
          </table:table-cell>
          <table:table-cell table:style-name="ce10" office:value-type="float" office:value="0.0227" calcext:value-type="float">
            <text:p>0.0227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332" calcext:value-type="float">
            <text:p>0.033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2:.AS32])" office:value-type="float" office:value="0.3649" calcext:value-type="float">
            <text:p>0.3649</text:p>
          </table:table-cell>
          <table:table-cell table:formula="of:=COUNTIF([.B32:.AT32]; &quot;&gt;0&quot;)" office:value-type="float" office:value="17" calcext:value-type="float">
            <text:p>17</text:p>
          </table:table-cell>
          <table:table-cell table:formula="of:=COUNTIF([.B32:.AT32]; &quot;&lt;0&quot;)" office:value-type="float" office:value="7" calcext:value-type="float">
            <text:p>7</text:p>
          </table:table-cell>
          <table:table-cell table:formula="of:=ROUND([.AU32]/[.AV32];1)" office:value-type="float" office:value="2.4" calcext:value-type="float">
            <text:p>2.4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Singed</text:p>
          </table:table-cell>
          <table:table-cell table:style-name="ce10" office:value-type="float" office:value="0.0197" calcext:value-type="float">
            <text:p>0.01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4" calcext:value-type="float">
            <text:p>-0.01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4" calcext:value-type="float">
            <text:p>-0.013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23" calcext:value-type="float">
            <text:p>-0.0223</text:p>
          </table:table-cell>
          <table:table-cell table:style-name="ce10" office:value-type="float" office:value="-0.043" calcext:value-type="float">
            <text:p>-0.04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18" calcext:value-type="float">
            <text:p>0.0318</text:p>
          </table:table-cell>
          <table:table-cell table:style-name="ce10" office:value-type="float" office:value="-0.0253" calcext:value-type="float">
            <text:p>-0.0253</text:p>
          </table:table-cell>
          <table:table-cell table:style-name="ce10" office:value-type="float" office:value="0.0153" calcext:value-type="float">
            <text:p>0.0153</text:p>
          </table:table-cell>
          <table:table-cell table:style-name="ce10" office:value-type="float" office:value="-0.0115" calcext:value-type="float">
            <text:p>-0.01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814" calcext:value-type="float">
            <text:p>0.0814</text:p>
          </table:table-cell>
          <table:table-cell table:style-name="ce10" office:value-type="float" office:value="0.0173" calcext:value-type="float">
            <text:p>0.017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9" calcext:value-type="float">
            <text:p>0.0279</text:p>
          </table:table-cell>
          <table:table-cell table:style-name="ce10" office:value-type="float" office:value="0.0128" calcext:value-type="float">
            <text:p>0.0128</text:p>
          </table:table-cell>
          <table:table-cell table:style-name="ce10" office:value-type="float" office:value="0.0351" calcext:value-type="float">
            <text:p>0.035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41" calcext:value-type="float">
            <text:p>0.01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56" calcext:value-type="float">
            <text:p>-0.0556</text:p>
          </table:table-cell>
          <table:table-cell table:style-name="ce10" office:value-type="float" office:value="0.0284" calcext:value-type="float">
            <text:p>0.0284</text:p>
          </table:table-cell>
          <table:table-cell table:style-name="ce10" office:value-type="float" office:value="0.0167" calcext:value-type="float">
            <text:p>0.01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5" calcext:value-type="float">
            <text:p>0.0155</text:p>
          </table:table-cell>
          <table:table-cell table:style-name="ce10" office:value-type="float" office:value="-0.05" calcext:value-type="float">
            <text:p>-0.0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0465" calcext:value-type="float">
            <text:p>-0.0465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3:.AS33])" office:value-type="float" office:value="0.035" calcext:value-type="float">
            <text:p>0.035</text:p>
          </table:table-cell>
          <table:table-cell table:formula="of:=COUNTIF([.B33:.AT33]; &quot;&gt;0&quot;)" office:value-type="float" office:value="13" calcext:value-type="float">
            <text:p>13</text:p>
          </table:table-cell>
          <table:table-cell table:formula="of:=COUNTIF([.B33:.AT33]; &quot;&lt;0&quot;)" office:value-type="float" office:value="9" calcext:value-type="float">
            <text:p>9</text:p>
          </table:table-cell>
          <table:table-cell table:formula="of:=ROUND([.AU33]/[.AV33];1)" office:value-type="float" office:value="1.4" calcext:value-type="float">
            <text:p>1.4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Sion</text:p>
          </table:table-cell>
          <table:table-cell table:style-name="ce10" office:value-type="float" office:value="-0.0614" calcext:value-type="float">
            <text:p>-0.0614</text:p>
          </table:table-cell>
          <table:table-cell table:style-name="ce10" office:value-type="float" office:value="0.1015" calcext:value-type="float">
            <text:p>0.1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36" calcext:value-type="float">
            <text:p>-0.0236</text:p>
          </table:table-cell>
          <table:table-cell table:style-name="ce10" office:value-type="float" office:value="-0.0281" calcext:value-type="float">
            <text:p>-0.0281</text:p>
          </table:table-cell>
          <table:table-cell table:style-name="ce10" office:value-type="float" office:value="-0.0438" calcext:value-type="float">
            <text:p>-0.0438</text:p>
          </table:table-cell>
          <table:table-cell table:style-name="ce10" office:value-type="float" office:value="-0.0228" calcext:value-type="float">
            <text:p>-0.0228</text:p>
          </table:table-cell>
          <table:table-cell table:style-name="ce10" office:value-type="float" office:value="0.0521" calcext:value-type="float">
            <text:p>0.05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03" calcext:value-type="float">
            <text:p>-0.0403</text:p>
          </table:table-cell>
          <table:table-cell table:style-name="ce10" office:value-type="float" office:value="0.0288" calcext:value-type="float">
            <text:p>0.0288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0.0116" calcext:value-type="float">
            <text:p>0.0116</text:p>
          </table:table-cell>
          <table:table-cell table:style-name="ce10" office:value-type="float" office:value="0.0288" calcext:value-type="float">
            <text:p>0.0288</text:p>
          </table:table-cell>
          <table:table-cell table:style-name="ce10" office:value-type="float" office:value="0.0541" calcext:value-type="float">
            <text:p>0.0541</text:p>
          </table:table-cell>
          <table:table-cell table:style-name="ce10" office:value-type="float" office:value="0.0828" calcext:value-type="float">
            <text:p>0.0828</text:p>
          </table:table-cell>
          <table:table-cell table:style-name="ce10" office:value-type="float" office:value="0.0163" calcext:value-type="float">
            <text:p>0.0163</text:p>
          </table:table-cell>
          <table:table-cell table:style-name="ce10" office:value-type="float" office:value="0.0201" calcext:value-type="float">
            <text:p>0.0201</text:p>
          </table:table-cell>
          <table:table-cell table:style-name="ce10" office:value-type="float" office:value="0.0337" calcext:value-type="float">
            <text:p>0.03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51" calcext:value-type="float">
            <text:p>-0.02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24" calcext:value-type="float">
            <text:p>-0.0124</text:p>
          </table:table-cell>
          <table:table-cell table:style-name="ce10" office:value-type="float" office:value="0.0548" calcext:value-type="float">
            <text:p>0.0548</text:p>
          </table:table-cell>
          <table:table-cell table:style-name="ce10" office:value-type="float" office:value="0.0248" calcext:value-type="float">
            <text:p>0.0248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-0.0159" calcext:value-type="float">
            <text:p>-0.01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18" calcext:value-type="float">
            <text:p>-0.0118</text:p>
          </table:table-cell>
          <table:table-cell table:style-name="ce10" office:value-type="float" office:value="-0.022" calcext:value-type="float">
            <text:p>-0.022</text:p>
          </table:table-cell>
          <table:table-cell table:style-name="ce10" office:value-type="float" office:value="-0.0152" calcext:value-type="float">
            <text:p>-0.0152</text:p>
          </table:table-cell>
          <table:table-cell table:style-name="ce10" office:value-type="float" office:value="-0.0277" calcext:value-type="float">
            <text:p>-0.02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08" calcext:value-type="float">
            <text:p>0.0708</text:p>
          </table:table-cell>
          <table:table-cell table:style-name="ce10" office:value-type="float" office:value="-0.0369" calcext:value-type="float">
            <text:p>-0.0369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0.0162" calcext:value-type="float">
            <text:p>0.01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14" calcext:value-type="float">
            <text:p>0.05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56" calcext:value-type="float">
            <text:p>0.0256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4:.AS34])" office:value-type="float" office:value="0.316" calcext:value-type="float">
            <text:p>0.316</text:p>
          </table:table-cell>
          <table:table-cell table:formula="of:=COUNTIF([.B34:.AT34]; &quot;&gt;0&quot;)" office:value-type="float" office:value="19" calcext:value-type="float">
            <text:p>19</text:p>
          </table:table-cell>
          <table:table-cell table:formula="of:=COUNTIF([.B34:.AT34]; &quot;&lt;0&quot;)" office:value-type="float" office:value="15" calcext:value-type="float">
            <text:p>15</text:p>
          </table:table-cell>
          <table:table-cell table:formula="of:=ROUND([.AU34]/[.AV34];1)" office:value-type="float" office:value="1.3" calcext:value-type="float">
            <text:p>1.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Teemo</text:p>
          </table:table-cell>
          <table:table-cell table:style-name="ce10" office:value-type="float" office:value="-0.029" calcext:value-type="float">
            <text:p>-0.02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26" calcext:value-type="float">
            <text:p>-0.0126</text:p>
          </table:table-cell>
          <table:table-cell table:style-name="ce10" office:value-type="float" office:value="0.0255" calcext:value-type="float">
            <text:p>0.0255</text:p>
          </table:table-cell>
          <table:table-cell table:style-name="ce10" office:value-type="float" office:value="-0.028" calcext:value-type="float">
            <text:p>-0.0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15" calcext:value-type="float">
            <text:p>0.03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72" calcext:value-type="float">
            <text:p>0.0672</text:p>
          </table:table-cell>
          <table:table-cell table:style-name="ce10" office:value-type="float" office:value="0.0133" calcext:value-type="float">
            <text:p>0.0133</text:p>
          </table:table-cell>
          <table:table-cell table:style-name="ce10" office:value-type="float" office:value="0.0436" calcext:value-type="float">
            <text:p>0.0436</text:p>
          </table:table-cell>
          <table:table-cell table:style-name="ce10" office:value-type="float" office:value="0.0455" calcext:value-type="float">
            <text:p>0.045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78" calcext:value-type="float">
            <text:p>-0.0178</text:p>
          </table:table-cell>
          <table:table-cell table:style-name="ce10" office:value-type="float" office:value="0.0638" calcext:value-type="float">
            <text:p>0.0638</text:p>
          </table:table-cell>
          <table:table-cell table:style-name="ce10" office:value-type="float" office:value="-0.0173" calcext:value-type="float">
            <text:p>-0.017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4" calcext:value-type="float">
            <text:p>0.0114</text:p>
          </table:table-cell>
          <table:table-cell table:style-name="ce10" office:value-type="float" office:value="-0.0587" calcext:value-type="float">
            <text:p>-0.0587</text:p>
          </table:table-cell>
          <table:table-cell table:style-name="ce10" office:value-type="float" office:value="-0.0633" calcext:value-type="float">
            <text:p>-0.0633</text:p>
          </table:table-cell>
          <table:table-cell table:style-name="ce10" office:value-type="float" office:value="-0.0221" calcext:value-type="float">
            <text:p>-0.0221</text:p>
          </table:table-cell>
          <table:table-cell table:style-name="ce10" office:value-type="float" office:value="0.0616" calcext:value-type="float">
            <text:p>0.0616</text:p>
          </table:table-cell>
          <table:table-cell table:style-name="ce10" office:value-type="float" office:value="-0.0386" calcext:value-type="float">
            <text:p>-0.0386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5" calcext:value-type="float">
            <text:p>-0.0135</text:p>
          </table:table-cell>
          <table:table-cell table:style-name="ce10" office:value-type="float" office:value="0.035" calcext:value-type="float">
            <text:p>0.0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8" calcext:value-type="float">
            <text:p>0.0398</text:p>
          </table:table-cell>
          <table:table-cell table:style-name="ce10" office:value-type="float" office:value="-0.0626" calcext:value-type="float">
            <text:p>-0.06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73" calcext:value-type="float">
            <text:p>0.0273</text:p>
          </table:table-cell>
          <table:table-cell table:style-name="ce10" office:value-type="float" office:value="0.0422" calcext:value-type="float">
            <text:p>0.04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83" calcext:value-type="float">
            <text:p>0.048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1" table:formula="of:=SUM([.B35:.AS35])" office:value-type="float" office:value="0.2155" calcext:value-type="float">
            <text:p>0.2155</text:p>
          </table:table-cell>
          <table:table-cell table:formula="of:=COUNTIF([.B35:.AT35]; &quot;&gt;0&quot;)" office:value-type="float" office:value="16" calcext:value-type="float">
            <text:p>16</text:p>
          </table:table-cell>
          <table:table-cell table:formula="of:=COUNTIF([.B35:.AT35]; &quot;&lt;0&quot;)" office:value-type="float" office:value="11" calcext:value-type="float">
            <text:p>11</text:p>
          </table:table-cell>
          <table:table-cell table:formula="of:=ROUND([.AU35]/[.AV35];1)" office:value-type="float" office:value="1.5" calcext:value-type="float">
            <text:p>1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Trundle</text:p>
          </table:table-cell>
          <table:table-cell table:style-name="ce10" office:value-type="float" office:value="-0.0524" calcext:value-type="float">
            <text:p>-0.052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571" calcext:value-type="float">
            <text:p>0.0571</text:p>
          </table:table-cell>
          <table:table-cell table:style-name="ce10" office:value-type="float" office:value="-0.0135" calcext:value-type="float">
            <text:p>-0.0135</text:p>
          </table:table-cell>
          <table:table-cell table:style-name="ce10" office:value-type="float" office:value="-0.0436" calcext:value-type="float">
            <text:p>-0.04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28" calcext:value-type="float">
            <text:p>0.03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58" calcext:value-type="float">
            <text:p>0.0458</text:p>
          </table:table-cell>
          <table:table-cell table:style-name="ce10" office:value-type="float" office:value="-0.0135" calcext:value-type="float">
            <text:p>-0.0135</text:p>
          </table:table-cell>
          <table:table-cell table:style-name="ce10" office:value-type="float" office:value="-0.0442" calcext:value-type="float">
            <text:p>-0.044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358" calcext:value-type="float">
            <text:p>-0.0358</text:p>
          </table:table-cell>
          <table:table-cell table:style-name="ce10" office:value-type="float" office:value="-0.0386" calcext:value-type="float">
            <text:p>-0.03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11" calcext:value-type="float">
            <text:p>-0.0211</text:p>
          </table:table-cell>
          <table:table-cell table:style-name="ce10" office:value-type="float" office:value="-0.0156" calcext:value-type="float">
            <text:p>-0.01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68" calcext:value-type="float">
            <text:p>0.05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4" calcext:value-type="float">
            <text:p>-0.0264</text:p>
          </table:table-cell>
          <table:table-cell table:style-name="ce10" office:value-type="float" office:value="0.0145" calcext:value-type="float">
            <text:p>0.01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28" calcext:value-type="float">
            <text:p>0.03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53" calcext:value-type="float">
            <text:p>0.035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729" calcext:value-type="float">
            <text:p>0.0729</text:p>
          </table:table-cell>
          <table:table-cell table:style-name="ce10" office:value-type="float" office:value="-0.022" calcext:value-type="float">
            <text:p>-0.022</text:p>
          </table:table-cell>
          <table:table-cell table:style-name="ce11" table:formula="of:=SUM([.B36:.AS36])" office:value-type="float" office:value="0.0213" calcext:value-type="float">
            <text:p>0.0213</text:p>
          </table:table-cell>
          <table:table-cell table:formula="of:=COUNTIF([.B36:.AT36]; &quot;&gt;0&quot;)" office:value-type="float" office:value="9" calcext:value-type="float">
            <text:p>9</text:p>
          </table:table-cell>
          <table:table-cell table:formula="of:=COUNTIF([.B36:.AT36]; &quot;&lt;0&quot;)" office:value-type="float" office:value="11" calcext:value-type="float">
            <text:p>11</text:p>
          </table:table-cell>
          <table:table-cell table:formula="of:=ROUND([.AU36]/[.AV36];1)" office:value-type="float" office:value="0.8" calcext:value-type="float">
            <text:p>0.8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Tryndamere</text:p>
          </table:table-cell>
          <table:table-cell table:style-name="ce10" office:value-type="float" office:value="-0.013" calcext:value-type="float">
            <text:p>-0.0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646" calcext:value-type="float">
            <text:p>-0.064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236" calcext:value-type="float">
            <text:p>-0.0236</text:p>
          </table:table-cell>
          <table:table-cell table:style-name="ce10" office:value-type="float" office:value="0.0368" calcext:value-type="float">
            <text:p>0.0368</text:p>
          </table:table-cell>
          <table:table-cell table:style-name="ce10" office:value-type="float" office:value="-0.0293" calcext:value-type="float">
            <text:p>-0.02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59" calcext:value-type="float">
            <text:p>0.04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2" calcext:value-type="float">
            <text:p>0.0212</text:p>
          </table:table-cell>
          <table:table-cell table:style-name="ce10" office:value-type="float" office:value="0.0366" calcext:value-type="float">
            <text:p>0.03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74" calcext:value-type="float">
            <text:p>0.0374</text:p>
          </table:table-cell>
          <table:table-cell table:style-name="ce10" office:value-type="float" office:value="-0.0986" calcext:value-type="float">
            <text:p>-0.09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02" calcext:value-type="float">
            <text:p>-0.0202</text:p>
          </table:table-cell>
          <table:table-cell table:style-name="ce10" office:value-type="float" office:value="-0.028" calcext:value-type="float">
            <text:p>-0.02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61" calcext:value-type="float">
            <text:p>-0.0261</text:p>
          </table:table-cell>
          <table:table-cell table:style-name="ce10" office:value-type="float" office:value="0.0836" calcext:value-type="float">
            <text:p>0.0836</text:p>
          </table:table-cell>
          <table:table-cell table:style-name="ce10" office:value-type="float" office:value="0.0198" calcext:value-type="float">
            <text:p>0.0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28" calcext:value-type="float">
            <text:p>-0.0128</text:p>
          </table:table-cell>
          <table:table-cell table:style-name="ce10" office:value-type="float" office:value="-0.0121" calcext:value-type="float">
            <text:p>-0.012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238" calcext:value-type="float">
            <text:p>-0.02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25" calcext:value-type="float">
            <text:p>0.0325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7:.AS37])" office:value-type="float" office:value="0.0017" calcext:value-type="float">
            <text:p>0.0017</text:p>
          </table:table-cell>
          <table:table-cell table:formula="of:=COUNTIF([.B37:.AT37]; &quot;&gt;0&quot;)" office:value-type="float" office:value="10" calcext:value-type="float">
            <text:p>10</text:p>
          </table:table-cell>
          <table:table-cell table:formula="of:=COUNTIF([.B37:.AT37]; &quot;&lt;0&quot;)" office:value-type="float" office:value="11" calcext:value-type="float">
            <text:p>11</text:p>
          </table:table-cell>
          <table:table-cell table:formula="of:=ROUND([.AU37]/[.AV37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Urgot</text:p>
          </table:table-cell>
          <table:table-cell table:style-name="ce10" office:value-type="float" office:value="-0.0406" calcext:value-type="float">
            <text:p>-0.040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198" calcext:value-type="float">
            <text:p>-0.0198</text:p>
          </table:table-cell>
          <table:table-cell table:style-name="ce10" office:value-type="float" office:value="-0.0365" calcext:value-type="float">
            <text:p>-0.0365</text:p>
          </table:table-cell>
          <table:table-cell table:style-name="ce10" office:value-type="float" office:value="0.0125" calcext:value-type="float">
            <text:p>0.01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03" calcext:value-type="float">
            <text:p>-0.0103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34" calcext:value-type="float">
            <text:p>0.0434</text:p>
          </table:table-cell>
          <table:table-cell table:style-name="ce10" office:value-type="float" office:value="-0.0186" calcext:value-type="float">
            <text:p>-0.0186</text:p>
          </table:table-cell>
          <table:table-cell table:style-name="ce10" office:value-type="float" office:value="0.0329" calcext:value-type="float">
            <text:p>0.0329</text:p>
          </table:table-cell>
          <table:table-cell table:style-name="ce10" office:value-type="float" office:value="0.0321" calcext:value-type="float">
            <text:p>0.03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717" calcext:value-type="float">
            <text:p>0.0717</text:p>
          </table:table-cell>
          <table:table-cell table:style-name="ce10" office:value-type="float" office:value="-0.0171" calcext:value-type="float">
            <text:p>-0.01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13" calcext:value-type="float">
            <text:p>-0.0313</text:p>
          </table:table-cell>
          <table:table-cell table:style-name="ce10" office:value-type="float" office:value="0.0461" calcext:value-type="float">
            <text:p>0.0461</text:p>
          </table:table-cell>
          <table:table-cell table:style-name="ce10" office:value-type="float" office:value="-0.028" calcext:value-type="float">
            <text:p>-0.02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117" calcext:value-type="float">
            <text:p>0.0117</text:p>
          </table:table-cell>
          <table:table-cell table:style-name="ce10" office:value-type="float" office:value="0.0381" calcext:value-type="float">
            <text:p>0.038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79" calcext:value-type="float">
            <text:p>-0.0179</text:p>
          </table:table-cell>
          <table:table-cell table:style-name="ce10" office:value-type="float" office:value="-0.0419" calcext:value-type="float">
            <text:p>-0.041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138" calcext:value-type="float">
            <text:p>-0.01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666" calcext:value-type="float">
            <text:p>0.0666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38:.AS38])" office:value-type="float" office:value="0.1419" calcext:value-type="float">
            <text:p>0.1419</text:p>
          </table:table-cell>
          <table:table-cell table:formula="of:=COUNTIF([.B38:.AT38]; &quot;&gt;0&quot;)" office:value-type="float" office:value="11" calcext:value-type="float">
            <text:p>11</text:p>
          </table:table-cell>
          <table:table-cell table:formula="of:=COUNTIF([.B38:.AT38]; &quot;&lt;0&quot;)" office:value-type="float" office:value="11" calcext:value-type="float">
            <text:p>11</text:p>
          </table:table-cell>
          <table:table-cell table:formula="of:=ROUND([.AU38]/[.AV38];1)" office:value-type="float" office:value="1" calcext:value-type="float">
            <text:p>1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Vladimi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83" calcext:value-type="float">
            <text:p>0.038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-0.0168" calcext:value-type="float">
            <text:p>-0.0168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0.0576" calcext:value-type="float">
            <text:p>0.057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formula="of:=SUM([.B39:.AS39])" office:value-type="float" office:value="0.0791" calcext:value-type="float">
            <text:p>0.0791</text:p>
          </table:table-cell>
          <table:table-cell table:formula="of:=COUNTIF([.B39:.AT39]; &quot;&gt;0&quot;)" office:value-type="float" office:value="3" calcext:value-type="float">
            <text:p>3</text:p>
          </table:table-cell>
          <table:table-cell table:formula="of:=COUNTIF([.B39:.AT39]; &quot;&lt;0&quot;)" office:value-type="float" office:value="1" calcext:value-type="float">
            <text:p>1</text:p>
          </table:table-cell>
          <table:table-cell table:formula="of:=ROUND([.AU39]/[.AV39];1)" office:value-type="float" office:value="3" calcext:value-type="float">
            <text:p>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Volibear</text:p>
          </table:table-cell>
          <table:table-cell table:style-name="ce10" office:value-type="float" office:value="-0.0433" calcext:value-type="float">
            <text:p>-0.04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68" calcext:value-type="float">
            <text:p>0.03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2" calcext:value-type="float">
            <text:p>0.0172</text:p>
          </table:table-cell>
          <table:table-cell table:style-name="ce10" office:value-type="float" office:value="-0.039" calcext:value-type="float">
            <text:p>-0.039</text:p>
          </table:table-cell>
          <table:table-cell table:style-name="ce10" office:value-type="float" office:value="0.0134" calcext:value-type="float">
            <text:p>0.0134</text:p>
          </table:table-cell>
          <table:table-cell table:style-name="ce10" office:value-type="float" office:value="-0.0183" calcext:value-type="float">
            <text:p>-0.01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32" calcext:value-type="float">
            <text:p>-0.01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02" calcext:value-type="float">
            <text:p>0.0602</text:p>
          </table:table-cell>
          <table:table-cell table:style-name="ce10" office:value-type="float" office:value="-0.0355" calcext:value-type="float">
            <text:p>-0.0355</text:p>
          </table:table-cell>
          <table:table-cell table:style-name="ce10" office:value-type="float" office:value="-0.0286" calcext:value-type="float">
            <text:p>-0.028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81" calcext:value-type="float">
            <text:p>0.0181</text:p>
          </table:table-cell>
          <table:table-cell table:style-name="ce10" office:value-type="float" office:value="0.064" calcext:value-type="float">
            <text:p>0.064</text:p>
          </table:table-cell>
          <table:table-cell table:style-name="ce10" office:value-type="float" office:value="-0.0162" calcext:value-type="float">
            <text:p>-0.016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421" calcext:value-type="float">
            <text:p>-0.04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29" calcext:value-type="float">
            <text:p>0.042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92" calcext:value-type="float">
            <text:p>0.0392</text:p>
          </table:table-cell>
          <table:table-cell table:style-name="ce10" office:value-type="float" office:value="0.0369" calcext:value-type="float">
            <text:p>0.0369</text:p>
          </table:table-cell>
          <table:table-cell table:style-name="ce10" office:value-type="float" office:value="0.0136" calcext:value-type="float">
            <text:p>0.013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417" calcext:value-type="float">
            <text:p>-0.04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54" calcext:value-type="float">
            <text:p>0.0354</text:p>
          </table:table-cell>
          <table:table-cell table:style-name="ce10" office:value-type="float" office:value="0.0105" calcext:value-type="float">
            <text:p>0.010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382" calcext:value-type="float">
            <text:p>0.0382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40:.AS40])" office:value-type="float" office:value="0.1485" calcext:value-type="float">
            <text:p>0.1485</text:p>
          </table:table-cell>
          <table:table-cell table:formula="of:=COUNTIF([.B40:.AT40]; &quot;&gt;0&quot;)" office:value-type="float" office:value="14" calcext:value-type="float">
            <text:p>14</text:p>
          </table:table-cell>
          <table:table-cell table:formula="of:=COUNTIF([.B40:.AT40]; &quot;&lt;0&quot;)" office:value-type="float" office:value="9" calcext:value-type="float">
            <text:p>9</text:p>
          </table:table-cell>
          <table:table-cell table:formula="of:=ROUND([.AU40]/[.AV40];1)" office:value-type="float" office:value="1.6" calcext:value-type="float">
            <text:p>1.6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Warwick</text:p>
          </table:table-cell>
          <table:table-cell table:style-name="ce10" office:value-type="float" office:value="-0.0182" calcext:value-type="float">
            <text:p>-0.018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483" calcext:value-type="float">
            <text:p>0.0483</text:p>
          </table:table-cell>
          <table:table-cell table:style-name="ce10" office:value-type="float" office:value="-0.0248" calcext:value-type="float">
            <text:p>-0.0248</text:p>
          </table:table-cell>
          <table:table-cell table:style-name="ce10" office:value-type="float" office:value="0.0121" calcext:value-type="float">
            <text:p>0.01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662" calcext:value-type="float">
            <text:p>0.0662</text:p>
          </table:table-cell>
          <table:table-cell table:style-name="ce10" office:value-type="float" office:value="-0.0634" calcext:value-type="float">
            <text:p>-0.0634</text:p>
          </table:table-cell>
          <table:table-cell table:style-name="ce10" office:value-type="float" office:value="-0.0406" calcext:value-type="float">
            <text:p>-0.040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492" calcext:value-type="float">
            <text:p>0.0492</text:p>
          </table:table-cell>
          <table:table-cell table:style-name="ce10" office:value-type="float" office:value="0.0495" calcext:value-type="float">
            <text:p>0.0495</text:p>
          </table:table-cell>
          <table:table-cell table:style-name="ce10" office:value-type="float" office:value="-0.0106" calcext:value-type="float">
            <text:p>-0.0106</text:p>
          </table:table-cell>
          <table:table-cell table:style-name="ce10" office:value-type="float" office:value="0.0418" calcext:value-type="float">
            <text:p>0.0418</text:p>
          </table:table-cell>
          <table:table-cell table:style-name="ce10" office:value-type="float" office:value="-0.0515" calcext:value-type="float">
            <text:p>-0.0515</text:p>
          </table:table-cell>
          <table:table-cell table:style-name="ce10" office:value-type="float" office:value="0.0405" calcext:value-type="float">
            <text:p>0.04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01" calcext:value-type="float">
            <text:p>-0.03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58" calcext:value-type="float">
            <text:p>0.0258</text:p>
          </table:table-cell>
          <table:table-cell table:style-name="ce10" office:value-type="float" office:value="0.0622" calcext:value-type="float">
            <text:p>0.0622</text:p>
          </table:table-cell>
          <table:table-cell table:style-name="ce10" office:value-type="float" office:value="0.0664" calcext:value-type="float">
            <text:p>0.066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517" calcext:value-type="float">
            <text:p>-0.05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105" calcext:value-type="float">
            <text:p>-0.010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0.0253" calcext:value-type="float">
            <text:p>-0.025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1" table:formula="of:=SUM([.B41:.AS41])" office:value-type="float" office:value="0.1353" calcext:value-type="float">
            <text:p>0.1353</text:p>
          </table:table-cell>
          <table:table-cell table:formula="of:=COUNTIF([.B41:.AT41]; &quot;&gt;0&quot;)" office:value-type="float" office:value="11" calcext:value-type="float">
            <text:p>11</text:p>
          </table:table-cell>
          <table:table-cell table:formula="of:=COUNTIF([.B41:.AT41]; &quot;&lt;0&quot;)" office:value-type="float" office:value="10" calcext:value-type="float">
            <text:p>10</text:p>
          </table:table-cell>
          <table:table-cell table:formula="of:=ROUND([.AU41]/[.AV41];1)" office:value-type="float" office:value="1.1" calcext:value-type="float">
            <text:p>1.1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Wukong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815" calcext:value-type="float">
            <text:p>0.08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43" calcext:value-type="float">
            <text:p>0.0243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-0.0396" calcext:value-type="float">
            <text:p>-0.039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43" calcext:value-type="float">
            <text:p>-0.0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461" calcext:value-type="float">
            <text:p>-0.0461</text:p>
          </table:table-cell>
          <table:table-cell table:style-name="ce10" office:value-type="float" office:value="-0.04" calcext:value-type="float">
            <text:p>-0.0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0.0372" calcext:value-type="float">
            <text:p>0.037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0229" calcext:value-type="float">
            <text:p>-0.0229</text:p>
          </table:table-cell>
          <table:table-cell table:style-name="ce11" table:formula="of:=SUM([.B42:.AS42])" office:value-type="float" office:value="-0.0486" calcext:value-type="float">
            <text:p>-0.0486</text:p>
          </table:table-cell>
          <table:table-cell table:formula="of:=COUNTIF([.B42:.AT42]; &quot;&gt;0&quot;)" office:value-type="float" office:value="3" calcext:value-type="float">
            <text:p>3</text:p>
          </table:table-cell>
          <table:table-cell table:formula="of:=COUNTIF([.B42:.AT42]; &quot;&lt;0&quot;)" office:value-type="float" office:value="6" calcext:value-type="float">
            <text:p>6</text:p>
          </table:table-cell>
          <table:table-cell table:formula="of:=ROUND([.AU42]/[.AV42];1)" office:value-type="float" office:value="0.5" calcext:value-type="float">
            <text:p>0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Yasu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28" calcext:value-type="float">
            <text:p>0.0128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431" calcext:value-type="float">
            <text:p>0.04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02" calcext:value-type="float">
            <text:p>-0.020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0301" calcext:value-type="float">
            <text:p>-0.030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-0.0357" calcext:value-type="float">
            <text:p>-0.035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1" table:formula="of:=SUM([.B43:.AS43])" office:value-type="float" office:value="-0.0301" calcext:value-type="float">
            <text:p>-0.0301</text:p>
          </table:table-cell>
          <table:table-cell table:formula="of:=COUNTIF([.B43:.AT43]; &quot;&gt;0&quot;)" office:value-type="float" office:value="2" calcext:value-type="float">
            <text:p>2</text:p>
          </table:table-cell>
          <table:table-cell table:formula="of:=COUNTIF([.B43:.AT43]; &quot;&lt;0&quot;)" office:value-type="float" office:value="4" calcext:value-type="float">
            <text:p>4</text:p>
          </table:table-cell>
          <table:table-cell table:formula="of:=ROUND([.AU43]/[.AV43];1)" office:value-type="float" office:value="0.5" calcext:value-type="float">
            <text:p>0.5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Yorick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17" calcext:value-type="float">
            <text:p>0.05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34" calcext:value-type="float">
            <text:p>0.0434</text:p>
          </table:table-cell>
          <table:table-cell table:style-name="ce10" office:value-type="float" office:value="0.0448" calcext:value-type="float">
            <text:p>0.044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29" calcext:value-type="float">
            <text:p>-0.0129</text:p>
          </table:table-cell>
          <table:table-cell table:style-name="ce10" office:value-type="float" office:value="-0.0801" calcext:value-type="float">
            <text:p>-0.0801</text:p>
          </table:table-cell>
          <table:table-cell table:style-name="ce10" office:value-type="float" office:value="0.0521" calcext:value-type="float">
            <text:p>0.0521</text:p>
          </table:table-cell>
          <table:table-cell table:style-name="ce10" office:value-type="float" office:value="-0.0663" calcext:value-type="float">
            <text:p>-0.0663</text:p>
          </table:table-cell>
          <table:table-cell table:style-name="ce10" office:value-type="float" office:value="0.0374" calcext:value-type="float">
            <text:p>0.03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85" calcext:value-type="float">
            <text:p>0.0885</text:p>
          </table:table-cell>
          <table:table-cell table:style-name="ce10" office:value-type="float" office:value="0.0611" calcext:value-type="float">
            <text:p>0.0611</text:p>
          </table:table-cell>
          <table:table-cell table:style-name="ce10" office:value-type="float" office:value="-0.0142" calcext:value-type="float">
            <text:p>-0.0142</text:p>
          </table:table-cell>
          <table:table-cell table:style-name="ce10" office:value-type="float" office:value="0.0875" calcext:value-type="float">
            <text:p>0.0875</text:p>
          </table:table-cell>
          <table:table-cell table:style-name="ce10" office:value-type="float" office:value="-0.0156" calcext:value-type="float">
            <text:p>-0.01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329" calcext:value-type="float">
            <text:p>-0.0329</text:p>
          </table:table-cell>
          <table:table-cell table:style-name="ce10" office:value-type="float" office:value="-0.015" calcext:value-type="float">
            <text:p>-0.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" calcext:value-type="float">
            <text:p>0.027</text:p>
          </table:table-cell>
          <table:table-cell table:style-name="ce10" office:value-type="float" office:value="0.0552" calcext:value-type="float">
            <text:p>0.0552</text:p>
          </table:table-cell>
          <table:table-cell table:style-name="ce10" office:value-type="float" office:value="0.0188" calcext:value-type="float">
            <text:p>0.018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28" calcext:value-type="float">
            <text:p>-0.028</text:p>
          </table:table-cell>
          <table:table-cell table:style-name="ce10" office:value-type="float" office:value="0.0103" calcext:value-type="float">
            <text:p>0.0103</text:p>
          </table:table-cell>
          <table:table-cell table:style-name="ce10" office:value-type="float" office:value="-0.0145" calcext:value-type="float">
            <text:p>-0.0145</text:p>
          </table:table-cell>
          <table:table-cell table:style-name="ce10" office:value-type="float" office:value="0.0456" calcext:value-type="float">
            <text:p>0.04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5" calcext:value-type="float">
            <text:p>0.0155</text:p>
          </table:table-cell>
          <table:table-cell table:style-name="ce10" office:value-type="float" office:value="-0.0633" calcext:value-type="float">
            <text:p>-0.06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571" calcext:value-type="float">
            <text:p>-0.05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0224" calcext:value-type="float">
            <text:p>-0.022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1" table:formula="of:=SUM([.B44:.AS44])" office:value-type="float" office:value="0.2166" calcext:value-type="float">
            <text:p>0.2166</text:p>
          </table:table-cell>
          <table:table-cell table:formula="of:=COUNTIF([.B44:.AT44]; &quot;&gt;0&quot;)" office:value-type="float" office:value="15" calcext:value-type="float">
            <text:p>15</text:p>
          </table:table-cell>
          <table:table-cell table:formula="of:=COUNTIF([.B44:.AT44]; &quot;&lt;0&quot;)" office:value-type="float" office:value="12" calcext:value-type="float">
            <text:p>12</text:p>
          </table:table-cell>
          <table:table-cell table:formula="of:=ROUND([.AU44]/[.AV44];1)" office:value-type="float" office:value="1.3" calcext:value-type="float">
            <text:p>1.3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Zac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-0.0111" calcext:value-type="float">
            <text:p>-0.0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0208" calcext:value-type="float">
            <text:p>-0.020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0235" calcext:value-type="float">
            <text:p>-0.02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012" calcext:value-type="float">
            <text:p>-0.012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-0.0234" calcext:value-type="float">
            <text:p>-0.0234</text:p>
          </table:table-cell>
          <table:table-cell table:style-name="ce10" office:value-type="float" office:value="0.0231" calcext:value-type="float">
            <text:p>0.023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1" table:formula="of:=SUM([.B45:.AS45])" office:value-type="float" office:value="-0.0677" calcext:value-type="float">
            <text:p>-0.0677</text:p>
          </table:table-cell>
          <table:table-cell table:formula="of:=COUNTIF([.B45:.AT45]; &quot;&gt;0&quot;)" office:value-type="float" office:value="1" calcext:value-type="float">
            <text:p>1</text:p>
          </table:table-cell>
          <table:table-cell table:formula="of:=COUNTIF([.B45:.AT45]; &quot;&lt;0&quot;)" office:value-type="float" office:value="6" calcext:value-type="float">
            <text:p>6</text:p>
          </table:table-cell>
          <table:table-cell table:formula="of:=ROUND([.AU45]/[.AV45];1)" office:value-type="float" office:value="0.2" calcext:value-type="float">
            <text:p>0.2</text:p>
          </table:table-cell>
          <table:table-cell table:number-columns-repeated="16335"/>
        </table:table-row>
        <table:table-row table:style-name="ro2">
          <table:table-cell office:value-type="string" calcext:value-type="string">
            <text:p>Sum Against</text:p>
          </table:table-cell>
          <table:table-cell table:style-name="ce10" table:formula="of:=SUM([.B2:.B45])" office:value-type="float" office:value="-0.8447" calcext:value-type="float">
            <text:p>-0.8447</text:p>
          </table:table-cell>
          <table:table-cell table:style-name="ce10" table:formula="of:=SUM([.C2:.C45])" office:value-type="float" office:value="0.71" calcext:value-type="float">
            <text:p>0.71</text:p>
          </table:table-cell>
          <table:table-cell table:style-name="ce10" table:formula="of:=SUM([.D2:.D45])" office:value-type="float" office:value="0.0414" calcext:value-type="float">
            <text:p>0.0414</text:p>
          </table:table-cell>
          <table:table-cell table:style-name="ce10" table:formula="of:=SUM([.E2:.E45])" office:value-type="float" office:value="-0.0118" calcext:value-type="float">
            <text:p>-0.0118</text:p>
          </table:table-cell>
          <table:table-cell table:style-name="ce10" table:formula="of:=SUM([.F2:.F45])" office:value-type="float" office:value="0.2117" calcext:value-type="float">
            <text:p>0.2117</text:p>
          </table:table-cell>
          <table:table-cell table:style-name="ce10" table:formula="of:=SUM([.G2:.G45])" office:value-type="float" office:value="-0.4745" calcext:value-type="float">
            <text:p>-0.4745</text:p>
          </table:table-cell>
          <table:table-cell table:style-name="ce10" table:formula="of:=SUM([.H2:.H45])" office:value-type="float" office:value="-0.0779" calcext:value-type="float">
            <text:p>-0.0779</text:p>
          </table:table-cell>
          <table:table-cell table:style-name="ce10" table:formula="of:=SUM([.I2:.I45])" office:value-type="float" office:value="0.1038" calcext:value-type="float">
            <text:p>0.1038</text:p>
          </table:table-cell>
          <table:table-cell table:style-name="ce10" table:formula="of:=SUM([.J2:.J45])" office:value-type="float" office:value="-0.4869" calcext:value-type="float">
            <text:p>-0.4869</text:p>
          </table:table-cell>
          <table:table-cell table:style-name="ce10" table:formula="of:=SUM([.K2:.K45])" office:value-type="float" office:value="0.483" calcext:value-type="float">
            <text:p>0.483</text:p>
          </table:table-cell>
          <table:table-cell table:style-name="ce10" table:formula="of:=SUM([.L2:.L45])" office:value-type="float" office:value="1.1119" calcext:value-type="float">
            <text:p>1.1119</text:p>
          </table:table-cell>
          <table:table-cell table:style-name="ce10" table:formula="of:=SUM([.M2:.M45])" office:value-type="float" office:value="0.5814" calcext:value-type="float">
            <text:p>0.5814</text:p>
          </table:table-cell>
          <table:table-cell table:style-name="ce10" table:formula="of:=SUM([.N2:.N45])" office:value-type="float" office:value="-0.3849" calcext:value-type="float">
            <text:p>-0.3849</text:p>
          </table:table-cell>
          <table:table-cell table:style-name="ce10" table:formula="of:=SUM([.O2:.O45])" office:value-type="float" office:value="0.6056" calcext:value-type="float">
            <text:p>0.6056</text:p>
          </table:table-cell>
          <table:table-cell table:style-name="ce10" table:formula="of:=SUM([.P2:.P45])" office:value-type="float" office:value="0.5579" calcext:value-type="float">
            <text:p>0.5579</text:p>
          </table:table-cell>
          <table:table-cell table:style-name="ce10" table:formula="of:=SUM([.Q2:.Q45])" office:value-type="float" office:value="0.4876" calcext:value-type="float">
            <text:p>0.4876</text:p>
          </table:table-cell>
          <table:table-cell table:style-name="ce10" table:formula="of:=SUM([.R2:.R45])" office:value-type="float" office:value="-0.2808" calcext:value-type="float">
            <text:p>-0.2808</text:p>
          </table:table-cell>
          <table:table-cell table:style-name="ce10" table:formula="of:=SUM([.S2:.S45])" office:value-type="float" office:value="1.5962" calcext:value-type="float">
            <text:p>1.5962</text:p>
          </table:table-cell>
          <table:table-cell table:style-name="ce10" table:formula="of:=SUM([.T2:.T45])" office:value-type="float" office:value="-0.653" calcext:value-type="float">
            <text:p>-0.653</text:p>
          </table:table-cell>
          <table:table-cell table:style-name="ce10" table:formula="of:=SUM([.U2:.U45])" office:value-type="float" office:value="-0.2412" calcext:value-type="float">
            <text:p>-0.2412</text:p>
          </table:table-cell>
          <table:table-cell table:style-name="ce10" table:formula="of:=SUM([.V2:.V45])" office:value-type="float" office:value="-0.3856" calcext:value-type="float">
            <text:p>-0.3856</text:p>
          </table:table-cell>
          <table:table-cell table:style-name="ce10" table:formula="of:=SUM([.W2:.W45])" office:value-type="float" office:value="-0.6662" calcext:value-type="float">
            <text:p>-0.6662</text:p>
          </table:table-cell>
          <table:table-cell table:style-name="ce10" table:formula="of:=SUM([.X2:.X45])" office:value-type="float" office:value="-0.3271" calcext:value-type="float">
            <text:p>-0.3271</text:p>
          </table:table-cell>
          <table:table-cell table:style-name="ce10" table:formula="of:=SUM([.Y2:.Y45])" office:value-type="float" office:value="-0.0797" calcext:value-type="float">
            <text:p>-0.0797</text:p>
          </table:table-cell>
          <table:table-cell table:style-name="ce10" table:formula="of:=SUM([.Z2:.Z45])" office:value-type="float" office:value="-0.1705" calcext:value-type="float">
            <text:p>-0.1705</text:p>
          </table:table-cell>
          <table:table-cell table:style-name="ce10" table:formula="of:=SUM([.AA2:.AA45])" office:value-type="float" office:value="-0.2607" calcext:value-type="float">
            <text:p>-0.2607</text:p>
          </table:table-cell>
          <table:table-cell table:style-name="ce10" table:formula="of:=SUM([.AB2:.AB45])" office:value-type="float" office:value="0.0983" calcext:value-type="float">
            <text:p>0.0983</text:p>
          </table:table-cell>
          <table:table-cell table:style-name="ce10" table:formula="of:=SUM([.AC2:.AC45])" office:value-type="float" office:value="0.0064" calcext:value-type="float">
            <text:p>0.0064</text:p>
          </table:table-cell>
          <table:table-cell table:style-name="ce10" table:formula="of:=SUM([.AD2:.AD45])" office:value-type="float" office:value="0.2546" calcext:value-type="float">
            <text:p>0.2546</text:p>
          </table:table-cell>
          <table:table-cell table:style-name="ce10" table:formula="of:=SUM([.AE2:.AE45])" office:value-type="float" office:value="0.5266" calcext:value-type="float">
            <text:p>0.5266</text:p>
          </table:table-cell>
          <table:table-cell table:style-name="ce10" table:formula="of:=SUM([.AF2:.AF45])" office:value-type="float" office:value="-0.1926" calcext:value-type="float">
            <text:p>-0.1926</text:p>
          </table:table-cell>
          <table:table-cell table:style-name="ce10" table:formula="of:=SUM([.AG2:.AG45])" office:value-type="float" office:value="-0.3331" calcext:value-type="float">
            <text:p>-0.3331</text:p>
          </table:table-cell>
          <table:table-cell table:style-name="ce10" table:formula="of:=SUM([.AH2:.AH45])" office:value-type="float" office:value="-0.1288" calcext:value-type="float">
            <text:p>-0.1288</text:p>
          </table:table-cell>
          <table:table-cell table:style-name="ce10" table:formula="of:=SUM([.AI2:.AI45])" office:value-type="float" office:value="0.0031" calcext:value-type="float">
            <text:p>0.0031</text:p>
          </table:table-cell>
          <table:table-cell table:style-name="ce10" table:formula="of:=SUM([.AJ2:.AJ45])" office:value-type="float" office:value="-0.2366" calcext:value-type="float">
            <text:p>-0.2366</text:p>
          </table:table-cell>
          <table:table-cell table:style-name="ce10" table:formula="of:=SUM([.AK2:.AK45])" office:value-type="float" office:value="0.2789" calcext:value-type="float">
            <text:p>0.2789</text:p>
          </table:table-cell>
          <table:table-cell table:style-name="ce10" table:formula="of:=SUM([.AL2:.AL45])" office:value-type="float" office:value="-0.2085" calcext:value-type="float">
            <text:p>-0.2085</text:p>
          </table:table-cell>
          <table:table-cell table:style-name="ce10" table:formula="of:=SUM([.AM2:.AM45])" office:value-type="float" office:value="-0.045" calcext:value-type="float">
            <text:p>-0.045</text:p>
          </table:table-cell>
          <table:table-cell table:style-name="ce10" table:formula="of:=SUM([.AN2:.AN45])" office:value-type="float" office:value="-0.0367" calcext:value-type="float">
            <text:p>-0.0367</text:p>
          </table:table-cell>
          <table:table-cell table:style-name="ce10" table:formula="of:=SUM([.AO2:.AO45])" office:value-type="float" office:value="-0.2311" calcext:value-type="float">
            <text:p>-0.2311</text:p>
          </table:table-cell>
          <table:table-cell table:style-name="ce10" table:formula="of:=SUM([.AP2:.AP45])" office:value-type="float" office:value="0.1566" calcext:value-type="float">
            <text:p>0.1566</text:p>
          </table:table-cell>
          <table:table-cell table:style-name="ce10" table:formula="of:=SUM([.AQ2:.AQ45])" office:value-type="float" office:value="0.2134" calcext:value-type="float">
            <text:p>0.2134</text:p>
          </table:table-cell>
          <table:table-cell table:style-name="ce10" table:formula="of:=SUM([.AR2:.AR45])" office:value-type="float" office:value="0.3399" calcext:value-type="float">
            <text:p>0.3399</text:p>
          </table:table-cell>
          <table:table-cell table:style-name="ce10" table:formula="of:=SUM([.AS2:.AS45])" office:value-type="float" office:value="-0.0429" calcext:value-type="float">
            <text:p>-0.0429</text:p>
          </table:table-cell>
          <table:table-cell table:style-name="ce11" table:formula="of:= SUM([.B46:.AS46]) + SUM([.AT2:.AT45])" office:value-type="float" office:value="3.135" calcext:value-type="float">
            <text:p>3.135</text:p>
          </table:table-cell>
          <table:table-cell table:formula="of:=COUNTIF([.B46:.AT46]; &quot;&gt;0&quot;)" office:value-type="float" office:value="21" calcext:value-type="float">
            <text:p>21</text:p>
          </table:table-cell>
          <table:table-cell table:formula="of:=COUNTIF([.B46:.AT46]; &quot;&lt;0&quot;)" office:value-type="float" office:value="24" calcext:value-type="float">
            <text:p>24</text:p>
          </table:table-cell>
          <table:table-cell table:formula="of:=ROUND([.AU46]/[.AV46];1)" office:value-type="float" office:value="0.9" calcext:value-type="float">
            <text:p>0.9</text:p>
          </table:table-cell>
          <table:table-cell table:number-columns-repeated="16335"/>
        </table:table-row>
        <table:table-row table:style-name="ro1">
          <table:table-cell office:value-type="string" calcext:value-type="string">
            <text:p>Counters</text:p>
          </table:table-cell>
          <table:table-cell table:formula="of:=COUNTIF([.B2:.B46]; &quot;&gt;0&quot;)" office:value-type="float" office:value="3" calcext:value-type="float">
            <text:p>3</text:p>
          </table:table-cell>
          <table:table-cell table:formula="of:=COUNTIF([.C2:.C46]; &quot;&gt;0&quot;)" office:value-type="float" office:value="16" calcext:value-type="float">
            <text:p>16</text:p>
          </table:table-cell>
          <table:table-cell table:formula="of:=COUNTIF([.D2:.D46]; &quot;&gt;0&quot;)" office:value-type="float" office:value="13" calcext:value-type="float">
            <text:p>13</text:p>
          </table:table-cell>
          <table:table-cell table:formula="of:=COUNTIF([.E2:.E46]; &quot;&gt;0&quot;)" office:value-type="float" office:value="8" calcext:value-type="float">
            <text:p>8</text:p>
          </table:table-cell>
          <table:table-cell table:formula="of:=COUNTIF([.F2:.F46]; &quot;&gt;0&quot;)" office:value-type="float" office:value="15" calcext:value-type="float">
            <text:p>15</text:p>
          </table:table-cell>
          <table:table-cell table:formula="of:=COUNTIF([.G2:.G46]; &quot;&gt;0&quot;)" office:value-type="float" office:value="5" calcext:value-type="float">
            <text:p>5</text:p>
          </table:table-cell>
          <table:table-cell table:formula="of:=COUNTIF([.H2:.H46]; &quot;&gt;0&quot;)" office:value-type="float" office:value="13" calcext:value-type="float">
            <text:p>13</text:p>
          </table:table-cell>
          <table:table-cell table:formula="of:=COUNTIF([.I2:.I46]; &quot;&gt;0&quot;)" office:value-type="float" office:value="13" calcext:value-type="float">
            <text:p>13</text:p>
          </table:table-cell>
          <table:table-cell table:formula="of:=COUNTIF([.J2:.J46]; &quot;&gt;0&quot;)" office:value-type="float" office:value="7" calcext:value-type="float">
            <text:p>7</text:p>
          </table:table-cell>
          <table:table-cell table:formula="of:=COUNTIF([.K2:.K46]; &quot;&gt;0&quot;)" office:value-type="float" office:value="21" calcext:value-type="float">
            <text:p>21</text:p>
          </table:table-cell>
          <table:table-cell table:formula="of:=COUNTIF([.L2:.L46]; &quot;&gt;0&quot;)" office:value-type="float" office:value="25" calcext:value-type="float">
            <text:p>25</text:p>
          </table:table-cell>
          <table:table-cell table:formula="of:=COUNTIF([.M2:.M46]; &quot;&gt;0&quot;)" office:value-type="float" office:value="26" calcext:value-type="float">
            <text:p>26</text:p>
          </table:table-cell>
          <table:table-cell table:formula="of:=COUNTIF([.N2:.N46]; &quot;&gt;0&quot;)" office:value-type="float" office:value="9" calcext:value-type="float">
            <text:p>9</text:p>
          </table:table-cell>
          <table:table-cell table:formula="of:=COUNTIF([.O2:.O46]; &quot;&gt;0&quot;)" office:value-type="float" office:value="28" calcext:value-type="float">
            <text:p>28</text:p>
          </table:table-cell>
          <table:table-cell table:formula="of:=COUNTIF([.P2:.P46]; &quot;&gt;0&quot;)" office:value-type="float" office:value="20" calcext:value-type="float">
            <text:p>20</text:p>
          </table:table-cell>
          <table:table-cell table:formula="of:=COUNTIF([.Q2:.Q46]; &quot;&gt;0&quot;)" office:value-type="float" office:value="17" calcext:value-type="float">
            <text:p>17</text:p>
          </table:table-cell>
          <table:table-cell table:formula="of:=COUNTIF([.R2:.R46]; &quot;&gt;0&quot;)" office:value-type="float" office:value="5" calcext:value-type="float">
            <text:p>5</text:p>
          </table:table-cell>
          <table:table-cell table:formula="of:=COUNTIF([.S2:.S46]; &quot;&gt;0&quot;)" office:value-type="float" office:value="32" calcext:value-type="float">
            <text:p>32</text:p>
          </table:table-cell>
          <table:table-cell table:formula="of:=COUNTIF([.T2:.T46]; &quot;&gt;0&quot;)" office:value-type="float" office:value="11" calcext:value-type="float">
            <text:p>11</text:p>
          </table:table-cell>
          <table:table-cell table:formula="of:=COUNTIF([.U2:.U46]; &quot;&gt;0&quot;)" office:value-type="float" office:value="0" calcext:value-type="float">
            <text:p>0</text:p>
          </table:table-cell>
          <table:table-cell table:formula="of:=COUNTIF([.V2:.V46]; &quot;&gt;0&quot;)" office:value-type="float" office:value="8" calcext:value-type="float">
            <text:p>8</text:p>
          </table:table-cell>
          <table:table-cell table:formula="of:=COUNTIF([.W2:.W46]; &quot;&gt;0&quot;)" office:value-type="float" office:value="7" calcext:value-type="float">
            <text:p>7</text:p>
          </table:table-cell>
          <table:table-cell table:formula="of:=COUNTIF([.X2:.X46]; &quot;&gt;0&quot;)" office:value-type="float" office:value="9" calcext:value-type="float">
            <text:p>9</text:p>
          </table:table-cell>
          <table:table-cell table:formula="of:=COUNTIF([.Y2:.Y46]; &quot;&gt;0&quot;)" office:value-type="float" office:value="13" calcext:value-type="float">
            <text:p>13</text:p>
          </table:table-cell>
          <table:table-cell table:formula="of:=COUNTIF([.Z2:.Z46]; &quot;&gt;0&quot;)" office:value-type="float" office:value="13" calcext:value-type="float">
            <text:p>13</text:p>
          </table:table-cell>
          <table:table-cell table:formula="of:=COUNTIF([.AA2:.AA46]; &quot;&gt;0&quot;)" office:value-type="float" office:value="6" calcext:value-type="float">
            <text:p>6</text:p>
          </table:table-cell>
          <table:table-cell table:formula="of:=COUNTIF([.AB2:.AB46]; &quot;&gt;0&quot;)" office:value-type="float" office:value="15" calcext:value-type="float">
            <text:p>15</text:p>
          </table:table-cell>
          <table:table-cell table:formula="of:=COUNTIF([.AC2:.AC46]; &quot;&gt;0&quot;)" office:value-type="float" office:value="5" calcext:value-type="float">
            <text:p>5</text:p>
          </table:table-cell>
          <table:table-cell table:formula="of:=COUNTIF([.AD2:.AD46]; &quot;&gt;0&quot;)" office:value-type="float" office:value="17" calcext:value-type="float">
            <text:p>17</text:p>
          </table:table-cell>
          <table:table-cell table:formula="of:=COUNTIF([.AE2:.AE46]; &quot;&gt;0&quot;)" office:value-type="float" office:value="24" calcext:value-type="float">
            <text:p>24</text:p>
          </table:table-cell>
          <table:table-cell table:formula="of:=COUNTIF([.AF2:.AF46]; &quot;&gt;0&quot;)" office:value-type="float" office:value="11" calcext:value-type="float">
            <text:p>11</text:p>
          </table:table-cell>
          <table:table-cell table:formula="of:=COUNTIF([.AG2:.AG46]; &quot;&gt;0&quot;)" office:value-type="float" office:value="5" calcext:value-type="float">
            <text:p>5</text:p>
          </table:table-cell>
          <table:table-cell table:formula="of:=COUNTIF([.AH2:.AH46]; &quot;&gt;0&quot;)" office:value-type="float" office:value="16" calcext:value-type="float">
            <text:p>16</text:p>
          </table:table-cell>
          <table:table-cell table:formula="of:=COUNTIF([.AI2:.AI46]; &quot;&gt;0&quot;)" office:value-type="float" office:value="17" calcext:value-type="float">
            <text:p>17</text:p>
          </table:table-cell>
          <table:table-cell table:formula="of:=COUNTIF([.AJ2:.AJ46]; &quot;&gt;0&quot;)" office:value-type="float" office:value="6" calcext:value-type="float">
            <text:p>6</text:p>
          </table:table-cell>
          <table:table-cell table:formula="of:=COUNTIF([.AK2:.AK46]; &quot;&gt;0&quot;)" office:value-type="float" office:value="13" calcext:value-type="float">
            <text:p>13</text:p>
          </table:table-cell>
          <table:table-cell table:formula="of:=COUNTIF([.AL2:.AL46]; &quot;&gt;0&quot;)" office:value-type="float" office:value="8" calcext:value-type="float">
            <text:p>8</text:p>
          </table:table-cell>
          <table:table-cell table:formula="of:=COUNTIF([.AM2:.AM46]; &quot;&gt;0&quot;)" office:value-type="float" office:value="1" calcext:value-type="float">
            <text:p>1</text:p>
          </table:table-cell>
          <table:table-cell table:formula="of:=COUNTIF([.AN2:.AN46]; &quot;&gt;0&quot;)" office:value-type="float" office:value="10" calcext:value-type="float">
            <text:p>10</text:p>
          </table:table-cell>
          <table:table-cell table:formula="of:=COUNTIF([.AO2:.AO46]; &quot;&gt;0&quot;)" office:value-type="float" office:value="8" calcext:value-type="float">
            <text:p>8</text:p>
          </table:table-cell>
          <table:table-cell table:formula="of:=COUNTIF([.AP2:.AP46]; &quot;&gt;0&quot;)" office:value-type="float" office:value="7" calcext:value-type="float">
            <text:p>7</text:p>
          </table:table-cell>
          <table:table-cell table:formula="of:=COUNTIF([.AQ2:.AQ46]; &quot;&gt;0&quot;)" office:value-type="float" office:value="6" calcext:value-type="float">
            <text:p>6</text:p>
          </table:table-cell>
          <table:table-cell table:formula="of:=COUNTIF([.AR2:.AR46]; &quot;&gt;0&quot;)" office:value-type="float" office:value="21" calcext:value-type="float">
            <text:p>21</text:p>
          </table:table-cell>
          <table:table-cell table:formula="of:=COUNTIF([.AS2:.AS46]; &quot;&gt;0&quot;)" office:value-type="float" office:value="1" calcext:value-type="float">
            <text:p>1</text:p>
          </table:table-cell>
          <table:table-cell table:style-name="Default" table:formula="of:=COUNTIF([.AT2:.AT46]; &quot;&gt;0&quot;)" office:value-type="float" office:value="29" calcext:value-type="float">
            <text:p>2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Countered</text:p>
          </table:table-cell>
          <table:table-cell table:formula="of:=COUNTIF([.B3:.B47]; &quot;&lt;0&quot;)" office:value-type="float" office:value="27" calcext:value-type="float">
            <text:p>27</text:p>
          </table:table-cell>
          <table:table-cell table:formula="of:=COUNTIF([.C3:.C47]; &quot;&lt;0&quot;)" office:value-type="float" office:value="2" calcext:value-type="float">
            <text:p>2</text:p>
          </table:table-cell>
          <table:table-cell table:formula="of:=COUNTIF([.D3:.D47]; &quot;&lt;0&quot;)" office:value-type="float" office:value="12" calcext:value-type="float">
            <text:p>12</text:p>
          </table:table-cell>
          <table:table-cell table:formula="of:=COUNTIF([.E3:.E47]; &quot;&lt;0&quot;)" office:value-type="float" office:value="11" calcext:value-type="float">
            <text:p>11</text:p>
          </table:table-cell>
          <table:table-cell table:formula="of:=COUNTIF([.F3:.F47]; &quot;&lt;0&quot;)" office:value-type="float" office:value="13" calcext:value-type="float">
            <text:p>13</text:p>
          </table:table-cell>
          <table:table-cell table:formula="of:=COUNTIF([.G3:.G47]; &quot;&lt;0&quot;)" office:value-type="float" office:value="19" calcext:value-type="float">
            <text:p>19</text:p>
          </table:table-cell>
          <table:table-cell table:formula="of:=COUNTIF([.H3:.H47]; &quot;&lt;0&quot;)" office:value-type="float" office:value="15" calcext:value-type="float">
            <text:p>15</text:p>
          </table:table-cell>
          <table:table-cell table:formula="of:=COUNTIF([.I3:.I47]; &quot;&lt;0&quot;)" office:value-type="float" office:value="10" calcext:value-type="float">
            <text:p>10</text:p>
          </table:table-cell>
          <table:table-cell table:formula="of:=COUNTIF([.J3:.J47]; &quot;&lt;0&quot;)" office:value-type="float" office:value="20" calcext:value-type="float">
            <text:p>20</text:p>
          </table:table-cell>
          <table:table-cell table:formula="of:=COUNTIF([.K3:.K47]; &quot;&lt;0&quot;)" office:value-type="float" office:value="6" calcext:value-type="float">
            <text:p>6</text:p>
          </table:table-cell>
          <table:table-cell table:formula="of:=COUNTIF([.L3:.L47]; &quot;&lt;0&quot;)" office:value-type="float" office:value="2" calcext:value-type="float">
            <text:p>2</text:p>
          </table:table-cell>
          <table:table-cell table:formula="of:=COUNTIF([.M3:.M47]; &quot;&lt;0&quot;)" office:value-type="float" office:value="8" calcext:value-type="float">
            <text:p>8</text:p>
          </table:table-cell>
          <table:table-cell table:formula="of:=COUNTIF([.N3:.N47]; &quot;&lt;0&quot;)" office:value-type="float" office:value="21" calcext:value-type="float">
            <text:p>21</text:p>
          </table:table-cell>
          <table:table-cell table:formula="of:=COUNTIF([.O3:.O47]; &quot;&lt;0&quot;)" office:value-type="float" office:value="6" calcext:value-type="float">
            <text:p>6</text:p>
          </table:table-cell>
          <table:table-cell table:formula="of:=COUNTIF([.P3:.P47]; &quot;&lt;0&quot;)" office:value-type="float" office:value="7" calcext:value-type="float">
            <text:p>7</text:p>
          </table:table-cell>
          <table:table-cell table:formula="of:=COUNTIF([.Q3:.Q47]; &quot;&lt;0&quot;)" office:value-type="float" office:value="3" calcext:value-type="float">
            <text:p>3</text:p>
          </table:table-cell>
          <table:table-cell table:formula="of:=COUNTIF([.R3:.R47]; &quot;&lt;0&quot;)" office:value-type="float" office:value="15" calcext:value-type="float">
            <text:p>15</text:p>
          </table:table-cell>
          <table:table-cell table:formula="of:=COUNTIF([.S3:.S47]; &quot;&lt;0&quot;)" office:value-type="float" office:value="0" calcext:value-type="float">
            <text:p>0</text:p>
          </table:table-cell>
          <table:table-cell table:formula="of:=COUNTIF([.T3:.T47]; &quot;&lt;0&quot;)" office:value-type="float" office:value="24" calcext:value-type="float">
            <text:p>24</text:p>
          </table:table-cell>
          <table:table-cell table:formula="of:=COUNTIF([.U3:.U47]; &quot;&lt;0&quot;)" office:value-type="float" office:value="8" calcext:value-type="float">
            <text:p>8</text:p>
          </table:table-cell>
          <table:table-cell table:formula="of:=COUNTIF([.V3:.V47]; &quot;&lt;0&quot;)" office:value-type="float" office:value="21" calcext:value-type="float">
            <text:p>21</text:p>
          </table:table-cell>
          <table:table-cell table:formula="of:=COUNTIF([.W3:.W47]; &quot;&lt;0&quot;)" office:value-type="float" office:value="23" calcext:value-type="float">
            <text:p>23</text:p>
          </table:table-cell>
          <table:table-cell table:formula="of:=COUNTIF([.X3:.X47]; &quot;&lt;0&quot;)" office:value-type="float" office:value="19" calcext:value-type="float">
            <text:p>19</text:p>
          </table:table-cell>
          <table:table-cell table:formula="of:=COUNTIF([.Y3:.Y47]; &quot;&lt;0&quot;)" office:value-type="float" office:value="12" calcext:value-type="float">
            <text:p>12</text:p>
          </table:table-cell>
          <table:table-cell table:formula="of:=COUNTIF([.Z3:.Z47]; &quot;&lt;0&quot;)" office:value-type="float" office:value="16" calcext:value-type="float">
            <text:p>16</text:p>
          </table:table-cell>
          <table:table-cell table:formula="of:=COUNTIF([.AA3:.AA47]; &quot;&lt;0&quot;)" office:value-type="float" office:value="13" calcext:value-type="float">
            <text:p>13</text:p>
          </table:table-cell>
          <table:table-cell table:formula="of:=COUNTIF([.AB3:.AB47]; &quot;&lt;0&quot;)" office:value-type="float" office:value="10" calcext:value-type="float">
            <text:p>10</text:p>
          </table:table-cell>
          <table:table-cell table:formula="of:=COUNTIF([.AC3:.AC47]; &quot;&lt;0&quot;)" office:value-type="float" office:value="3" calcext:value-type="float">
            <text:p>3</text:p>
          </table:table-cell>
          <table:table-cell table:formula="of:=COUNTIF([.AD3:.AD47]; &quot;&lt;0&quot;)" office:value-type="float" office:value="9" calcext:value-type="float">
            <text:p>9</text:p>
          </table:table-cell>
          <table:table-cell table:formula="of:=COUNTIF([.AE3:.AE47]; &quot;&lt;0&quot;)" office:value-type="float" office:value="8" calcext:value-type="float">
            <text:p>8</text:p>
          </table:table-cell>
          <table:table-cell table:formula="of:=COUNTIF([.AF3:.AF47]; &quot;&lt;0&quot;)" office:value-type="float" office:value="15" calcext:value-type="float">
            <text:p>15</text:p>
          </table:table-cell>
          <table:table-cell table:formula="of:=COUNTIF([.AG3:.AG47]; &quot;&lt;0&quot;)" office:value-type="float" office:value="13" calcext:value-type="float">
            <text:p>13</text:p>
          </table:table-cell>
          <table:table-cell table:formula="of:=COUNTIF([.AH3:.AH47]; &quot;&lt;0&quot;)" office:value-type="float" office:value="16" calcext:value-type="float">
            <text:p>16</text:p>
          </table:table-cell>
          <table:table-cell table:formula="of:=COUNTIF([.AI3:.AI47]; &quot;&lt;0&quot;)" office:value-type="float" office:value="13" calcext:value-type="float">
            <text:p>13</text:p>
          </table:table-cell>
          <table:table-cell table:formula="of:=COUNTIF([.AJ3:.AJ47]; &quot;&lt;0&quot;)" office:value-type="float" office:value="11" calcext:value-type="float">
            <text:p>11</text:p>
          </table:table-cell>
          <table:table-cell table:formula="of:=COUNTIF([.AK3:.AK47]; &quot;&lt;0&quot;)" office:value-type="float" office:value="5" calcext:value-type="float">
            <text:p>5</text:p>
          </table:table-cell>
          <table:table-cell table:formula="of:=COUNTIF([.AL3:.AL47]; &quot;&lt;0&quot;)" office:value-type="float" office:value="11" calcext:value-type="float">
            <text:p>11</text:p>
          </table:table-cell>
          <table:table-cell table:formula="of:=COUNTIF([.AM3:.AM47]; &quot;&lt;0&quot;)" office:value-type="float" office:value="3" calcext:value-type="float">
            <text:p>3</text:p>
          </table:table-cell>
          <table:table-cell table:formula="of:=COUNTIF([.AN3:.AN47]; &quot;&lt;0&quot;)" office:value-type="float" office:value="13" calcext:value-type="float">
            <text:p>13</text:p>
          </table:table-cell>
          <table:table-cell table:formula="of:=COUNTIF([.AO3:.AO47]; &quot;&lt;0&quot;)" office:value-type="float" office:value="13" calcext:value-type="float">
            <text:p>13</text:p>
          </table:table-cell>
          <table:table-cell table:formula="of:=COUNTIF([.AP3:.AP47]; &quot;&lt;0&quot;)" office:value-type="float" office:value="3" calcext:value-type="float">
            <text:p>3</text:p>
          </table:table-cell>
          <table:table-cell table:formula="of:=COUNTIF([.AQ3:.AQ47]; &quot;&lt;0&quot;)" office:value-type="float" office:value="1" calcext:value-type="float">
            <text:p>1</text:p>
          </table:table-cell>
          <table:table-cell table:formula="of:=COUNTIF([.AR3:.AR47]; &quot;&lt;0&quot;)" office:value-type="float" office:value="11" calcext:value-type="float">
            <text:p>11</text:p>
          </table:table-cell>
          <table:table-cell table:formula="of:=COUNTIF([.AS3:.AS47]; &quot;&lt;0&quot;)" office:value-type="float" office:value="4" calcext:value-type="float">
            <text:p>4</text:p>
          </table:table-cell>
          <table:table-cell table:style-name="Default" table:formula="of:=COUNTIF([.AT3:.AT47]; &quot;&lt;0&quot;)" office:value-type="float" office:value="16" calcext:value-type="float">
            <text:p>16</text:p>
          </table:table-cell>
          <table:table-cell table:number-columns-repeated="16338"/>
        </table:table-row>
        <table:table-row table:style-name="ro1">
          <table:table-cell/>
          <table:table-cell table:formula="of:=ROUND([.B47]/[.B48];1)" office:value-type="float" office:value="0.1" calcext:value-type="float">
            <text:p>0.1</text:p>
          </table:table-cell>
          <table:table-cell table:formula="of:=ROUND([.C47]/[.C48];1)" office:value-type="float" office:value="8" calcext:value-type="float">
            <text:p>8</text:p>
          </table:table-cell>
          <table:table-cell table:formula="of:=ROUND([.D47]/[.D48];1)" office:value-type="float" office:value="1.1" calcext:value-type="float">
            <text:p>1.1</text:p>
          </table:table-cell>
          <table:table-cell table:formula="of:=ROUND([.E47]/[.E48];1)" office:value-type="float" office:value="0.7" calcext:value-type="float">
            <text:p>0.7</text:p>
          </table:table-cell>
          <table:table-cell table:formula="of:=ROUND([.F47]/[.F48];1)" office:value-type="float" office:value="1.2" calcext:value-type="float">
            <text:p>1.2</text:p>
          </table:table-cell>
          <table:table-cell table:formula="of:=ROUND([.G47]/[.G48];1)" office:value-type="float" office:value="0.3" calcext:value-type="float">
            <text:p>0.3</text:p>
          </table:table-cell>
          <table:table-cell table:formula="of:=ROUND([.H47]/[.H48];1)" office:value-type="float" office:value="0.9" calcext:value-type="float">
            <text:p>0.9</text:p>
          </table:table-cell>
          <table:table-cell table:formula="of:=ROUND([.I47]/[.I48];1)" office:value-type="float" office:value="1.3" calcext:value-type="float">
            <text:p>1.3</text:p>
          </table:table-cell>
          <table:table-cell table:formula="of:=ROUND([.J47]/[.J48];1)" office:value-type="float" office:value="0.4" calcext:value-type="float">
            <text:p>0.4</text:p>
          </table:table-cell>
          <table:table-cell table:formula="of:=ROUND([.K47]/[.K48];1)" office:value-type="float" office:value="3.5" calcext:value-type="float">
            <text:p>3.5</text:p>
          </table:table-cell>
          <table:table-cell table:formula="of:=ROUND([.L47]/[.L48];1)" office:value-type="float" office:value="12.5" calcext:value-type="float">
            <text:p>12.5</text:p>
          </table:table-cell>
          <table:table-cell table:formula="of:=ROUND([.M47]/[.M48];1)" office:value-type="float" office:value="3.3" calcext:value-type="float">
            <text:p>3.3</text:p>
          </table:table-cell>
          <table:table-cell table:formula="of:=ROUND([.N47]/[.N48];1)" office:value-type="float" office:value="0.4" calcext:value-type="float">
            <text:p>0.4</text:p>
          </table:table-cell>
          <table:table-cell table:formula="of:=ROUND([.O47]/[.O48];1)" office:value-type="float" office:value="4.7" calcext:value-type="float">
            <text:p>4.7</text:p>
          </table:table-cell>
          <table:table-cell table:formula="of:=ROUND([.P47]/[.P48];1)" office:value-type="float" office:value="2.9" calcext:value-type="float">
            <text:p>2.9</text:p>
          </table:table-cell>
          <table:table-cell table:formula="of:=ROUND([.Q47]/[.Q48];1)" office:value-type="float" office:value="5.7" calcext:value-type="float">
            <text:p>5.7</text:p>
          </table:table-cell>
          <table:table-cell table:formula="of:=ROUND([.R47]/[.R48];1)" office:value-type="float" office:value="0.3" calcext:value-type="float">
            <text:p>0.3</text:p>
          </table:table-cell>
          <table:table-cell table:formula="of:=ROUND([.S47]/[.S48];1)" office:value-type="string" office:string-value="" calcext:value-type="error">
            <text:p>#DIV/0!</text:p>
          </table:table-cell>
          <table:table-cell table:formula="of:=ROUND([.T47]/[.T48];1)" office:value-type="float" office:value="0.5" calcext:value-type="float">
            <text:p>0.5</text:p>
          </table:table-cell>
          <table:table-cell table:formula="of:=ROUND([.U47]/[.U48];1)" office:value-type="float" office:value="0" calcext:value-type="float">
            <text:p>0</text:p>
          </table:table-cell>
          <table:table-cell table:formula="of:=ROUND([.V47]/[.V48];1)" office:value-type="float" office:value="0.4" calcext:value-type="float">
            <text:p>0.4</text:p>
          </table:table-cell>
          <table:table-cell table:formula="of:=ROUND([.W47]/[.W48];1)" office:value-type="float" office:value="0.3" calcext:value-type="float">
            <text:p>0.3</text:p>
          </table:table-cell>
          <table:table-cell table:formula="of:=ROUND([.X47]/[.X48];1)" office:value-type="float" office:value="0.5" calcext:value-type="float">
            <text:p>0.5</text:p>
          </table:table-cell>
          <table:table-cell table:formula="of:=ROUND([.Y47]/[.Y48];1)" office:value-type="float" office:value="1.1" calcext:value-type="float">
            <text:p>1.1</text:p>
          </table:table-cell>
          <table:table-cell table:formula="of:=ROUND([.Z47]/[.Z48];1)" office:value-type="float" office:value="0.8" calcext:value-type="float">
            <text:p>0.8</text:p>
          </table:table-cell>
          <table:table-cell table:formula="of:=ROUND([.AA47]/[.AA48];1)" office:value-type="float" office:value="0.5" calcext:value-type="float">
            <text:p>0.5</text:p>
          </table:table-cell>
          <table:table-cell table:formula="of:=ROUND([.AB47]/[.AB48];1)" office:value-type="float" office:value="1.5" calcext:value-type="float">
            <text:p>1.5</text:p>
          </table:table-cell>
          <table:table-cell table:formula="of:=ROUND([.AC47]/[.AC48];1)" office:value-type="float" office:value="1.7" calcext:value-type="float">
            <text:p>1.7</text:p>
          </table:table-cell>
          <table:table-cell table:formula="of:=ROUND([.AD47]/[.AD48];1)" office:value-type="float" office:value="1.9" calcext:value-type="float">
            <text:p>1.9</text:p>
          </table:table-cell>
          <table:table-cell table:formula="of:=ROUND([.AE47]/[.AE48];1)" office:value-type="float" office:value="3" calcext:value-type="float">
            <text:p>3</text:p>
          </table:table-cell>
          <table:table-cell table:formula="of:=ROUND([.AF47]/[.AF48];1)" office:value-type="float" office:value="0.7" calcext:value-type="float">
            <text:p>0.7</text:p>
          </table:table-cell>
          <table:table-cell table:formula="of:=ROUND([.AG47]/[.AG48];1)" office:value-type="float" office:value="0.4" calcext:value-type="float">
            <text:p>0.4</text:p>
          </table:table-cell>
          <table:table-cell table:formula="of:=ROUND([.AH47]/[.AH48];1)" office:value-type="float" office:value="1" calcext:value-type="float">
            <text:p>1</text:p>
          </table:table-cell>
          <table:table-cell table:formula="of:=ROUND([.AI47]/[.AI48];1)" office:value-type="float" office:value="1.3" calcext:value-type="float">
            <text:p>1.3</text:p>
          </table:table-cell>
          <table:table-cell table:formula="of:=ROUND([.AJ47]/[.AJ48];1)" office:value-type="float" office:value="0.5" calcext:value-type="float">
            <text:p>0.5</text:p>
          </table:table-cell>
          <table:table-cell table:formula="of:=ROUND([.AK47]/[.AK48];1)" office:value-type="float" office:value="2.6" calcext:value-type="float">
            <text:p>2.6</text:p>
          </table:table-cell>
          <table:table-cell table:formula="of:=ROUND([.AL47]/[.AL48];1)" office:value-type="float" office:value="0.7" calcext:value-type="float">
            <text:p>0.7</text:p>
          </table:table-cell>
          <table:table-cell table:formula="of:=ROUND([.AM47]/[.AM48];1)" office:value-type="float" office:value="0.3" calcext:value-type="float">
            <text:p>0.3</text:p>
          </table:table-cell>
          <table:table-cell table:formula="of:=ROUND([.AN47]/[.AN48];1)" office:value-type="float" office:value="0.8" calcext:value-type="float">
            <text:p>0.8</text:p>
          </table:table-cell>
          <table:table-cell table:formula="of:=ROUND([.AO47]/[.AO48];1)" office:value-type="float" office:value="0.6" calcext:value-type="float">
            <text:p>0.6</text:p>
          </table:table-cell>
          <table:table-cell table:formula="of:=ROUND([.AP47]/[.AP48];1)" office:value-type="float" office:value="2.3" calcext:value-type="float">
            <text:p>2.3</text:p>
          </table:table-cell>
          <table:table-cell table:formula="of:=ROUND([.AQ47]/[.AQ48];1)" office:value-type="float" office:value="6" calcext:value-type="float">
            <text:p>6</text:p>
          </table:table-cell>
          <table:table-cell table:formula="of:=ROUND([.AR47]/[.AR48];1)" office:value-type="float" office:value="1.9" calcext:value-type="float">
            <text:p>1.9</text:p>
          </table:table-cell>
          <table:table-cell table:formula="of:=ROUND([.AS47]/[.AS48];1)" office:value-type="float" office:value="0.3" calcext:value-type="float">
            <text:p>0.3</text:p>
          </table:table-cell>
          <table:table-cell table:style-name="Default" table:formula="of:=ROUND([.AT47]/[.AT48];1)" office:value-type="float" office:value="1.8" calcext:value-type="float">
            <text:p>1.8</text:p>
          </table:table-cell>
          <table:table-cell table:number-columns-repeated="16338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output.B2:output.AT46">
            <calcext:condition calcext:apply-style-name="Untitled2" calcext:value="&gt;0" calcext:base-cell-address="output.B2"/>
            <calcext:condition calcext:apply-style-name="Untitled1" calcext:value="&lt;0" calcext:base-cell-address="output.B2"/>
            <calcext:condition calcext:apply-style-name="Untitled3" calcext:value="=0" calcext:base-cell-address="output.B2"/>
          </calcext:conditional-format>
        </calcext:conditional-formats>
      </table:table>
      <table:named-expressions/>
      <table:database-ranges>
        <table:database-range table:name="__Anonymous_Sheet_DB__0" table:target-range-address="output.A46:output.XFD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d8ce"/>
    </style:style>
    <style:style style:name="Untitled2" style:family="table-cell" style:parent-style-name="Default">
      <style:table-cell-properties fo:background-color="#f6f9d4"/>
    </style:style>
    <style:style style:name="Untitled3" style:family="table-cell" style:parent-style-name="Default">
      <style:table-cell-properties fo:background-color="#eeeee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8:26:33.666546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16:53:47.913846012</dc:date>
    <meta:editing-duration>PT1H53M43S</meta:editing-duration>
    <meta:editing-cycles>2</meta:editing-cycles>
    <meta:generator>LibreOffice/7.5.3.2$Linux_X86_64 LibreOffice_project/50$Build-2</meta:generator>
    <meta:document-statistic meta:table-count="1" meta:cell-count="2390" meta:object-count="0"/>
  </office:meta>
</office:document-meta>
</file>